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libri1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6.346cm"/>
    </style:style>
    <style:style style:name="co3" style:family="table-column">
      <style:table-column-properties fo:break-before="auto" style:column-width="4.988cm"/>
    </style:style>
    <style:style style:name="co4" style:family="table-column">
      <style:table-column-properties fo:break-before="auto" style:column-width="19.5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6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3.612cm" fo:break-before="auto" style:use-optimal-row-height="true"/>
    </style:style>
    <style:style style:name="ro6" style:family="table-row">
      <style:table-row-properties style:row-height="3.103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242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9" style:family="table-cell" style:parent-style-name="Default">
      <style:table-cell-properties style:diagonal-bl-tr="none" style:diagonal-tl-br="none" fo:border="0.74pt solid #000000" style:rotation-align="none"/>
      <style:text-properties fo:color="#33333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ackground-color="#f9f9f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4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4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2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8" style:family="table-cell" style:parent-style-name="Default" style:data-style-name="N0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0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 style:data-style-name="N0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#REF!=&quot;PENDENTE&quot;)" style:apply-style-name="ConditionalStyle_5f_132" style:base-cell-address="Planilha1.A1086"/>
      <style:map style:condition="is-true-formula(#REF!=&quot;PENDENTE&quot;)" style:apply-style-name="ConditionalStyle_5f_133" style:base-cell-address="Planilha1.A1086"/>
      <style:map style:condition="is-true-formula(#REF!=&quot;PENDENTE&quot;)" style:apply-style-name="ConditionalStyle_5f_134" style:base-cell-address="Planilha1.A1086"/>
      <style:map style:condition="is-true-formula(#REF!=&quot;PENDENTE&quot;)" style:apply-style-name="ConditionalStyle_5f_3" style:base-cell-address="Planilha1.A1086"/>
      <style:map style:condition="is-true-formula(#REF!=&quot;PENDENTE&quot;)" style:apply-style-name="ConditionalStyle_5f_135" style:base-cell-address="Planilha1.A1086"/>
      <style:map style:condition="is-true-formula(#REF!=&quot;REPROVADO&quot;)" style:apply-style-name="ConditionalStyle_5f_136" style:base-cell-address="Planilha1.A1086"/>
      <style:map style:condition="is-true-formula(#REF!=&quot;REPROVADO&quot;)" style:apply-style-name="ConditionalStyle_5f_137" style:base-cell-address="Planilha1.A1086"/>
    </style:style>
    <style:style style:name="ce105" style:family="table-cell" style:parent-style-name="Default" style:data-style-name="N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 style:data-style-name="N0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 style:data-style-name="N0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#REF!=&quot;PENDENTE&quot;)" style:apply-style-name="ConditionalStyle_5f_95" style:base-cell-address="Planilha1.A1102"/>
    </style:style>
    <style:style style:name="ce256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PENDENTE&quot;)" style:apply-style-name="ConditionalStyle_5f_250" style:base-cell-address="Planilha1.B2"/>
      <style:map style:condition="is-true-formula(#REF!=&quot;PENDENTE&quot;)" style:apply-style-name="ConditionalStyle_5f_249" style:base-cell-address="Planilha1.B2"/>
    </style:style>
    <style:style style:name="ce2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PENDENTE&quot;)" style:apply-style-name="ConditionalStyle_5f_250" style:base-cell-address="Planilha1.B2"/>
      <style:map style:condition="is-true-formula(#REF!=&quot;PENDENTE&quot;)" style:apply-style-name="ConditionalStyle_5f_249" style:base-cell-address="Planilha1.B2"/>
    </style:style>
    <style:style style:name="ce259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REPROVADO&quot;)" style:apply-style-name="ConditionalStyle_5f_308" style:base-cell-address="Planilha1.B44"/>
      <style:map style:condition="is-true-formula(#REF!=&quot;PENDENTE&quot;)" style:apply-style-name="Default" style:base-cell-address="Planilha1.B44"/>
      <style:map style:condition="is-true-formula(#REF!=&quot;REPROVADO&quot;)" style:apply-style-name="ConditionalStyle_5f_307" style:base-cell-address="Planilha1.B44"/>
      <style:map style:condition="is-true-formula(#REF!=&quot;PENDENTE&quot;)" style:apply-style-name="ConditionalStyle_5f_306" style:base-cell-address="Planilha1.B44"/>
    </style:style>
    <style:style style:name="ce260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REPROVADO&quot;)" style:apply-style-name="ConditionalStyle_5f_308" style:base-cell-address="Planilha1.B44"/>
      <style:map style:condition="is-true-formula(#REF!=&quot;PENDENTE&quot;)" style:apply-style-name="Default" style:base-cell-address="Planilha1.B44"/>
      <style:map style:condition="is-true-formula(#REF!=&quot;REPROVADO&quot;)" style:apply-style-name="ConditionalStyle_5f_307" style:base-cell-address="Planilha1.B44"/>
      <style:map style:condition="is-true-formula(#REF!=&quot;PENDENTE&quot;)" style:apply-style-name="ConditionalStyle_5f_306" style:base-cell-address="Planilha1.B44"/>
    </style:style>
    <style:style style:name="ce26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PENDENTE&quot;)" style:apply-style-name="ConditionalStyle_5f_250" style:base-cell-address="Planilha1.B2"/>
      <style:map style:condition="is-true-formula(#REF!=&quot;PENDENTE&quot;)" style:apply-style-name="ConditionalStyle_5f_249" style:base-cell-address="Planilha1.B2"/>
    </style:style>
    <style:style style:name="ce262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PENDENTE&quot;)" style:apply-style-name="ConditionalStyle_5f_250" style:base-cell-address="Planilha1.B2"/>
      <style:map style:condition="is-true-formula(#REF!=&quot;PENDENTE&quot;)" style:apply-style-name="ConditionalStyle_5f_249" style:base-cell-address="Planilha1.B2"/>
    </style:style>
    <style:style style:name="ce26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REPROVADO&quot;)" style:apply-style-name="ConditionalStyle_5f_236" style:base-cell-address="Planilha1.B333"/>
      <style:map style:condition="is-true-formula(#REF!=&quot;PENDENTE&quot;)" style:apply-style-name="Default" style:base-cell-address="Planilha1.B333"/>
      <style:map style:condition="is-true-formula(#REF!=&quot;REPROVADO&quot;)" style:apply-style-name="ConditionalStyle_5f_299" style:base-cell-address="Planilha1.B333"/>
      <style:map style:condition="is-true-formula(#REF!=&quot;PENDENTE&quot;)" style:apply-style-name="ConditionalStyle_5f_298" style:base-cell-address="Planilha1.B333"/>
      <style:map style:condition="is-true-formula(#REF!=&quot;PENDENTE&quot;)" style:apply-style-name="ConditionalStyle_5f_297" style:base-cell-address="Planilha1.B333"/>
      <style:map style:condition="is-true-formula(#REF!=&quot;PENDENTE&quot;)" style:apply-style-name="ConditionalStyle_5f_296" style:base-cell-address="Planilha1.B333"/>
      <style:map style:condition="is-true-formula(#REF!=&quot;PENDENTE&quot;)" style:apply-style-name="ConditionalStyle_5f_295" style:base-cell-address="Planilha1.B333"/>
      <style:map style:condition="is-true-formula(#REF!=&quot;PENDENTE&quot;)" style:apply-style-name="ConditionalStyle_5f_294" style:base-cell-address="Planilha1.B333"/>
      <style:map style:condition="is-true-formula(#REF!=&quot;PENDENTE&quot;)" style:apply-style-name="ConditionalStyle_5f_293" style:base-cell-address="Planilha1.B333"/>
      <style:map style:condition="is-true-formula(#REF!=&quot;PENDENTE&quot;)" style:apply-style-name="ConditionalStyle_5f_292" style:base-cell-address="Planilha1.B333"/>
      <style:map style:condition="is-true-formula(#REF!=&quot;PENDENTE&quot;)" style:apply-style-name="ConditionalStyle_5f_291" style:base-cell-address="Planilha1.B333"/>
    </style:style>
    <style:style style:name="ce268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REPROVADO&quot;)" style:apply-style-name="ConditionalStyle_5f_301" style:base-cell-address="Planilha1.B2"/>
    </style:style>
    <style:style style:name="ce26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REPROVADO&quot;)" style:apply-style-name="ConditionalStyle_5f_301" style:base-cell-address="Planilha1.B2"/>
    </style:style>
    <style:style style:name="ce270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PENDENTE&quot;)" style:apply-style-name="ConditionalStyle_5f_250" style:base-cell-address="Planilha1.B2"/>
      <style:map style:condition="is-true-formula(#REF!=&quot;PENDENTE&quot;)" style:apply-style-name="ConditionalStyle_5f_249" style:base-cell-address="Planilha1.B2"/>
    </style:style>
    <style:style style:name="ce27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PENDENTE&quot;)" style:apply-style-name="ConditionalStyle_5f_250" style:base-cell-address="Planilha1.B2"/>
      <style:map style:condition="is-true-formula(#REF!=&quot;PENDENTE&quot;)" style:apply-style-name="ConditionalStyle_5f_249" style:base-cell-address="Planilha1.B2"/>
    </style:style>
    <style:style style:name="ce27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is-true-formula(#REF!=&quot;REPROVADO&quot;)" style:apply-style-name="ConditionalStyle_5f_301" style:base-cell-address="Planilha1.B2"/>
    </style:style>
    <style:style style:name="ce27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REPROVADO&quot;)" style:apply-style-name="ConditionalStyle_5f_204" style:base-cell-address="Planilha1.B437"/>
      <style:map style:condition="is-true-formula(#REF!=&quot;PENDENTE&quot;)" style:apply-style-name="Default" style:base-cell-address="Planilha1.B437"/>
      <style:map style:condition="is-true-formula(#REF!=&quot;REPROVADO&quot;)" style:apply-style-name="ConditionalStyle_5f_203" style:base-cell-address="Planilha1.B437"/>
      <style:map style:condition="is-true-formula(#REF!=&quot;PENDENTE&quot;)" style:apply-style-name="ConditionalStyle_5f_202" style:base-cell-address="Planilha1.B437"/>
      <style:map style:condition="is-true-formula(#REF!=&quot;PENDENTE&quot;)" style:apply-style-name="ConditionalStyle_5f_201" style:base-cell-address="Planilha1.B437"/>
      <style:map style:condition="is-true-formula(#REF!=&quot;PENDENTE&quot;)" style:apply-style-name="ConditionalStyle_5f_200" style:base-cell-address="Planilha1.B437"/>
      <style:map style:condition="is-true-formula(#REF!=&quot;PENDENTE&quot;)" style:apply-style-name="ConditionalStyle_5f_199" style:base-cell-address="Planilha1.B437"/>
      <style:map style:condition="is-true-formula(#REF!=&quot;PENDENTE&quot;)" style:apply-style-name="ConditionalStyle_5f_198" style:base-cell-address="Planilha1.B437"/>
      <style:map style:condition="is-true-formula(#REF!=&quot;PENDENTE&quot;)" style:apply-style-name="ConditionalStyle_5f_197" style:base-cell-address="Planilha1.B437"/>
      <style:map style:condition="is-true-formula(#REF!=&quot;PENDENTE&quot;)" style:apply-style-name="ConditionalStyle_5f_196" style:base-cell-address="Planilha1.B437"/>
      <style:map style:condition="is-true-formula(#REF!=&quot;PENDENTE&quot;)" style:apply-style-name="ConditionalStyle_5f_195" style:base-cell-address="Planilha1.B437"/>
    </style:style>
    <style:style style:name="ce27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REPROVADO&quot;)" style:apply-style-name="ConditionalStyle_5f_301" style:base-cell-address="Planilha1.B2"/>
    </style:style>
    <style:style style:name="ce27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REPROVADO&quot;)" style:apply-style-name="ConditionalStyle_5f_301" style:base-cell-address="Planilha1.B2"/>
    </style:style>
    <style:style style:name="ce28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is-true-formula(#REF!=&quot;REPROVADO&quot;)" style:apply-style-name="ConditionalStyle_5f_290" style:base-cell-address="Planilha1.B443"/>
      <style:map style:condition="is-true-formula(#REF!=&quot;PENDENTE&quot;)" style:apply-style-name="Default" style:base-cell-address="Planilha1.B443"/>
      <style:map style:condition="is-true-formula(#REF!=&quot;REPROVADO&quot;)" style:apply-style-name="ConditionalStyle_5f_289" style:base-cell-address="Planilha1.B443"/>
      <style:map style:condition="is-true-formula(#REF!=&quot;PENDENTE&quot;)" style:apply-style-name="ConditionalStyle_5f_288" style:base-cell-address="Planilha1.B443"/>
      <style:map style:condition="is-true-formula(#REF!=&quot;PENDENTE&quot;)" style:apply-style-name="ConditionalStyle_5f_287" style:base-cell-address="Planilha1.B443"/>
      <style:map style:condition="is-true-formula(#REF!=&quot;PENDENTE&quot;)" style:apply-style-name="ConditionalStyle_5f_286" style:base-cell-address="Planilha1.B443"/>
      <style:map style:condition="is-true-formula(#REF!=&quot;PENDENTE&quot;)" style:apply-style-name="ConditionalStyle_5f_285" style:base-cell-address="Planilha1.B443"/>
      <style:map style:condition="is-true-formula(#REF!=&quot;PENDENTE&quot;)" style:apply-style-name="ConditionalStyle_5f_284" style:base-cell-address="Planilha1.B443"/>
      <style:map style:condition="is-true-formula(#REF!=&quot;PENDENTE&quot;)" style:apply-style-name="ConditionalStyle_5f_283" style:base-cell-address="Planilha1.B443"/>
      <style:map style:condition="is-true-formula(#REF!=&quot;PENDENTE&quot;)" style:apply-style-name="ConditionalStyle_5f_282" style:base-cell-address="Planilha1.B443"/>
      <style:map style:condition="is-true-formula(#REF!=&quot;PENDENTE&quot;)" style:apply-style-name="ConditionalStyle_5f_281" style:base-cell-address="Planilha1.B443"/>
    </style:style>
    <style:style style:name="ce28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PENDENTE&quot;)" style:apply-style-name="ConditionalStyle_5f_250" style:base-cell-address="Planilha1.B2"/>
      <style:map style:condition="is-true-formula(#REF!=&quot;PENDENTE&quot;)" style:apply-style-name="ConditionalStyle_5f_249" style:base-cell-address="Planilha1.B2"/>
    </style:style>
    <style:style style:name="ce28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REPROVADO&quot;)" style:apply-style-name="ConditionalStyle_5f_277" style:base-cell-address="Planilha1.B457"/>
      <style:map style:condition="is-true-formula(#REF!=&quot;PENDENTE&quot;)" style:apply-style-name="Default" style:base-cell-address="Planilha1.B457"/>
      <style:map style:condition="is-true-formula(#REF!=&quot;REPROVADO&quot;)" style:apply-style-name="ConditionalStyle_5f_276" style:base-cell-address="Planilha1.B457"/>
      <style:map style:condition="is-true-formula(#REF!=&quot;PENDENTE&quot;)" style:apply-style-name="ConditionalStyle_5f_275" style:base-cell-address="Planilha1.B457"/>
      <style:map style:condition="is-true-formula(#REF!=&quot;PENDENTE&quot;)" style:apply-style-name="ConditionalStyle_5f_274" style:base-cell-address="Planilha1.B457"/>
      <style:map style:condition="is-true-formula(#REF!=&quot;PENDENTE&quot;)" style:apply-style-name="ConditionalStyle_5f_273" style:base-cell-address="Planilha1.B457"/>
      <style:map style:condition="is-true-formula(#REF!=&quot;PENDENTE&quot;)" style:apply-style-name="ConditionalStyle_5f_272" style:base-cell-address="Planilha1.B457"/>
      <style:map style:condition="is-true-formula(#REF!=&quot;PENDENTE&quot;)" style:apply-style-name="ConditionalStyle_5f_271" style:base-cell-address="Planilha1.B457"/>
      <style:map style:condition="is-true-formula(#REF!=&quot;PENDENTE&quot;)" style:apply-style-name="ConditionalStyle_5f_280" style:base-cell-address="Planilha1.B457"/>
      <style:map style:condition="is-true-formula(#REF!=&quot;PENDENTE&quot;)" style:apply-style-name="ConditionalStyle_5f_279" style:base-cell-address="Planilha1.B457"/>
      <style:map style:condition="is-true-formula(#REF!=&quot;PENDENTE&quot;)" style:apply-style-name="ConditionalStyle_5f_278" style:base-cell-address="Planilha1.B457"/>
    </style:style>
    <style:style style:name="ce2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REPROVADO&quot;)" style:apply-style-name="ConditionalStyle_5f_270" style:base-cell-address="Planilha1.B472"/>
      <style:map style:condition="is-true-formula(#REF!=&quot;PENDENTE&quot;)" style:apply-style-name="Default" style:base-cell-address="Planilha1.B472"/>
      <style:map style:condition="is-true-formula(#REF!=&quot;REPROVADO&quot;)" style:apply-style-name="ConditionalStyle_5f_269" style:base-cell-address="Planilha1.B472"/>
      <style:map style:condition="is-true-formula(#REF!=&quot;PENDENTE&quot;)" style:apply-style-name="ConditionalStyle_5f_268" style:base-cell-address="Planilha1.B472"/>
      <style:map style:condition="is-true-formula(#REF!=&quot;PENDENTE&quot;)" style:apply-style-name="ConditionalStyle_5f_267" style:base-cell-address="Planilha1.B472"/>
      <style:map style:condition="is-true-formula(#REF!=&quot;PENDENTE&quot;)" style:apply-style-name="ConditionalStyle_5f_266" style:base-cell-address="Planilha1.B472"/>
      <style:map style:condition="is-true-formula(#REF!=&quot;PENDENTE&quot;)" style:apply-style-name="ConditionalStyle_5f_265" style:base-cell-address="Planilha1.B472"/>
      <style:map style:condition="is-true-formula(#REF!=&quot;PENDENTE&quot;)" style:apply-style-name="ConditionalStyle_5f_264" style:base-cell-address="Planilha1.B472"/>
      <style:map style:condition="is-true-formula(#REF!=&quot;PENDENTE&quot;)" style:apply-style-name="ConditionalStyle_5f_263" style:base-cell-address="Planilha1.B472"/>
      <style:map style:condition="is-true-formula(#REF!=&quot;PENDENTE&quot;)" style:apply-style-name="ConditionalStyle_5f_262" style:base-cell-address="Planilha1.B472"/>
      <style:map style:condition="is-true-formula(#REF!=&quot;PENDENTE&quot;)" style:apply-style-name="ConditionalStyle_5f_261" style:base-cell-address="Planilha1.B472"/>
    </style:style>
    <style:style style:name="ce28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REPROVADO&quot;)" style:apply-style-name="ConditionalStyle_5f_260" style:base-cell-address="Planilha1.B481"/>
      <style:map style:condition="is-true-formula(#REF!=&quot;PENDENTE&quot;)" style:apply-style-name="Default" style:base-cell-address="Planilha1.B481"/>
      <style:map style:condition="is-true-formula(#REF!=&quot;REPROVADO&quot;)" style:apply-style-name="ConditionalStyle_5f_259" style:base-cell-address="Planilha1.B481"/>
      <style:map style:condition="is-true-formula(#REF!=&quot;PENDENTE&quot;)" style:apply-style-name="ConditionalStyle_5f_258" style:base-cell-address="Planilha1.B481"/>
      <style:map style:condition="is-true-formula(#REF!=&quot;PENDENTE&quot;)" style:apply-style-name="ConditionalStyle_5f_257" style:base-cell-address="Planilha1.B481"/>
      <style:map style:condition="is-true-formula(#REF!=&quot;PENDENTE&quot;)" style:apply-style-name="ConditionalStyle_5f_256" style:base-cell-address="Planilha1.B481"/>
      <style:map style:condition="is-true-formula(#REF!=&quot;PENDENTE&quot;)" style:apply-style-name="ConditionalStyle_5f_255" style:base-cell-address="Planilha1.B481"/>
      <style:map style:condition="is-true-formula(#REF!=&quot;PENDENTE&quot;)" style:apply-style-name="ConditionalStyle_5f_254" style:base-cell-address="Planilha1.B481"/>
      <style:map style:condition="is-true-formula(#REF!=&quot;PENDENTE&quot;)" style:apply-style-name="ConditionalStyle_5f_253" style:base-cell-address="Planilha1.B481"/>
      <style:map style:condition="is-true-formula(#REF!=&quot;PENDENTE&quot;)" style:apply-style-name="ConditionalStyle_5f_252" style:base-cell-address="Planilha1.B481"/>
      <style:map style:condition="is-true-formula(#REF!=&quot;PENDENTE&quot;)" style:apply-style-name="ConditionalStyle_5f_251" style:base-cell-address="Planilha1.B481"/>
    </style:style>
    <style:style style:name="ce286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is-true-formula(#REF!=&quot;PENDENTE&quot;)" style:apply-style-name="ConditionalStyle_5f_250" style:base-cell-address="Planilha1.B2"/>
      <style:map style:condition="is-true-formula(#REF!=&quot;PENDENTE&quot;)" style:apply-style-name="ConditionalStyle_5f_249" style:base-cell-address="Planilha1.B2"/>
    </style:style>
    <style:style style:name="ce28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fo:border="0.74pt solid #000000" style:rotation-align="none"/>
      <style:text-properties fo:color="#333333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REPROVADO&quot;)" style:apply-style-name="ConditionalStyle_5f_204" style:base-cell-address="Planilha1.B437"/>
      <style:map style:condition="is-true-formula(#REF!=&quot;PENDENTE&quot;)" style:apply-style-name="Default" style:base-cell-address="Planilha1.B437"/>
      <style:map style:condition="is-true-formula(#REF!=&quot;REPROVADO&quot;)" style:apply-style-name="ConditionalStyle_5f_203" style:base-cell-address="Planilha1.B437"/>
      <style:map style:condition="is-true-formula(#REF!=&quot;PENDENTE&quot;)" style:apply-style-name="ConditionalStyle_5f_202" style:base-cell-address="Planilha1.B437"/>
      <style:map style:condition="is-true-formula(#REF!=&quot;PENDENTE&quot;)" style:apply-style-name="ConditionalStyle_5f_201" style:base-cell-address="Planilha1.B437"/>
      <style:map style:condition="is-true-formula(#REF!=&quot;PENDENTE&quot;)" style:apply-style-name="ConditionalStyle_5f_200" style:base-cell-address="Planilha1.B437"/>
      <style:map style:condition="is-true-formula(#REF!=&quot;PENDENTE&quot;)" style:apply-style-name="ConditionalStyle_5f_199" style:base-cell-address="Planilha1.B437"/>
      <style:map style:condition="is-true-formula(#REF!=&quot;PENDENTE&quot;)" style:apply-style-name="ConditionalStyle_5f_198" style:base-cell-address="Planilha1.B437"/>
      <style:map style:condition="is-true-formula(#REF!=&quot;PENDENTE&quot;)" style:apply-style-name="ConditionalStyle_5f_197" style:base-cell-address="Planilha1.B437"/>
      <style:map style:condition="is-true-formula(#REF!=&quot;PENDENTE&quot;)" style:apply-style-name="ConditionalStyle_5f_196" style:base-cell-address="Planilha1.B437"/>
      <style:map style:condition="is-true-formula(#REF!=&quot;PENDENTE&quot;)" style:apply-style-name="ConditionalStyle_5f_195" style:base-cell-address="Planilha1.B437"/>
    </style:style>
    <style:style style:name="ce298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diagonal-bl-tr="none" style:diagonal-tl-br="none" fo:border="0.74pt solid #000000" style:rotation-align="non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1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4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06" style:family="table-cell" style:parent-style-name="Default">
      <style:table-cell-properties style:diagonal-bl-tr="none" style:diagonal-tl-br="none" fo:border="0.74pt solid #000000" style:rotation-align="none"/>
    </style:style>
    <style:style style:name="ce307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9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315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#REF!=&quot;REPROVADO&quot;)" style:apply-style-name="ConditionalStyle_5f_301" style:base-cell-address="Planilha1.B2"/>
    </style:style>
    <style:style style:name="ce175" style:family="table-cell" style:parent-style-name="Default" style:data-style-name="N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42424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 style:data-style-name="N0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#REF!=&quot;PENDENTE&quot;)" style:apply-style-name="ConditionalStyle_5f_95" style:base-cell-address="Planilha1.A1102"/>
    </style:style>
    <style:style style:name="ce322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PENDENTE&quot;)" style:apply-style-name="ConditionalStyle_5f_250" style:base-cell-address="Planilha1.B2"/>
      <style:map style:condition="is-true-formula(#REF!=&quot;PENDENTE&quot;)" style:apply-style-name="ConditionalStyle_5f_249" style:base-cell-address="Planilha1.B2"/>
    </style:style>
    <style:style style:name="ce32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PENDENTE&quot;)" style:apply-style-name="ConditionalStyle_5f_250" style:base-cell-address="Planilha1.B2"/>
      <style:map style:condition="is-true-formula(#REF!=&quot;PENDENTE&quot;)" style:apply-style-name="ConditionalStyle_5f_249" style:base-cell-address="Planilha1.B2"/>
    </style:style>
    <style:style style:name="ce324" style:family="table-cell" style:parent-style-name="Default">
      <style:table-cell-properties style:diagonal-bl-tr="none" style:diagonal-tl-br="none" fo:border="0.74pt solid #000000" style:rotation-align="none"/>
      <style:text-properties fo:color="#24242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4242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is-true-formula(#REF!=&quot;PENDENTE&quot;)" style:apply-style-name="ConditionalStyle_5f_250" style:base-cell-address="Planilha1.B2"/>
      <style:map style:condition="is-true-formula(#REF!=&quot;PENDENTE&quot;)" style:apply-style-name="ConditionalStyle_5f_249" style:base-cell-address="Planilha1.B2"/>
    </style:style>
    <style:style style:name="ce327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REPROVADO&quot;)" style:apply-style-name="ConditionalStyle_5f_301" style:base-cell-address="Planilha1.B2"/>
    </style:style>
    <style:style style:name="ce329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REPROVADO&quot;)" style:apply-style-name="ConditionalStyle_5f_301" style:base-cell-address="Planilha1.B2"/>
    </style:style>
    <style:style style:name="ce330" style:family="table-cell" style:parent-style-name="Default">
      <style:table-cell-properties style:diagonal-bl-tr="none" style:diagonal-tl-br="none" fo:border="0.74pt solid #000000" style:rotation-align="none"/>
      <style:text-properties fo:color="#44444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REPROVADO&quot;)" style:apply-style-name="ConditionalStyle_5f_221" style:base-cell-address="Planilha1.C469"/>
      <style:map style:condition="is-true-formula(#REF!=&quot;PENDENTE&quot;)" style:apply-style-name="Default" style:base-cell-address="Planilha1.C469"/>
      <style:map style:condition="is-true-formula(#REF!=&quot;REPROVADO&quot;)" style:apply-style-name="ConditionalStyle_5f_220" style:base-cell-address="Planilha1.C469"/>
      <style:map style:condition="is-true-formula(#REF!=&quot;PENDENTE&quot;)" style:apply-style-name="ConditionalStyle_5f_219" style:base-cell-address="Planilha1.C469"/>
      <style:map style:condition="is-true-formula(#REF!=&quot;PENDENTE&quot;)" style:apply-style-name="ConditionalStyle_5f_218" style:base-cell-address="Planilha1.C469"/>
      <style:map style:condition="is-true-formula(#REF!=&quot;PENDENTE&quot;)" style:apply-style-name="ConditionalStyle_5f_217" style:base-cell-address="Planilha1.C469"/>
      <style:map style:condition="is-true-formula(#REF!=&quot;PENDENTE&quot;)" style:apply-style-name="ConditionalStyle_5f_216" style:base-cell-address="Planilha1.C469"/>
      <style:map style:condition="is-true-formula(#REF!=&quot;PENDENTE&quot;)" style:apply-style-name="ConditionalStyle_5f_215" style:base-cell-address="Planilha1.C469"/>
    </style:style>
    <style:style style:name="ce33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#REF!=&quot;REPROVADO&quot;)" style:apply-style-name="ConditionalStyle_5f_247" style:base-cell-address="Planilha1.C470"/>
      <style:map style:condition="is-true-formula(#REF!=&quot;PENDENTE&quot;)" style:apply-style-name="Default" style:base-cell-address="Planilha1.C470"/>
      <style:map style:condition="is-true-formula(#REF!=&quot;REPROVADO&quot;)" style:apply-style-name="ConditionalStyle_5f_246" style:base-cell-address="Planilha1.C470"/>
      <style:map style:condition="is-true-formula(#REF!=&quot;PENDENTE&quot;)" style:apply-style-name="ConditionalStyle_5f_245" style:base-cell-address="Planilha1.C470"/>
      <style:map style:condition="is-true-formula(#REF!=&quot;PENDENTE&quot;)" style:apply-style-name="ConditionalStyle_5f_244" style:base-cell-address="Planilha1.C470"/>
      <style:map style:condition="is-true-formula(#REF!=&quot;PENDENTE&quot;)" style:apply-style-name="ConditionalStyle_5f_243" style:base-cell-address="Planilha1.C470"/>
      <style:map style:condition="is-true-formula(#REF!=&quot;PENDENTE&quot;)" style:apply-style-name="ConditionalStyle_5f_242" style:base-cell-address="Planilha1.C470"/>
      <style:map style:condition="is-true-formula(#REF!=&quot;PENDENTE&quot;)" style:apply-style-name="ConditionalStyle_5f_241" style:base-cell-address="Planilha1.C470"/>
      <style:map style:condition="is-true-formula(#REF!=&quot;PENDENTE&quot;)" style:apply-style-name="ConditionalStyle_5f_240" style:base-cell-address="Planilha1.C470"/>
      <style:map style:condition="is-true-formula(#REF!=&quot;PENDENTE&quot;)" style:apply-style-name="ConditionalStyle_5f_239" style:base-cell-address="Planilha1.C470"/>
      <style:map style:condition="is-true-formula(#REF!=&quot;PENDENTE&quot;)" style:apply-style-name="ConditionalStyle_5f_238" style:base-cell-address="Planilha1.C470"/>
    </style:style>
    <style:style style:name="ce3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is-true-formula(#REF!=&quot;PENDENTE&quot;)" style:apply-style-name="ConditionalStyle_5f_250" style:base-cell-address="Planilha1.B2"/>
      <style:map style:condition="is-true-formula(#REF!=&quot;PENDENTE&quot;)" style:apply-style-name="ConditionalStyle_5f_249" style:base-cell-address="Planilha1.B2"/>
    </style:style>
    <style:style style:name="ce335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#REF!=&quot;REPROVADO&quot;)" style:apply-style-name="ConditionalStyle_5f_204" style:base-cell-address="Planilha1.B437"/>
      <style:map style:condition="is-true-formula(#REF!=&quot;PENDENTE&quot;)" style:apply-style-name="Default" style:base-cell-address="Planilha1.B437"/>
      <style:map style:condition="is-true-formula(#REF!=&quot;REPROVADO&quot;)" style:apply-style-name="ConditionalStyle_5f_203" style:base-cell-address="Planilha1.B437"/>
      <style:map style:condition="is-true-formula(#REF!=&quot;PENDENTE&quot;)" style:apply-style-name="ConditionalStyle_5f_202" style:base-cell-address="Planilha1.B437"/>
      <style:map style:condition="is-true-formula(#REF!=&quot;PENDENTE&quot;)" style:apply-style-name="ConditionalStyle_5f_201" style:base-cell-address="Planilha1.B437"/>
      <style:map style:condition="is-true-formula(#REF!=&quot;PENDENTE&quot;)" style:apply-style-name="ConditionalStyle_5f_200" style:base-cell-address="Planilha1.B437"/>
      <style:map style:condition="is-true-formula(#REF!=&quot;PENDENTE&quot;)" style:apply-style-name="ConditionalStyle_5f_199" style:base-cell-address="Planilha1.B437"/>
      <style:map style:condition="is-true-formula(#REF!=&quot;PENDENTE&quot;)" style:apply-style-name="ConditionalStyle_5f_198" style:base-cell-address="Planilha1.B437"/>
      <style:map style:condition="is-true-formula(#REF!=&quot;PENDENTE&quot;)" style:apply-style-name="ConditionalStyle_5f_197" style:base-cell-address="Planilha1.B437"/>
      <style:map style:condition="is-true-formula(#REF!=&quot;PENDENTE&quot;)" style:apply-style-name="ConditionalStyle_5f_196" style:base-cell-address="Planilha1.B437"/>
      <style:map style:condition="is-true-formula(#REF!=&quot;PENDENTE&quot;)" style:apply-style-name="ConditionalStyle_5f_195" style:base-cell-address="Planilha1.B437"/>
    </style:style>
    <style:style style:name="ce33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#REF!=&quot;PENDENTE&quot;)" style:apply-style-name="ConditionalStyle_5f_250" style:base-cell-address="Planilha1.B2"/>
      <style:map style:condition="is-true-formula(#REF!=&quot;PENDENTE&quot;)" style:apply-style-name="ConditionalStyle_5f_249" style:base-cell-address="Planilha1.B2"/>
    </style:style>
    <style:style style:name="ce337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#REF!=&quot;PENDENTE&quot;)" style:apply-style-name="ConditionalStyle_5f_250" style:base-cell-address="Planilha1.B2"/>
      <style:map style:condition="is-true-formula(#REF!=&quot;PENDENTE&quot;)" style:apply-style-name="ConditionalStyle_5f_249" style:base-cell-address="Planilha1.B2"/>
    </style:style>
    <style:style style:name="ce3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map style:condition="is-true-formula(#REF!=&quot;PENDENTE&quot;)" style:apply-style-name="ConditionalStyle_5f_250" style:base-cell-address="Planilha1.B2"/>
      <style:map style:condition="is-true-formula(#REF!=&quot;PENDENTE&quot;)" style:apply-style-name="ConditionalStyle_5f_249" style:base-cell-address="Planilha1.B2"/>
    </style:style>
    <style:style style:name="ce339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#REF!=&quot;PENDENTE&quot;)" style:apply-style-name="ConditionalStyle_5f_250" style:base-cell-address="Planilha1.B2"/>
      <style:map style:condition="is-true-formula(#REF!=&quot;PENDENTE&quot;)" style:apply-style-name="ConditionalStyle_5f_249" style:base-cell-address="Planilha1.B2"/>
    </style:style>
    <style:style style:name="ce340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is-true-formula(#REF!=&quot;PENDENTE&quot;)" style:apply-style-name="ConditionalStyle_5f_231" style:base-cell-address="Planilha1.C896"/>
      <style:map style:condition="is-true-formula(#REF!=&quot;PENDENTE&quot;)" style:apply-style-name="ConditionalStyle_5f_230" style:base-cell-address="Planilha1.C896"/>
      <style:map style:condition="is-true-formula(#REF!=&quot;PENDENTE&quot;)" style:apply-style-name="ConditionalStyle_5f_229" style:base-cell-address="Planilha1.C896"/>
      <style:map style:condition="is-true-formula(#REF!=&quot;PENDENTE&quot;)" style:apply-style-name="ConditionalStyle_5f_228" style:base-cell-address="Planilha1.C896"/>
    </style:style>
    <style:style style:name="ce34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#REF!=&quot;REPROVADO&quot;)" style:apply-style-name="ConditionalStyle_5f_301" style:base-cell-address="Planilha1.B2"/>
    </style:style>
    <style:style style:name="ce347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0">
      <style:table-cell-properties fo:background-color="#f2f2f2"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 style:data-style-name="N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#REF!)" table:allow-empty-cell="true" table:display-list="unsorted" table:base-cell-address="Planilha1.D1062">
          <table:help-message table:display="true"/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30"/>
        <table:table-column table:style-name="co2" table:default-cell-style-name="ce256"/>
        <table:table-column table:style-name="co3" table:default-cell-style-name="ce323"/>
        <table:table-column table:style-name="co4" table:default-cell-style-name="ce327"/>
        <table:table-row table:style-name="ro1">
          <table:table-cell table:style-name="Default" table:number-columns-repeated="3"/>
          <table:table-cell table:style-name="Default" office:value-type="string" calcext:value-type="string">
            <text:p>ENDEREÇOS</text:p>
          </table:table-cell>
        </table:table-row>
        <table:table-row table:style-name="ro2">
          <table:table-cell office:value-type="string" calcext:value-type="string">
            <text:p>53.703.062/0001-26</text:p>
          </table:table-cell>
          <table:table-cell office:value-type="string" calcext:value-type="string">
            <text:p>BABY CARY LU CONFECCOES LTDA</text:p>
          </table:table-cell>
          <table:table-cell table:style-name="ce322" office:value-type="string" calcext:value-type="string">
            <text:p>CARY SPORT (LOJA 01)</text:p>
          </table:table-cell>
          <table:table-cell office:value-type="string" calcext:value-type="string">
            <text:p>Avenida Jaçanã, 243, Jaçanã, CEP 02273-000</text:p>
          </table:table-cell>
        </table:table-row>
        <table:table-row table:style-name="ro2">
          <table:table-cell office:value-type="string" calcext:value-type="string">
            <text:p>53.703.062/0001-26</text:p>
          </table:table-cell>
          <table:table-cell office:value-type="string" calcext:value-type="string">
            <text:p>BABY CARY LU CONFECCOES LTDA</text:p>
          </table:table-cell>
          <table:table-cell table:style-name="ce322" office:value-type="string" calcext:value-type="string">
            <text:p>CARY SPORT (LOJA 02)</text:p>
          </table:table-cell>
          <table:table-cell office:value-type="string" calcext:value-type="string">
            <text:p>Rua Dona Maria de Camargo, 242, Itaquera, CEP 08215-260</text:p>
          </table:table-cell>
        </table:table-row>
        <table:table-row table:style-name="ro3">
          <table:table-cell office:value-type="string" calcext:value-type="string">
            <text:p>04.965.583/0001-46</text:p>
          </table:table-cell>
          <table:table-cell office:value-type="string" calcext:value-type="string">
            <text:p>INFINIT COMÉRCIO DE PRODUTOS SUSTENTÁVEIS EIRELI</text:p>
          </table:table-cell>
          <table:table-cell table:style-name="ce322" office:value-type="string" calcext:value-type="string">
            <text:p>INFINIT</text:p>
          </table:table-cell>
          <table:table-cell office:value-type="string" calcext:value-type="string">
            <text:p>Rua José Otoni, 240, LJ 21, São Miguel Paulista</text:p>
          </table:table-cell>
        </table:table-row>
        <table:table-row table:style-name="ro3">
          <table:table-cell office:value-type="string" calcext:value-type="string">
            <text:p>04.965.583/0001-46</text:p>
          </table:table-cell>
          <table:table-cell office:value-type="string" calcext:value-type="string">
            <text:p>INFINIT COMÉRCIO DE PRODUTOS SUSTENTÁVEIS EIRELI</text:p>
          </table:table-cell>
          <table:table-cell table:style-name="ce322" office:value-type="string" calcext:value-type="string">
            <text:p>INFINIT</text:p>
          </table:table-cell>
          <table:table-cell office:value-type="string" calcext:value-type="string">
            <text:p>Rua Engenheiro Hugo Takahaski, 112, Raposo Tavares <text:s/>CEP 055363-120</text:p>
          </table:table-cell>
        </table:table-row>
        <table:table-row table:style-name="ro3">
          <table:table-cell office:value-type="string" calcext:value-type="string">
            <text:p>04.965.583/0001-46</text:p>
          </table:table-cell>
          <table:table-cell office:value-type="string" calcext:value-type="string">
            <text:p>INFINIT COMÉRCIO DE PRODUTOS SUSTENTÁVEIS EIRELI</text:p>
          </table:table-cell>
          <table:table-cell table:style-name="ce322" office:value-type="string" calcext:value-type="string">
            <text:p>INFINIT</text:p>
          </table:table-cell>
          <table:table-cell office:value-type="string" calcext:value-type="string">
            <text:p>Rua Noventa e Nove, 1100, Cidade AE de Carvalho, CEP 08226-011</text:p>
          </table:table-cell>
        </table:table-row>
        <table:table-row table:style-name="ro3">
          <table:table-cell office:value-type="string" calcext:value-type="string">
            <text:p>04.965.583/0001-46</text:p>
          </table:table-cell>
          <table:table-cell office:value-type="string" calcext:value-type="string">
            <text:p>INFINIT COMÉRCIO DE PRODUTOS SUSTENTÁVEIS EIRELI</text:p>
          </table:table-cell>
          <table:table-cell table:style-name="ce322" office:value-type="string" calcext:value-type="string">
            <text:p>INFINIT</text:p>
          </table:table-cell>
          <table:table-cell office:value-type="string" calcext:value-type="string">
            <text:p>Avenida Diogo da Costa Tavares, 187, Jd. Margarida, CEP 08191-000</text:p>
          </table:table-cell>
        </table:table-row>
        <table:table-row table:style-name="ro3">
          <table:table-cell office:value-type="string" calcext:value-type="string">
            <text:p>04.965.583/0001-46</text:p>
          </table:table-cell>
          <table:table-cell office:value-type="string" calcext:value-type="string">
            <text:p>INFINIT COMÉRCIO DE PRODUTOS SUSTENTÁVEIS EIRELI</text:p>
          </table:table-cell>
          <table:table-cell table:style-name="ce322" office:value-type="string" calcext:value-type="string">
            <text:p>INFINIT</text:p>
          </table:table-cell>
          <table:table-cell office:value-type="string" calcext:value-type="string">
            <text:p>Rua Giovanni Bononcini, 203, Grajaú, CEP 04843-020</text:p>
          </table:table-cell>
        </table:table-row>
        <table:table-row table:style-name="ro3">
          <table:table-cell office:value-type="string" calcext:value-type="string">
            <text:p>04.965.583/0001-46</text:p>
          </table:table-cell>
          <table:table-cell office:value-type="string" calcext:value-type="string">
            <text:p>INFINIT COMÉRCIO DE PRODUTOS SUSTENTÁVEIS EIRELI</text:p>
          </table:table-cell>
          <table:table-cell table:style-name="ce322" office:value-type="string" calcext:value-type="string">
            <text:p>INFINIT</text:p>
          </table:table-cell>
          <table:table-cell office:value-type="string" calcext:value-type="string">
            <text:p>Rua Antonio Carlos Mingues Lopes, 1452, Conj. Hab. Sitio Conceição, CEP 08473-270</text:p>
          </table:table-cell>
        </table:table-row>
        <table:table-row table:style-name="ro3">
          <table:table-cell office:value-type="string" calcext:value-type="string">
            <text:p>04.965.583/0001-46</text:p>
          </table:table-cell>
          <table:table-cell office:value-type="string" calcext:value-type="string">
            <text:p>INFINIT COMÉRCIO DE PRODUTOS SUSTENTÁVEIS EIRELI</text:p>
          </table:table-cell>
          <table:table-cell table:style-name="ce322" office:value-type="string" calcext:value-type="string">
            <text:p>INFINIT</text:p>
          </table:table-cell>
          <table:table-cell office:value-type="string" calcext:value-type="string">
            <text:p>Rua Francisco Inácio Solano, 74 A, Cantinho do Céu, CEP 04849-501</text:p>
          </table:table-cell>
        </table:table-row>
        <table:table-row table:style-name="ro4" table:number-rows-repeated="3">
          <table:table-cell table:number-columns-repeated="2"/>
          <table:table-cell table:style-name="ce322"/>
          <table:table-cell/>
        </table:table-row>
        <table:table-row table:style-name="ro4" table:number-rows-repeated="2">
          <table:table-cell/>
          <table:table-cell table:style-name="ce257" table:number-columns-repeated="2"/>
          <table:table-cell/>
        </table:table-row>
        <table:table-row table:style-name="ro4">
          <table:table-cell table:number-columns-repeated="2"/>
          <table:table-cell table:style-name="ce322"/>
          <table:table-cell/>
        </table:table-row>
        <table:table-row table:style-name="ro4" table:number-rows-repeated="2">
          <table:table-cell/>
          <table:table-cell table:style-name="ce258" table:number-columns-repeated="2"/>
          <table:table-cell/>
        </table:table-row>
        <table:table-row table:style-name="ro4">
          <table:table-cell/>
          <table:table-cell table:style-name="ce258"/>
          <table:table-cell table:number-columns-repeated="2"/>
        </table:table-row>
        <table:table-row table:style-name="ro4" table:number-rows-repeated="2">
          <table:table-cell table:number-columns-repeated="4"/>
        </table:table-row>
        <table:table-row table:style-name="ro4">
          <table:table-cell table:number-columns-repeated="2"/>
          <table:table-cell table:style-name="ce256"/>
          <table:table-cell/>
        </table:table-row>
        <table:table-row table:style-name="ro4" table:number-rows-repeated="3">
          <table:table-cell table:number-columns-repeated="2"/>
          <table:table-cell table:style-name="ce257"/>
          <table:table-cell/>
        </table:table-row>
        <table:table-row table:style-name="ro4">
          <table:table-cell table:number-columns-repeated="2"/>
          <table:table-cell table:style-name="ce256"/>
          <table:table-cell/>
        </table:table-row>
        <table:table-row table:style-name="ro4" table:number-rows-repeated="2">
          <table:table-cell table:style-name="ce100"/>
          <table:table-cell/>
          <table:table-cell table:style-name="ce324"/>
          <table:table-cell/>
        </table:table-row>
        <table:table-row table:style-name="ro4">
          <table:table-cell table:style-name="ce100"/>
          <table:table-cell/>
          <table:table-cell table:style-name="ce325"/>
          <table:table-cell/>
        </table:table-row>
        <table:table-row table:style-name="ro4" table:number-rows-repeated="2">
          <table:table-cell table:style-name="ce100"/>
          <table:table-cell/>
          <table:table-cell table:style-name="ce324"/>
          <table:table-cell/>
        </table:table-row>
        <table:table-row table:style-name="ro4" table:number-rows-repeated="4">
          <table:table-cell table:number-columns-repeated="4"/>
        </table:table-row>
        <table:table-row table:style-name="ro4" table:number-rows-repeated="4">
          <table:table-cell table:number-columns-repeated="2"/>
          <table:table-cell table:style-name="ce274"/>
          <table:table-cell/>
        </table:table-row>
        <table:table-row table:style-name="ro4" table:number-rows-repeated="3">
          <table:table-cell table:number-columns-repeated="2"/>
          <table:table-cell table:style-name="ce258"/>
          <table:table-cell/>
        </table:table-row>
        <table:table-row table:style-name="ro4">
          <table:table-cell/>
          <table:table-cell table:style-name="ce258"/>
          <table:table-cell table:number-columns-repeated="2"/>
        </table:table-row>
        <table:table-row table:style-name="ro4">
          <table:table-cell/>
          <table:table-cell table:style-name="ce259"/>
          <table:table-cell table:number-columns-repeated="2"/>
        </table:table-row>
        <table:table-row table:style-name="ro4">
          <table:table-cell/>
          <table:table-cell table:style-name="ce260"/>
          <table:table-cell table:number-columns-repeated="2"/>
        </table:table-row>
        <table:table-row table:style-name="ro4" table:number-rows-repeated="24">
          <table:table-cell table:number-columns-repeated="4"/>
        </table:table-row>
        <table:table-row table:style-name="ro4" table:number-rows-repeated="10">
          <table:table-cell table:number-columns-repeated="2"/>
          <table:table-cell table:style-name="ce258"/>
          <table:table-cell/>
        </table:table-row>
        <table:table-row table:style-name="ro4" table:number-rows-repeated="4">
          <table:table-cell table:number-columns-repeated="2"/>
          <table:table-cell table:style-name="ce326"/>
          <table:table-cell/>
        </table:table-row>
        <table:table-row table:style-name="ro4" table:number-rows-repeated="2">
          <table:table-cell table:number-columns-repeated="2"/>
          <table:table-cell table:style-name="ce258"/>
          <table:table-cell/>
        </table:table-row>
        <table:table-row table:style-name="ro4" table:number-rows-repeated="12">
          <table:table-cell/>
          <table:table-cell table:style-name="ce261"/>
          <table:table-cell table:style-name="ce258"/>
          <table:table-cell/>
        </table:table-row>
        <table:table-row table:style-name="ro4" table:number-rows-repeated="2">
          <table:table-cell table:number-columns-repeated="4"/>
        </table:table-row>
        <table:table-row table:style-name="ro4" table:number-rows-repeated="3">
          <table:table-cell table:number-columns-repeated="2"/>
          <table:table-cell table:style-name="ce256"/>
          <table:table-cell/>
        </table:table-row>
        <table:table-row table:style-name="ro4" table:number-rows-repeated="8">
          <table:table-cell table:number-columns-repeated="2"/>
          <table:table-cell table:style-name="ce258"/>
          <table:table-cell/>
        </table:table-row>
        <table:table-row table:style-name="ro4" table:number-rows-repeated="4">
          <table:table-cell/>
          <table:table-cell table:style-name="ce258" table:number-columns-repeated="2"/>
          <table:table-cell/>
        </table:table-row>
        <table:table-row table:style-name="ro4" table:number-rows-repeated="7">
          <table:table-cell/>
          <table:table-cell table:style-name="ce258"/>
          <table:table-cell table:number-columns-repeated="2"/>
        </table:table-row>
        <table:table-row table:style-name="ro4">
          <table:table-cell/>
          <table:table-cell table:style-name="ce258" table:number-columns-repeated="2"/>
          <table:table-cell/>
        </table:table-row>
        <table:table-row table:style-name="ro4">
          <table:table-cell/>
          <table:table-cell table:style-name="ce258"/>
          <table:table-cell table:number-columns-repeated="2"/>
        </table:table-row>
        <table:table-row table:style-name="ro4" table:number-rows-repeated="55">
          <table:table-cell table:number-columns-repeated="4"/>
        </table:table-row>
        <table:table-row table:style-name="ro4" table:number-rows-repeated="13">
          <table:table-cell table:number-columns-repeated="2"/>
          <table:table-cell table:style-name="ce274"/>
          <table:table-cell/>
        </table:table-row>
        <table:table-row table:style-name="ro4" table:number-rows-repeated="2">
          <table:table-cell table:number-columns-repeated="4"/>
        </table:table-row>
        <table:table-row table:style-name="ro4" table:number-rows-repeated="3">
          <table:table-cell table:number-columns-repeated="2"/>
          <table:table-cell table:style-name="ce258"/>
          <table:table-cell/>
        </table:table-row>
        <table:table-row table:style-name="ro4">
          <table:table-cell/>
          <table:table-cell table:style-name="ce262"/>
          <table:table-cell table:number-columns-repeated="2"/>
        </table:table-row>
        <table:table-row table:style-name="ro4">
          <table:table-cell/>
          <table:table-cell table:style-name="ce263"/>
          <table:table-cell table:number-columns-repeated="2"/>
        </table:table-row>
        <table:table-row table:style-name="ro4">
          <table:table-cell table:style-name="ce212"/>
          <table:table-cell table:style-name="ce264"/>
          <table:table-cell table:number-columns-repeated="2"/>
        </table:table-row>
        <table:table-row table:style-name="ro4" table:number-rows-repeated="30">
          <table:table-cell table:style-name="ce212"/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 table:number-rows-repeated="4">
          <table:table-cell table:style-name="ce212"/>
          <table:table-cell/>
          <table:table-cell table:style-name="ce322"/>
          <table:table-cell/>
        </table:table-row>
        <table:table-row table:style-name="ro4">
          <table:table-cell table:style-name="ce212"/>
          <table:table-cell table:number-columns-repeated="3"/>
        </table:table-row>
        <table:table-row table:style-name="ro4" table:number-rows-repeated="10">
          <table:table-cell table:style-name="ce212"/>
          <table:table-cell/>
          <table:table-cell table:style-name="ce322"/>
          <table:table-cell/>
        </table:table-row>
        <table:table-row table:style-name="ro4" table:number-rows-repeated="2">
          <table:table-cell table:number-columns-repeated="2"/>
          <table:table-cell table:style-name="ce322"/>
          <table:table-cell/>
        </table:table-row>
        <table:table-row table:style-name="ro4">
          <table:table-cell table:number-columns-repeated="4"/>
        </table:table-row>
        <table:table-row table:style-name="ro4" table:number-rows-repeated="12">
          <table:table-cell/>
          <table:table-cell table:style-name="ce258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322"/>
          <table:table-cell/>
        </table:table-row>
        <table:table-row table:style-name="ro4" table:number-rows-repeated="5">
          <table:table-cell table:number-columns-repeated="4"/>
        </table:table-row>
        <table:table-row table:style-name="ro4">
          <table:table-cell/>
          <table:table-cell table:style-name="ce258"/>
          <table:table-cell table:number-columns-repeated="2"/>
        </table:table-row>
        <table:table-row table:style-name="ro4" table:number-rows-repeated="8">
          <table:table-cell table:number-columns-repeated="4"/>
        </table:table-row>
        <table:table-row table:style-name="ro4">
          <table:table-cell/>
          <table:table-cell table:style-name="ce265"/>
          <table:table-cell table:number-columns-repeated="2"/>
        </table:table-row>
        <table:table-row table:style-name="ro4" table:number-rows-repeated="14">
          <table:table-cell table:number-columns-repeated="4"/>
        </table:table-row>
        <table:table-row table:style-name="ro4">
          <table:table-cell/>
          <table:table-cell table:style-name="ce266"/>
          <table:table-cell table:number-columns-repeated="2"/>
        </table:table-row>
        <table:table-row table:style-name="ro4" table:number-rows-repeated="7">
          <table:table-cell table:number-columns-repeated="4"/>
        </table:table-row>
        <table:table-row table:style-name="ro4">
          <table:table-cell/>
          <table:table-cell table:style-name="ce265"/>
          <table:table-cell table:style-name="ce327"/>
          <table:table-cell/>
        </table:table-row>
        <table:table-row table:style-name="ro4" table:number-rows-repeated="2">
          <table:table-cell table:number-columns-repeated="4"/>
        </table:table-row>
        <table:table-row table:style-name="ro4" table:number-rows-repeated="4">
          <table:table-cell/>
          <table:table-cell table:style-name="ce258"/>
          <table:table-cell table:style-name="ce274"/>
          <table:table-cell/>
        </table:table-row>
        <table:table-row table:style-name="ro4">
          <table:table-cell table:style-name="ce213"/>
          <table:table-cell table:number-columns-repeated="3"/>
        </table:table-row>
        <table:table-row table:style-name="ro4" table:number-rows-repeated="7">
          <table:table-cell table:style-name="ce213"/>
          <table:table-cell table:style-name="ce258"/>
          <table:table-cell table:number-columns-repeated="2"/>
        </table:table-row>
        <table:table-row table:style-name="ro4">
          <table:table-cell table:style-name="ce213"/>
          <table:table-cell table:number-columns-repeated="3"/>
        </table:table-row>
        <table:table-row table:style-name="ro4" table:number-rows-repeated="17">
          <table:table-cell table:style-name="ce213"/>
          <table:table-cell table:style-name="ce258"/>
          <table:table-cell table:style-name="ce322"/>
          <table:table-cell/>
        </table:table-row>
        <table:table-row table:style-name="ro4">
          <table:table-cell table:style-name="ce213"/>
          <table:table-cell table:style-name="ce267"/>
          <table:table-cell table:style-name="ce327"/>
          <table:table-cell/>
        </table:table-row>
        <table:table-row table:style-name="ro4" table:number-rows-repeated="4">
          <table:table-cell table:style-name="ce213"/>
          <table:table-cell table:style-name="ce267"/>
          <table:table-cell table:style-name="ce328"/>
          <table:table-cell/>
        </table:table-row>
        <table:table-row table:style-name="ro4" table:number-rows-repeated="5">
          <table:table-cell table:style-name="ce213"/>
          <table:table-cell table:style-name="ce268"/>
          <table:table-cell table:style-name="ce329"/>
          <table:table-cell/>
        </table:table-row>
        <table:table-row table:style-name="ro4">
          <table:table-cell table:style-name="ce213"/>
          <table:table-cell table:style-name="ce268"/>
          <table:table-cell table:style-name="ce269"/>
          <table:table-cell/>
        </table:table-row>
        <table:table-row table:style-name="ro4" table:number-rows-repeated="6">
          <table:table-cell table:style-name="ce213"/>
          <table:table-cell table:style-name="ce269"/>
          <table:table-cell table:style-name="ce328"/>
          <table:table-cell/>
        </table:table-row>
        <table:table-row table:style-name="ro4" table:number-rows-repeated="6">
          <table:table-cell/>
          <table:table-cell table:style-name="ce269"/>
          <table:table-cell table:style-name="ce328"/>
          <table:table-cell/>
        </table:table-row>
        <table:table-row table:style-name="ro4" table:number-rows-repeated="8">
          <table:table-cell/>
          <table:table-cell table:style-name="ce268"/>
          <table:table-cell table:style-name="ce328"/>
          <table:table-cell/>
        </table:table-row>
        <table:table-row table:style-name="ro4">
          <table:table-cell/>
          <table:table-cell table:style-name="ce270"/>
          <table:table-cell table:number-columns-repeated="2"/>
        </table:table-row>
        <table:table-row table:style-name="ro4" table:number-rows-repeated="3">
          <table:table-cell table:style-name="ce213"/>
          <table:table-cell table:style-name="ce270"/>
          <table:table-cell table:number-columns-repeated="2"/>
        </table:table-row>
        <table:table-row table:style-name="ro4" table:number-rows-repeated="2">
          <table:table-cell/>
          <table:table-cell table:style-name="ce270"/>
          <table:table-cell table:number-columns-repeated="2"/>
        </table:table-row>
        <table:table-row table:style-name="ro4">
          <table:table-cell table:style-name="ce213"/>
          <table:table-cell table:style-name="ce270"/>
          <table:table-cell table:number-columns-repeated="2"/>
        </table:table-row>
        <table:table-row table:style-name="ro4" table:number-rows-repeated="2">
          <table:table-cell/>
          <table:table-cell table:style-name="ce258"/>
          <table:table-cell table:number-columns-repeated="2"/>
        </table:table-row>
        <table:table-row table:style-name="ro4" table:number-rows-repeated="3">
          <table:table-cell table:number-columns-repeated="4"/>
        </table:table-row>
        <table:table-row table:style-name="ro4" table:number-rows-repeated="2">
          <table:table-cell/>
          <table:table-cell table:style-name="ce271"/>
          <table:table-cell table:number-columns-repeated="2"/>
        </table:table-row>
        <table:table-row table:style-name="ro4">
          <table:table-cell/>
          <table:table-cell table:style-name="ce258"/>
          <table:table-cell table:number-columns-repeated="2"/>
        </table:table-row>
        <table:table-row table:style-name="ro4">
          <table:table-cell table:style-name="ce213"/>
          <table:table-cell/>
          <table:table-cell table:style-name="ce326"/>
          <table:table-cell/>
        </table:table-row>
        <table:table-row table:style-name="ro4" table:number-rows-repeated="3">
          <table:table-cell table:number-columns-repeated="2"/>
          <table:table-cell table:style-name="ce258"/>
          <table:table-cell/>
        </table:table-row>
        <table:table-row table:style-name="ro4">
          <table:table-cell table:style-name="ce213"/>
          <table:table-cell/>
          <table:table-cell table:style-name="ce258"/>
          <table:table-cell/>
        </table:table-row>
        <table:table-row table:style-name="ro4" table:number-rows-repeated="2">
          <table:table-cell table:style-name="ce213"/>
          <table:table-cell table:style-name="ce272"/>
          <table:table-cell table:style-name="ce256"/>
          <table:table-cell/>
        </table:table-row>
        <table:table-row table:style-name="ro4">
          <table:table-cell/>
          <table:table-cell table:style-name="ce258"/>
          <table:table-cell table:number-columns-repeated="2"/>
        </table:table-row>
        <table:table-row table:style-name="ro4" table:number-rows-repeated="12">
          <table:table-cell/>
          <table:table-cell table:style-name="ce269"/>
          <table:table-cell table:style-name="ce274"/>
          <table:table-cell/>
        </table:table-row>
        <table:table-row table:style-name="ro4">
          <table:table-cell table:style-name="ce213"/>
          <table:table-cell table:style-name="ce270"/>
          <table:table-cell table:style-name="ce258"/>
          <table:table-cell/>
        </table:table-row>
        <table:table-row table:style-name="ro4">
          <table:table-cell/>
          <table:table-cell table:style-name="ce270"/>
          <table:table-cell table:style-name="ce258"/>
          <table:table-cell/>
        </table:table-row>
        <table:table-row table:style-name="ro4">
          <table:table-cell table:style-name="ce213"/>
          <table:table-cell table:style-name="ce270"/>
          <table:table-cell table:style-name="ce258"/>
          <table:table-cell/>
        </table:table-row>
        <table:table-row table:style-name="ro4" table:number-rows-repeated="2">
          <table:table-cell table:style-name="ce213"/>
          <table:table-cell/>
          <table:table-cell table:style-name="ce258"/>
          <table:table-cell/>
        </table:table-row>
        <table:table-row table:style-name="ro4" table:number-rows-repeated="3">
          <table:table-cell table:number-columns-repeated="2"/>
          <table:table-cell table:style-name="ce258"/>
          <table:table-cell/>
        </table:table-row>
        <table:table-row table:style-name="ro4" table:number-rows-repeated="3">
          <table:table-cell/>
          <table:table-cell table:style-name="ce258"/>
          <table:table-cell table:style-name="ce256"/>
          <table:table-cell/>
        </table:table-row>
        <table:table-row table:style-name="ro4" table:number-rows-repeated="4">
          <table:table-cell/>
          <table:table-cell table:style-name="ce258"/>
          <table:table-cell table:style-name="ce330"/>
          <table:table-cell/>
        </table:table-row>
        <table:table-row table:style-name="ro4" table:number-rows-repeated="5">
          <table:table-cell table:number-columns-repeated="2"/>
          <table:table-cell table:style-name="ce256"/>
          <table:table-cell/>
        </table:table-row>
        <table:table-row table:style-name="ro4">
          <table:table-cell table:style-name="ce212"/>
          <table:table-cell/>
          <table:table-cell table:style-name="ce258"/>
          <table:table-cell/>
        </table:table-row>
        <table:table-row table:style-name="ro4">
          <table:table-cell table:style-name="ce213"/>
          <table:table-cell/>
          <table:table-cell table:style-name="ce258"/>
          <table:table-cell/>
        </table:table-row>
        <table:table-row table:style-name="ro4">
          <table:table-cell/>
          <table:table-cell table:style-name="ce258"/>
          <table:table-cell table:style-name="ce256"/>
          <table:table-cell/>
        </table:table-row>
        <table:table-row table:style-name="ro4">
          <table:table-cell table:style-name="ce214"/>
          <table:table-cell table:style-name="ce273"/>
          <table:table-cell table:style-name="ce265"/>
          <table:table-cell/>
        </table:table-row>
        <table:table-row table:style-name="ro4" table:number-rows-repeated="2">
          <table:table-cell table:number-columns-repeated="2"/>
          <table:table-cell table:style-name="ce258"/>
          <table:table-cell/>
        </table:table-row>
        <table:table-row table:style-name="ro4" table:number-rows-repeated="5">
          <table:table-cell table:style-name="ce213"/>
          <table:table-cell table:style-name="ce274"/>
          <table:table-cell table:style-name="ce258"/>
          <table:table-cell/>
        </table:table-row>
        <table:table-row table:style-name="ro4">
          <table:table-cell table:style-name="ce213"/>
          <table:table-cell table:style-name="ce275"/>
          <table:table-cell table:style-name="ce258"/>
          <table:table-cell/>
        </table:table-row>
        <table:table-row table:style-name="ro4">
          <table:table-cell table:style-name="ce213"/>
          <table:table-cell table:style-name="ce274"/>
          <table:table-cell table:style-name="ce258"/>
          <table:table-cell/>
        </table:table-row>
        <table:table-row table:style-name="ro4" table:number-rows-repeated="5">
          <table:table-cell table:style-name="ce213"/>
          <table:table-cell table:style-name="ce276"/>
          <table:table-cell table:style-name="ce256"/>
          <table:table-cell/>
        </table:table-row>
        <table:table-row table:style-name="ro4">
          <table:table-cell table:style-name="ce213"/>
          <table:table-cell table:style-name="ce277"/>
          <table:table-cell table:style-name="ce258"/>
          <table:table-cell/>
        </table:table-row>
        <table:table-row table:style-name="ro4">
          <table:table-cell table:style-name="ce212"/>
          <table:table-cell table:style-name="ce278"/>
          <table:table-cell table:style-name="ce258"/>
          <table:table-cell/>
        </table:table-row>
        <table:table-row table:style-name="ro4" table:number-rows-repeated="3">
          <table:table-cell table:style-name="ce213"/>
          <table:table-cell table:style-name="ce279"/>
          <table:table-cell table:style-name="ce256"/>
          <table:table-cell/>
        </table:table-row>
        <table:table-row table:style-name="ro4">
          <table:table-cell table:style-name="ce213"/>
          <table:table-cell table:style-name="ce277"/>
          <table:table-cell table:style-name="ce258"/>
          <table:table-cell/>
        </table:table-row>
        <table:table-row table:style-name="ro4" table:number-rows-repeated="3">
          <table:table-cell table:style-name="ce213"/>
          <table:table-cell table:style-name="ce280"/>
          <table:table-cell table:style-name="ce256"/>
          <table:table-cell/>
        </table:table-row>
        <table:table-row table:style-name="ro4" table:number-rows-repeated="3">
          <table:table-cell table:style-name="ce212"/>
          <table:table-cell table:style-name="ce274"/>
          <table:table-cell table:style-name="ce258"/>
          <table:table-cell/>
        </table:table-row>
        <table:table-row table:style-name="ro4" table:number-rows-repeated="5">
          <table:table-cell table:style-name="ce213"/>
          <table:table-cell table:style-name="ce281"/>
          <table:table-cell table:style-name="ce256"/>
          <table:table-cell/>
        </table:table-row>
        <table:table-row table:style-name="ro4">
          <table:table-cell table:style-name="ce212"/>
          <table:table-cell table:style-name="ce274"/>
          <table:table-cell table:style-name="ce258"/>
          <table:table-cell/>
        </table:table-row>
        <table:table-row table:style-name="ro4" table:number-rows-repeated="2">
          <table:table-cell table:style-name="ce213"/>
          <table:table-cell table:style-name="ce281"/>
          <table:table-cell table:style-name="ce258"/>
          <table:table-cell/>
        </table:table-row>
        <table:table-row table:style-name="ro4" table:number-rows-repeated="2">
          <table:table-cell table:style-name="ce213"/>
          <table:table-cell table:style-name="ce282"/>
          <table:table-cell table:style-name="ce258"/>
          <table:table-cell/>
        </table:table-row>
        <table:table-row table:style-name="ro4">
          <table:table-cell table:style-name="ce213"/>
          <table:table-cell table:style-name="ce275"/>
          <table:table-cell table:style-name="ce258"/>
          <table:table-cell/>
        </table:table-row>
        <table:table-row table:style-name="ro4" table:number-rows-repeated="2">
          <table:table-cell table:style-name="ce213"/>
          <table:table-cell table:style-name="ce258"/>
          <table:table-cell table:style-name="ce256"/>
          <table:table-cell/>
        </table:table-row>
        <table:table-row table:style-name="ro4" table:number-rows-repeated="5">
          <table:table-cell table:style-name="ce213"/>
          <table:table-cell table:style-name="ce275"/>
          <table:table-cell table:style-name="ce258"/>
          <table:table-cell/>
        </table:table-row>
        <table:table-row table:style-name="ro4" table:number-rows-repeated="2">
          <table:table-cell table:style-name="ce213"/>
          <table:table-cell table:style-name="ce283"/>
          <table:table-cell table:style-name="ce297"/>
          <table:table-cell/>
        </table:table-row>
        <table:table-row table:style-name="ro4">
          <table:table-cell table:style-name="ce213"/>
          <table:table-cell table:style-name="ce283"/>
          <table:table-cell table:style-name="ce331"/>
          <table:table-cell/>
        </table:table-row>
        <table:table-row table:style-name="ro4" table:number-rows-repeated="2">
          <table:table-cell table:style-name="ce213"/>
          <table:table-cell table:style-name="ce283"/>
          <table:table-cell table:style-name="ce332"/>
          <table:table-cell/>
        </table:table-row>
        <table:table-row table:style-name="ro4">
          <table:table-cell table:style-name="ce213"/>
          <table:table-cell table:style-name="ce284"/>
          <table:table-cell table:style-name="ce258"/>
          <table:table-cell/>
        </table:table-row>
        <table:table-row table:style-name="ro4">
          <table:table-cell table:style-name="ce212"/>
          <table:table-cell table:style-name="ce274"/>
          <table:table-cell table:style-name="ce258"/>
          <table:table-cell/>
        </table:table-row>
        <table:table-row table:style-name="ro4">
          <table:table-cell table:style-name="ce213"/>
          <table:table-cell table:style-name="ce275"/>
          <table:table-cell table:style-name="ce258"/>
          <table:table-cell/>
        </table:table-row>
        <table:table-row table:style-name="ro4" table:number-rows-repeated="3">
          <table:table-cell table:style-name="ce212"/>
          <table:table-cell table:style-name="ce274"/>
          <table:table-cell table:style-name="ce258"/>
          <table:table-cell/>
        </table:table-row>
        <table:table-row table:style-name="ro4" table:number-rows-repeated="3">
          <table:table-cell table:style-name="ce213"/>
          <table:table-cell table:style-name="ce274"/>
          <table:table-cell table:style-name="ce258"/>
          <table:table-cell/>
        </table:table-row>
        <table:table-row table:style-name="ro4">
          <table:table-cell table:style-name="ce213"/>
          <table:table-cell table:style-name="ce285"/>
          <table:table-cell table:style-name="ce258"/>
          <table:table-cell/>
        </table:table-row>
        <table:table-row table:style-name="ro4" table:number-rows-repeated="8">
          <table:table-cell table:style-name="ce213"/>
          <table:table-cell table:style-name="ce278"/>
          <table:table-cell table:style-name="ce258"/>
          <table:table-cell/>
        </table:table-row>
        <table:table-row table:style-name="ro4">
          <table:table-cell table:style-name="ce213"/>
          <table:table-cell table:style-name="ce277"/>
          <table:table-cell table:style-name="ce258"/>
          <table:table-cell/>
        </table:table-row>
        <table:table-row table:style-name="ro4" table:number-rows-repeated="2">
          <table:table-cell table:style-name="ce213"/>
          <table:table-cell table:style-name="ce278"/>
          <table:table-cell table:style-name="ce258"/>
          <table:table-cell/>
        </table:table-row>
        <table:table-row table:style-name="ro4">
          <table:table-cell table:style-name="ce213"/>
          <table:table-cell table:style-name="ce277"/>
          <table:table-cell table:style-name="ce258"/>
          <table:table-cell/>
        </table:table-row>
        <table:table-row table:style-name="ro4" table:number-rows-repeated="4">
          <table:table-cell table:style-name="ce213"/>
          <table:table-cell table:style-name="ce275"/>
          <table:table-cell table:style-name="ce258"/>
          <table:table-cell/>
        </table:table-row>
        <table:table-row table:style-name="ro4" table:number-rows-repeated="7">
          <table:table-cell table:style-name="ce213"/>
          <table:table-cell table:style-name="ce274"/>
          <table:table-cell table:style-name="ce258"/>
          <table:table-cell/>
        </table:table-row>
        <table:table-row table:style-name="ro4" table:number-rows-repeated="2">
          <table:table-cell table:style-name="ce213"/>
          <table:table-cell table:style-name="ce275"/>
          <table:table-cell table:style-name="ce258"/>
          <table:table-cell/>
        </table:table-row>
        <table:table-row table:style-name="ro4">
          <table:table-cell table:style-name="ce213"/>
          <table:table-cell table:style-name="ce266"/>
          <table:table-cell table:style-name="ce258"/>
          <table:table-cell/>
        </table:table-row>
        <table:table-row table:style-name="ro4">
          <table:table-cell table:style-name="ce213"/>
          <table:table-cell table:style-name="ce275"/>
          <table:table-cell table:style-name="ce258"/>
          <table:table-cell/>
        </table:table-row>
        <table:table-row table:style-name="ro4" table:number-rows-repeated="2">
          <table:table-cell table:style-name="ce213"/>
          <table:table-cell table:style-name="ce274"/>
          <table:table-cell table:style-name="ce258"/>
          <table:table-cell/>
        </table:table-row>
        <table:table-row table:style-name="ro4" table:number-rows-repeated="12">
          <table:table-cell table:style-name="ce213"/>
          <table:table-cell table:style-name="ce274"/>
          <table:table-cell table:style-name="ce256"/>
          <table:table-cell/>
        </table:table-row>
        <table:table-row table:style-name="ro4" table:number-rows-repeated="2">
          <table:table-cell table:style-name="ce213"/>
          <table:table-cell table:style-name="ce268"/>
          <table:table-cell table:style-name="ce269"/>
          <table:table-cell/>
        </table:table-row>
        <table:table-row table:style-name="ro4" table:number-rows-repeated="2">
          <table:table-cell table:style-name="ce212"/>
          <table:table-cell table:style-name="ce268"/>
          <table:table-cell table:style-name="ce269"/>
          <table:table-cell/>
        </table:table-row>
        <table:table-row table:style-name="ro4" table:number-rows-repeated="7">
          <table:table-cell table:style-name="ce213"/>
          <table:table-cell table:style-name="ce268"/>
          <table:table-cell table:style-name="ce269"/>
          <table:table-cell/>
        </table:table-row>
        <table:table-row table:style-name="ro4" table:number-rows-repeated="3">
          <table:table-cell table:style-name="ce212"/>
          <table:table-cell table:style-name="ce268"/>
          <table:table-cell table:style-name="ce269"/>
          <table:table-cell/>
        </table:table-row>
        <table:table-row table:style-name="ro4">
          <table:table-cell table:style-name="ce213"/>
          <table:table-cell table:style-name="ce268"/>
          <table:table-cell table:style-name="ce269"/>
          <table:table-cell/>
        </table:table-row>
        <table:table-row table:style-name="ro4">
          <table:table-cell table:style-name="ce215"/>
          <table:table-cell table:style-name="ce266" table:number-columns-repeated="2"/>
          <table:table-cell/>
        </table:table-row>
        <table:table-row table:style-name="ro4">
          <table:table-cell table:style-name="ce213"/>
          <table:table-cell table:style-name="ce268"/>
          <table:table-cell table:style-name="ce269"/>
          <table:table-cell/>
        </table:table-row>
        <table:table-row table:style-name="ro4">
          <table:table-cell table:style-name="ce212"/>
          <table:table-cell table:style-name="ce268"/>
          <table:table-cell table:style-name="ce269"/>
          <table:table-cell/>
        </table:table-row>
        <table:table-row table:style-name="ro4">
          <table:table-cell table:style-name="ce213"/>
          <table:table-cell table:style-name="ce268"/>
          <table:table-cell table:style-name="ce269"/>
          <table:table-cell/>
        </table:table-row>
        <table:table-row table:style-name="ro4" table:number-rows-repeated="3">
          <table:table-cell table:style-name="ce212"/>
          <table:table-cell table:style-name="ce268"/>
          <table:table-cell table:style-name="ce269"/>
          <table:table-cell/>
        </table:table-row>
        <table:table-row table:style-name="ro4" table:number-rows-repeated="4">
          <table:table-cell table:style-name="ce213"/>
          <table:table-cell table:style-name="ce268"/>
          <table:table-cell table:style-name="ce269"/>
          <table:table-cell/>
        </table:table-row>
        <table:table-row table:style-name="ro4">
          <table:table-cell table:style-name="ce213"/>
          <table:table-cell table:style-name="ce268"/>
          <table:table-cell table:style-name="ce266"/>
          <table:table-cell/>
        </table:table-row>
        <table:table-row table:style-name="ro4" table:number-rows-repeated="12">
          <table:table-cell table:style-name="ce213"/>
          <table:table-cell table:style-name="ce268"/>
          <table:table-cell table:style-name="ce269"/>
          <table:table-cell/>
        </table:table-row>
        <table:table-row table:style-name="ro4">
          <table:table-cell table:style-name="ce212"/>
          <table:table-cell table:style-name="ce268"/>
          <table:table-cell table:style-name="ce269"/>
          <table:table-cell/>
        </table:table-row>
        <table:table-row table:style-name="ro4" table:number-rows-repeated="2">
          <table:table-cell table:style-name="ce212"/>
          <table:table-cell table:number-columns-repeated="3"/>
        </table:table-row>
        <table:table-row table:style-name="ro4">
          <table:table-cell table:style-name="ce212"/>
          <table:table-cell/>
          <table:table-cell table:style-name="ce258"/>
          <table:table-cell/>
        </table:table-row>
        <table:table-row table:style-name="ro4" table:number-rows-repeated="2">
          <table:table-cell table:style-name="ce212"/>
          <table:table-cell table:style-name="ce258" table:number-columns-repeated="2"/>
          <table:table-cell/>
        </table:table-row>
        <table:table-row table:style-name="ro4">
          <table:table-cell table:style-name="ce213"/>
          <table:table-cell table:style-name="ce274"/>
          <table:table-cell table:style-name="ce283"/>
          <table:table-cell/>
        </table:table-row>
        <table:table-row table:style-name="ro4" table:number-rows-repeated="2">
          <table:table-cell table:style-name="ce212"/>
          <table:table-cell/>
          <table:table-cell table:style-name="ce269"/>
          <table:table-cell/>
        </table:table-row>
        <table:table-row table:style-name="ro4">
          <table:table-cell table:style-name="ce212"/>
          <table:table-cell table:style-name="ce286"/>
          <table:table-cell table:style-name="ce269"/>
          <table:table-cell/>
        </table:table-row>
        <table:table-row table:style-name="ro4">
          <table:table-cell table:style-name="ce213"/>
          <table:table-cell table:style-name="ce287"/>
          <table:table-cell table:style-name="ce328"/>
          <table:table-cell/>
        </table:table-row>
        <table:table-row table:style-name="ro4">
          <table:table-cell table:style-name="ce213"/>
          <table:table-cell table:style-name="ce257"/>
          <table:table-cell table:style-name="ce328"/>
          <table:table-cell/>
        </table:table-row>
        <table:table-row table:style-name="ro4" table:number-rows-repeated="7">
          <table:table-cell table:style-name="ce212"/>
          <table:table-cell/>
          <table:table-cell table:style-name="ce258"/>
          <table:table-cell/>
        </table:table-row>
        <table:table-row table:style-name="ro4">
          <table:table-cell table:style-name="ce212"/>
          <table:table-cell table:style-name="ce287"/>
          <table:table-cell table:number-columns-repeated="2"/>
        </table:table-row>
        <table:table-row table:style-name="ro4">
          <table:table-cell table:style-name="ce213"/>
          <table:table-cell/>
          <table:table-cell table:style-name="ce258"/>
          <table:table-cell/>
        </table:table-row>
        <table:table-row table:style-name="ro4" table:number-rows-repeated="2">
          <table:table-cell table:style-name="ce213"/>
          <table:table-cell table:style-name="ce287"/>
          <table:table-cell table:number-columns-repeated="2"/>
        </table:table-row>
        <table:table-row table:style-name="ro4">
          <table:table-cell table:style-name="ce212"/>
          <table:table-cell/>
          <table:table-cell table:style-name="ce258"/>
          <table:table-cell/>
        </table:table-row>
        <table:table-row table:style-name="ro4">
          <table:table-cell table:style-name="ce213"/>
          <table:table-cell/>
          <table:table-cell table:style-name="ce258"/>
          <table:table-cell/>
        </table:table-row>
        <table:table-row table:style-name="ro4">
          <table:table-cell table:style-name="ce213"/>
          <table:table-cell table:style-name="ce287"/>
          <table:table-cell table:style-name="ce333"/>
          <table:table-cell/>
        </table:table-row>
        <table:table-row table:style-name="ro4">
          <table:table-cell table:style-name="ce216"/>
          <table:table-cell table:style-name="ce287" table:number-columns-repeated="2"/>
          <table:table-cell/>
        </table:table-row>
        <table:table-row table:style-name="ro4">
          <table:table-cell table:style-name="ce217"/>
          <table:table-cell table:style-name="ce287" table:number-columns-repeated="2"/>
          <table:table-cell/>
        </table:table-row>
        <table:table-row table:style-name="ro4">
          <table:table-cell table:style-name="ce218"/>
          <table:table-cell table:style-name="ce287" table:number-columns-repeated="2"/>
          <table:table-cell/>
        </table:table-row>
        <table:table-row table:style-name="ro4">
          <table:table-cell table:style-name="ce216"/>
          <table:table-cell table:style-name="ce287" table:number-columns-repeated="2"/>
          <table:table-cell/>
        </table:table-row>
        <table:table-row table:style-name="ro4">
          <table:table-cell table:style-name="ce219"/>
          <table:table-cell table:style-name="ce263"/>
          <table:table-cell table:style-name="ce287"/>
          <table:table-cell/>
        </table:table-row>
        <table:table-row table:style-name="ro4">
          <table:table-cell table:style-name="ce212"/>
          <table:table-cell table:style-name="ce287"/>
          <table:table-cell table:style-name="ce333"/>
          <table:table-cell/>
        </table:table-row>
        <table:table-row table:style-name="ro4" table:number-rows-repeated="2">
          <table:table-cell table:style-name="ce213"/>
          <table:table-cell table:style-name="ce287"/>
          <table:table-cell table:style-name="ce333"/>
          <table:table-cell/>
        </table:table-row>
        <table:table-row table:style-name="ro4" table:number-rows-repeated="7">
          <table:table-cell table:style-name="ce212"/>
          <table:table-cell table:style-name="ce287"/>
          <table:table-cell table:style-name="ce333"/>
          <table:table-cell/>
        </table:table-row>
        <table:table-row table:style-name="ro4" table:number-rows-repeated="3">
          <table:table-cell table:style-name="ce213"/>
          <table:table-cell table:style-name="ce287"/>
          <table:table-cell table:style-name="ce333"/>
          <table:table-cell/>
        </table:table-row>
        <table:table-row table:style-name="ro4" table:number-rows-repeated="2">
          <table:table-cell table:style-name="ce212"/>
          <table:table-cell table:style-name="ce287"/>
          <table:table-cell table:style-name="ce333"/>
          <table:table-cell/>
        </table:table-row>
        <table:table-row table:style-name="ro4" table:number-rows-repeated="9">
          <table:table-cell table:style-name="ce213"/>
          <table:table-cell table:style-name="ce287"/>
          <table:table-cell table:style-name="ce333"/>
          <table:table-cell/>
        </table:table-row>
        <table:table-row table:style-name="ro4" table:number-rows-repeated="3">
          <table:table-cell table:style-name="ce212"/>
          <table:table-cell table:style-name="ce287"/>
          <table:table-cell table:style-name="ce333"/>
          <table:table-cell/>
        </table:table-row>
        <table:table-row table:style-name="ro4" table:number-rows-repeated="8">
          <table:table-cell table:style-name="ce213"/>
          <table:table-cell table:style-name="ce287"/>
          <table:table-cell table:style-name="ce333"/>
          <table:table-cell/>
        </table:table-row>
        <table:table-row table:style-name="ro4" table:number-rows-repeated="2">
          <table:table-cell table:style-name="ce212"/>
          <table:table-cell table:style-name="ce287"/>
          <table:table-cell table:style-name="ce333"/>
          <table:table-cell/>
        </table:table-row>
        <table:table-row table:style-name="ro4" table:number-rows-repeated="3">
          <table:table-cell table:style-name="ce213"/>
          <table:table-cell table:style-name="ce288"/>
          <table:table-cell table:style-name="ce333"/>
          <table:table-cell/>
        </table:table-row>
        <table:table-row table:style-name="ro4" table:number-rows-repeated="3">
          <table:table-cell table:style-name="ce212"/>
          <table:table-cell table:style-name="ce287"/>
          <table:table-cell table:style-name="ce333"/>
          <table:table-cell/>
        </table:table-row>
        <table:table-row table:style-name="ro4" table:number-rows-repeated="12">
          <table:table-cell table:style-name="ce213"/>
          <table:table-cell table:style-name="ce287"/>
          <table:table-cell table:style-name="ce333"/>
          <table:table-cell/>
        </table:table-row>
        <table:table-row table:style-name="ro4" table:number-rows-repeated="20">
          <table:table-cell table:style-name="ce212"/>
          <table:table-cell table:style-name="ce287"/>
          <table:table-cell table:style-name="ce333"/>
          <table:table-cell/>
        </table:table-row>
        <table:table-row table:style-name="ro4" table:number-rows-repeated="36">
          <table:table-cell table:style-name="ce212"/>
          <table:table-cell table:style-name="ce287" table:number-columns-repeated="2"/>
          <table:table-cell/>
        </table:table-row>
        <table:table-row table:style-name="ro4">
          <table:table-cell table:style-name="ce212"/>
          <table:table-cell table:style-name="ce287"/>
          <table:table-cell table:style-name="ce258"/>
          <table:table-cell/>
        </table:table-row>
        <table:table-row table:style-name="ro4" table:number-rows-repeated="12">
          <table:table-cell table:style-name="ce212"/>
          <table:table-cell table:style-name="ce287"/>
          <table:table-cell table:number-columns-repeated="2"/>
        </table:table-row>
        <table:table-row table:style-name="ro4" table:number-rows-repeated="4">
          <table:table-cell table:style-name="ce216"/>
          <table:table-cell table:style-name="ce287" table:number-columns-repeated="2"/>
          <table:table-cell/>
        </table:table-row>
        <table:table-row table:style-name="ro4">
          <table:table-cell table:style-name="ce213"/>
          <table:table-cell table:style-name="ce287" table:number-columns-repeated="2"/>
          <table:table-cell/>
        </table:table-row>
        <table:table-row table:style-name="ro4" table:number-rows-repeated="2">
          <table:table-cell table:style-name="ce212"/>
          <table:table-cell table:style-name="ce287" table:number-columns-repeated="2"/>
          <table:table-cell/>
        </table:table-row>
        <table:table-row table:style-name="ro4" table:number-rows-repeated="4">
          <table:table-cell table:style-name="ce212"/>
          <table:table-cell table:style-name="ce287"/>
          <table:table-cell table:style-name="ce258"/>
          <table:table-cell/>
        </table:table-row>
        <table:table-row table:style-name="ro4" table:number-rows-repeated="4">
          <table:table-cell/>
          <table:table-cell table:style-name="ce287"/>
          <table:table-cell table:number-columns-repeated="2"/>
        </table:table-row>
        <table:table-row table:style-name="ro4" table:number-rows-repeated="10">
          <table:table-cell table:style-name="ce212"/>
          <table:table-cell table:style-name="ce287"/>
          <table:table-cell table:style-name="ce258"/>
          <table:table-cell/>
        </table:table-row>
        <table:table-row table:style-name="ro4" table:number-rows-repeated="2">
          <table:table-cell table:style-name="ce212"/>
          <table:table-cell table:style-name="ce287"/>
          <table:table-cell table:number-columns-repeated="2"/>
        </table:table-row>
        <table:table-row table:style-name="ro4" table:number-rows-repeated="2">
          <table:table-cell table:style-name="ce213"/>
          <table:table-cell table:style-name="ce287"/>
          <table:table-cell table:number-columns-repeated="2"/>
        </table:table-row>
        <table:table-row table:style-name="ro4">
          <table:table-cell table:style-name="ce212"/>
          <table:table-cell table:style-name="ce287"/>
          <table:table-cell table:number-columns-repeated="2"/>
        </table:table-row>
        <table:table-row table:style-name="ro4" table:number-rows-repeated="11">
          <table:table-cell table:style-name="ce214"/>
          <table:table-cell table:style-name="ce287"/>
          <table:table-cell table:number-columns-repeated="2"/>
        </table:table-row>
        <table:table-row table:style-name="ro4" table:number-rows-repeated="3">
          <table:table-cell/>
          <table:table-cell table:style-name="ce287"/>
          <table:table-cell table:number-columns-repeated="2"/>
        </table:table-row>
        <table:table-row table:style-name="ro4">
          <table:table-cell table:style-name="ce212"/>
          <table:table-cell table:style-name="ce287"/>
          <table:table-cell table:number-columns-repeated="2"/>
        </table:table-row>
        <table:table-row table:style-name="ro4">
          <table:table-cell table:style-name="ce220"/>
          <table:table-cell table:style-name="ce287"/>
          <table:table-cell table:number-columns-repeated="2"/>
        </table:table-row>
        <table:table-row table:style-name="ro4">
          <table:table-cell table:style-name="ce212"/>
          <table:table-cell table:style-name="ce287"/>
          <table:table-cell table:number-columns-repeated="2"/>
        </table:table-row>
        <table:table-row table:style-name="ro4" table:number-rows-repeated="2">
          <table:table-cell table:style-name="ce221"/>
          <table:table-cell table:style-name="ce287"/>
          <table:table-cell table:number-columns-repeated="2"/>
        </table:table-row>
        <table:table-row table:style-name="ro4">
          <table:table-cell table:style-name="ce222"/>
          <table:table-cell table:style-name="ce287"/>
          <table:table-cell table:number-columns-repeated="2"/>
        </table:table-row>
        <table:table-row table:style-name="ro4">
          <table:table-cell table:style-name="ce214"/>
          <table:table-cell table:style-name="ce287"/>
          <table:table-cell table:style-name="ce334"/>
          <table:table-cell/>
        </table:table-row>
        <table:table-row table:style-name="ro4">
          <table:table-cell table:style-name="ce223"/>
          <table:table-cell table:style-name="ce287"/>
          <table:table-cell table:style-name="ce334"/>
          <table:table-cell/>
        </table:table-row>
        <table:table-row table:style-name="ro4">
          <table:table-cell table:style-name="ce224"/>
          <table:table-cell table:style-name="ce287"/>
          <table:table-cell table:style-name="ce334"/>
          <table:table-cell/>
        </table:table-row>
        <table:table-row table:style-name="ro4">
          <table:table-cell table:style-name="ce214"/>
          <table:table-cell table:style-name="ce287"/>
          <table:table-cell table:style-name="ce335"/>
          <table:table-cell/>
        </table:table-row>
        <table:table-row table:style-name="ro4">
          <table:table-cell table:style-name="ce214"/>
          <table:table-cell table:style-name="ce287"/>
          <table:table-cell table:style-name="ce334"/>
          <table:table-cell/>
        </table:table-row>
        <table:table-row table:style-name="ro4" table:number-rows-repeated="2">
          <table:table-cell table:style-name="ce225"/>
          <table:table-cell table:style-name="ce287"/>
          <table:table-cell table:style-name="ce292"/>
          <table:table-cell/>
        </table:table-row>
        <table:table-row table:style-name="ro4" table:number-rows-repeated="3">
          <table:table-cell table:style-name="ce225"/>
          <table:table-cell table:style-name="ce287"/>
          <table:table-cell table:style-name="ce326"/>
          <table:table-cell/>
        </table:table-row>
        <table:table-row table:style-name="ro4" table:number-rows-repeated="3">
          <table:table-cell table:style-name="ce225"/>
          <table:table-cell table:style-name="ce287"/>
          <table:table-cell table:style-name="ce288"/>
          <table:table-cell/>
        </table:table-row>
        <table:table-row table:style-name="ro4" table:number-rows-repeated="16">
          <table:table-cell table:style-name="ce225"/>
          <table:table-cell table:style-name="ce287"/>
          <table:table-cell table:style-name="ce326"/>
          <table:table-cell/>
        </table:table-row>
        <table:table-row table:style-name="ro4">
          <table:table-cell table:style-name="ce226"/>
          <table:table-cell table:style-name="ce289"/>
          <table:table-cell table:style-name="ce261"/>
          <table:table-cell/>
        </table:table-row>
        <table:table-row table:style-name="ro4">
          <table:table-cell table:style-name="ce227"/>
          <table:table-cell table:style-name="ce290"/>
          <table:table-cell table:style-name="ce261"/>
          <table:table-cell/>
        </table:table-row>
        <table:table-row table:style-name="ro4">
          <table:table-cell table:style-name="ce226"/>
          <table:table-cell table:style-name="ce290"/>
          <table:table-cell table:style-name="ce291"/>
          <table:table-cell/>
        </table:table-row>
        <table:table-row table:style-name="ro4">
          <table:table-cell table:style-name="ce227"/>
          <table:table-cell table:style-name="ce291"/>
          <table:table-cell table:style-name="ce261"/>
          <table:table-cell/>
        </table:table-row>
        <table:table-row table:style-name="ro4">
          <table:table-cell table:style-name="ce223"/>
          <table:table-cell table:style-name="ce292"/>
          <table:table-cell table:style-name="ce327"/>
          <table:table-cell/>
        </table:table-row>
        <table:table-row table:style-name="ro4">
          <table:table-cell table:style-name="ce228"/>
          <table:table-cell table:style-name="ce283"/>
          <table:table-cell table:style-name="ce258"/>
          <table:table-cell/>
        </table:table-row>
        <table:table-row table:style-name="ro4" table:number-rows-repeated="3">
          <table:table-cell table:style-name="ce226"/>
          <table:table-cell table:style-name="ce293"/>
          <table:table-cell table:style-name="ce261"/>
          <table:table-cell/>
        </table:table-row>
        <table:table-row table:style-name="ro4">
          <table:table-cell table:style-name="ce227"/>
          <table:table-cell table:style-name="ce289"/>
          <table:table-cell table:style-name="ce291"/>
          <table:table-cell/>
        </table:table-row>
        <table:table-row table:style-name="ro4" table:number-rows-repeated="2">
          <table:table-cell table:style-name="ce223"/>
          <table:table-cell table:style-name="ce294"/>
          <table:table-cell table:number-columns-repeated="2"/>
        </table:table-row>
        <table:table-row table:style-name="ro4" table:number-rows-repeated="10">
          <table:table-cell table:style-name="ce229"/>
          <table:table-cell table:style-name="ce295"/>
          <table:table-cell table:style-name="ce266"/>
          <table:table-cell/>
        </table:table-row>
        <table:table-row table:style-name="ro4" table:number-rows-repeated="11">
          <table:table-cell table:style-name="ce223"/>
          <table:table-cell table:style-name="ce294"/>
          <table:table-cell table:number-columns-repeated="2"/>
        </table:table-row>
        <table:table-row table:style-name="ro5">
          <table:table-cell table:style-name="ce223"/>
          <table:table-cell table:style-name="ce265"/>
          <table:table-cell table:style-name="ce336"/>
          <table:table-cell/>
        </table:table-row>
        <table:table-row table:style-name="ro4">
          <table:table-cell table:style-name="ce230"/>
          <table:table-cell table:style-name="ce296"/>
          <table:table-cell table:style-name="ce258"/>
          <table:table-cell/>
        </table:table-row>
        <table:table-row table:style-name="ro4" table:number-rows-repeated="5">
          <table:table-cell table:style-name="ce224"/>
          <table:table-cell table:style-name="ce265"/>
          <table:table-cell table:number-columns-repeated="2"/>
        </table:table-row>
        <table:table-row table:style-name="ro4">
          <table:table-cell table:style-name="ce223"/>
          <table:table-cell table:style-name="ce294"/>
          <table:table-cell table:number-columns-repeated="2"/>
        </table:table-row>
        <table:table-row table:style-name="ro4">
          <table:table-cell table:style-name="ce226"/>
          <table:table-cell table:style-name="ce293"/>
          <table:table-cell table:style-name="ce261"/>
          <table:table-cell/>
        </table:table-row>
        <table:table-row table:style-name="ro4">
          <table:table-cell table:style-name="ce231"/>
          <table:table-cell table:style-name="ce296"/>
          <table:table-cell table:number-columns-repeated="2"/>
        </table:table-row>
        <table:table-row table:style-name="ro4" table:number-rows-repeated="3">
          <table:table-cell table:style-name="ce227"/>
          <table:table-cell table:style-name="ce289"/>
          <table:table-cell table:style-name="ce261"/>
          <table:table-cell/>
        </table:table-row>
        <table:table-row table:style-name="ro4" table:number-rows-repeated="2">
          <table:table-cell table:style-name="ce232"/>
          <table:table-cell table:style-name="ce265"/>
          <table:table-cell table:number-columns-repeated="2"/>
        </table:table-row>
        <table:table-row table:style-name="ro6">
          <table:table-cell table:style-name="ce223"/>
          <table:table-cell table:style-name="ce294"/>
          <table:table-cell table:style-name="ce337"/>
          <table:table-cell/>
        </table:table-row>
        <table:table-row table:style-name="ro6">
          <table:table-cell table:style-name="ce223"/>
          <table:table-cell table:style-name="ce297"/>
          <table:table-cell table:style-name="ce338"/>
          <table:table-cell/>
        </table:table-row>
        <table:table-row table:style-name="ro7">
          <table:table-cell table:style-name="ce227"/>
          <table:table-cell table:style-name="ce289"/>
          <table:table-cell table:style-name="ce339"/>
          <table:table-cell/>
        </table:table-row>
        <table:table-row table:style-name="ro7">
          <table:table-cell table:style-name="ce223"/>
          <table:table-cell table:style-name="ce294"/>
          <table:table-cell table:style-name="ce340"/>
          <table:table-cell/>
        </table:table-row>
        <table:table-row table:style-name="ro7">
          <table:table-cell table:style-name="ce233"/>
          <table:table-cell table:style-name="ce294"/>
          <table:table-cell table:style-name="ce337"/>
          <table:table-cell/>
        </table:table-row>
        <table:table-row table:style-name="ro7">
          <table:table-cell table:style-name="ce234"/>
          <table:table-cell table:style-name="ce265"/>
          <table:table-cell table:style-name="ce322"/>
          <table:table-cell/>
        </table:table-row>
        <table:table-row table:style-name="ro7">
          <table:table-cell table:style-name="ce235"/>
          <table:table-cell table:style-name="ce298" table:number-columns-repeated="2"/>
          <table:table-cell/>
        </table:table-row>
        <table:table-row table:style-name="ro7">
          <table:table-cell table:style-name="ce233"/>
          <table:table-cell table:style-name="ce299"/>
          <table:table-cell table:style-name="ce322"/>
          <table:table-cell/>
        </table:table-row>
        <table:table-row table:style-name="ro7" table:number-rows-repeated="2">
          <table:table-cell table:style-name="ce233"/>
          <table:table-cell table:style-name="ce273"/>
          <table:table-cell table:style-name="ce322"/>
          <table:table-cell/>
        </table:table-row>
        <table:table-row table:style-name="ro7">
          <table:table-cell table:style-name="ce236"/>
          <table:table-cell table:style-name="ce271"/>
          <table:table-cell table:style-name="ce256"/>
          <table:table-cell/>
        </table:table-row>
        <table:table-row table:style-name="ro7">
          <table:table-cell table:style-name="ce236"/>
          <table:table-cell table:style-name="ce271"/>
          <table:table-cell table:style-name="ce322"/>
          <table:table-cell/>
        </table:table-row>
        <table:table-row table:style-name="ro4">
          <table:table-cell table:style-name="ce237"/>
          <table:table-cell table:style-name="ce271"/>
          <table:table-cell table:style-name="ce265"/>
          <table:table-cell/>
        </table:table-row>
        <table:table-row table:style-name="ro4">
          <table:table-cell table:style-name="ce237"/>
          <table:table-cell table:style-name="ce271"/>
          <table:table-cell table:style-name="ce327"/>
          <table:table-cell/>
        </table:table-row>
        <table:table-row table:style-name="ro4">
          <table:table-cell table:style-name="ce237"/>
          <table:table-cell table:style-name="ce273"/>
          <table:table-cell table:style-name="ce265"/>
          <table:table-cell/>
        </table:table-row>
        <table:table-row table:style-name="ro4" table:number-rows-repeated="7">
          <table:table-cell table:style-name="ce237"/>
          <table:table-cell table:style-name="ce271"/>
          <table:table-cell table:style-name="ce265"/>
          <table:table-cell/>
        </table:table-row>
        <table:table-row table:style-name="ro4" table:number-rows-repeated="5">
          <table:table-cell table:style-name="ce237"/>
          <table:table-cell table:style-name="ce300"/>
          <table:table-cell table:style-name="ce341"/>
          <table:table-cell/>
        </table:table-row>
        <table:table-row table:style-name="ro4">
          <table:table-cell table:style-name="ce237"/>
          <table:table-cell table:style-name="ce300"/>
          <table:table-cell table:style-name="ce342"/>
          <table:table-cell/>
        </table:table-row>
        <table:table-row table:style-name="ro4" table:number-rows-repeated="3">
          <table:table-cell table:style-name="ce237"/>
          <table:table-cell table:style-name="ce301"/>
          <table:table-cell table:style-name="ce342"/>
          <table:table-cell/>
        </table:table-row>
        <table:table-row table:style-name="ro4">
          <table:table-cell table:style-name="ce237"/>
          <table:table-cell table:style-name="ce300"/>
          <table:table-cell table:style-name="ce341"/>
          <table:table-cell/>
        </table:table-row>
        <table:table-row table:style-name="ro4">
          <table:table-cell table:style-name="ce237"/>
          <table:table-cell table:style-name="ce300"/>
          <table:table-cell table:style-name="ce342"/>
          <table:table-cell/>
        </table:table-row>
        <table:table-row table:style-name="ro4">
          <table:table-cell table:style-name="ce237"/>
          <table:table-cell table:style-name="ce302"/>
          <table:table-cell table:style-name="ce342"/>
          <table:table-cell/>
        </table:table-row>
        <table:table-row table:style-name="ro4" table:number-rows-repeated="6">
          <table:table-cell table:style-name="ce237"/>
          <table:table-cell table:style-name="ce301"/>
          <table:table-cell table:style-name="ce342"/>
          <table:table-cell/>
        </table:table-row>
        <table:table-row table:style-name="ro4">
          <table:table-cell table:style-name="ce237"/>
          <table:table-cell table:style-name="ce300"/>
          <table:table-cell table:style-name="ce341"/>
          <table:table-cell/>
        </table:table-row>
        <table:table-row table:style-name="ro4">
          <table:table-cell table:style-name="ce237"/>
          <table:table-cell table:style-name="ce303"/>
          <table:table-cell table:style-name="ce341"/>
          <table:table-cell/>
        </table:table-row>
        <table:table-row table:style-name="ro4" table:number-rows-repeated="10">
          <table:table-cell table:style-name="ce237"/>
          <table:table-cell table:style-name="ce300"/>
          <table:table-cell table:style-name="ce341"/>
          <table:table-cell/>
        </table:table-row>
        <table:table-row table:style-name="ro4">
          <table:table-cell table:style-name="ce237"/>
          <table:table-cell table:style-name="ce302"/>
          <table:table-cell table:style-name="ce343"/>
          <table:table-cell/>
        </table:table-row>
        <table:table-row table:style-name="ro4">
          <table:table-cell table:style-name="ce238"/>
          <table:table-cell table:style-name="ce300"/>
          <table:table-cell table:style-name="ce341"/>
          <table:table-cell/>
        </table:table-row>
        <table:table-row table:style-name="ro4">
          <table:table-cell table:style-name="ce238"/>
          <table:table-cell table:style-name="ce304"/>
          <table:table-cell table:style-name="ce341"/>
          <table:table-cell/>
        </table:table-row>
        <table:table-row table:style-name="ro4" table:number-rows-repeated="2">
          <table:table-cell table:style-name="ce239"/>
          <table:table-cell table:style-name="ce300"/>
          <table:table-cell table:style-name="ce341"/>
          <table:table-cell/>
        </table:table-row>
        <table:table-row table:style-name="ro4" table:number-rows-repeated="2">
          <table:table-cell table:style-name="ce240"/>
          <table:table-cell table:style-name="ce304"/>
          <table:table-cell table:style-name="ce341"/>
          <table:table-cell/>
        </table:table-row>
        <table:table-row table:style-name="ro4" table:number-rows-repeated="2">
          <table:table-cell table:style-name="ce238"/>
          <table:table-cell table:style-name="ce304"/>
          <table:table-cell table:style-name="ce341"/>
          <table:table-cell/>
        </table:table-row>
        <table:table-row table:style-name="ro4" table:number-rows-repeated="2">
          <table:table-cell table:style-name="ce240"/>
          <table:table-cell table:style-name="ce304"/>
          <table:table-cell table:style-name="ce341"/>
          <table:table-cell/>
        </table:table-row>
        <table:table-row table:style-name="ro4">
          <table:table-cell table:style-name="ce239"/>
          <table:table-cell table:style-name="ce301"/>
          <table:table-cell table:style-name="ce341"/>
          <table:table-cell/>
        </table:table-row>
        <table:table-row table:style-name="ro4" table:number-rows-repeated="2">
          <table:table-cell table:style-name="ce238"/>
          <table:table-cell table:style-name="ce300"/>
          <table:table-cell table:style-name="ce341"/>
          <table:table-cell/>
        </table:table-row>
        <table:table-row table:style-name="ro4">
          <table:table-cell table:style-name="ce228"/>
          <table:table-cell table:style-name="ce305"/>
          <table:table-cell table:style-name="ce341"/>
          <table:table-cell/>
        </table:table-row>
        <table:table-row table:style-name="ro4" table:number-rows-repeated="2">
          <table:table-cell table:style-name="ce228"/>
          <table:table-cell table:style-name="ce273"/>
          <table:table-cell table:style-name="ce341"/>
          <table:table-cell/>
        </table:table-row>
        <table:table-row table:style-name="ro4">
          <table:table-cell table:style-name="ce228"/>
          <table:table-cell table:style-name="ce306"/>
          <table:table-cell table:style-name="ce341"/>
          <table:table-cell/>
        </table:table-row>
        <table:table-row table:style-name="ro4">
          <table:table-cell table:style-name="ce228"/>
          <table:table-cell table:style-name="ce307"/>
          <table:table-cell table:style-name="ce341"/>
          <table:table-cell/>
        </table:table-row>
        <table:table-row table:style-name="ro4">
          <table:table-cell table:style-name="ce228"/>
          <table:table-cell table:style-name="ce273"/>
          <table:table-cell table:style-name="ce307"/>
          <table:table-cell/>
        </table:table-row>
        <table:table-row table:style-name="ro4">
          <table:table-cell table:style-name="ce228"/>
          <table:table-cell table:style-name="ce308"/>
          <table:table-cell table:style-name="ce292"/>
          <table:table-cell/>
        </table:table-row>
        <table:table-row table:style-name="ro4">
          <table:table-cell table:style-name="ce228"/>
          <table:table-cell table:style-name="ce273"/>
          <table:table-cell table:style-name="ce327"/>
          <table:table-cell/>
        </table:table-row>
        <table:table-row table:style-name="ro4" table:number-rows-repeated="2">
          <table:table-cell table:style-name="ce228"/>
          <table:table-cell table:style-name="ce273"/>
          <table:table-cell table:style-name="ce307"/>
          <table:table-cell/>
        </table:table-row>
        <table:table-row table:style-name="ro4">
          <table:table-cell table:style-name="ce228"/>
          <table:table-cell table:style-name="ce309"/>
          <table:table-cell table:style-name="ce327"/>
          <table:table-cell/>
        </table:table-row>
        <table:table-row table:style-name="ro4">
          <table:table-cell table:style-name="ce228"/>
          <table:table-cell table:style-name="ce273"/>
          <table:table-cell table:style-name="ce327"/>
          <table:table-cell/>
        </table:table-row>
        <table:table-row table:style-name="ro4">
          <table:table-cell table:style-name="ce241"/>
          <table:table-cell table:style-name="ce273"/>
          <table:table-cell table:style-name="ce327"/>
          <table:table-cell/>
        </table:table-row>
        <table:table-row table:style-name="ro4">
          <table:table-cell table:style-name="ce242"/>
          <table:table-cell table:style-name="ce310"/>
          <table:table-cell table:style-name="ce344"/>
          <table:table-cell/>
        </table:table-row>
        <table:table-row table:style-name="ro4">
          <table:table-cell table:style-name="ce243"/>
          <table:table-cell table:style-name="ce273"/>
          <table:table-cell table:style-name="ce327"/>
          <table:table-cell/>
        </table:table-row>
        <table:table-row table:style-name="ro4" table:number-rows-repeated="3">
          <table:table-cell table:style-name="ce241"/>
          <table:table-cell table:style-name="ce273"/>
          <table:table-cell table:style-name="ce327"/>
          <table:table-cell/>
        </table:table-row>
        <table:table-row table:style-name="ro4">
          <table:table-cell table:style-name="ce243"/>
          <table:table-cell table:style-name="ce273"/>
          <table:table-cell table:style-name="ce327"/>
          <table:table-cell/>
        </table:table-row>
        <table:table-row table:style-name="ro4">
          <table:table-cell table:style-name="ce228"/>
          <table:table-cell table:style-name="ce311"/>
          <table:table-cell table:style-name="ce327"/>
          <table:table-cell/>
        </table:table-row>
        <table:table-row table:style-name="ro4">
          <table:table-cell table:style-name="ce244"/>
          <table:table-cell table:style-name="ce312"/>
          <table:table-cell table:style-name="ce327"/>
          <table:table-cell/>
        </table:table-row>
        <table:table-row table:style-name="ro4" table:number-rows-repeated="6">
          <table:table-cell table:style-name="ce244"/>
          <table:table-cell table:style-name="ce307"/>
          <table:table-cell table:style-name="ce327"/>
          <table:table-cell/>
        </table:table-row>
        <table:table-row table:style-name="ro4">
          <table:table-cell table:style-name="ce244"/>
          <table:table-cell table:style-name="ce307"/>
          <table:table-cell table:style-name="ce345"/>
          <table:table-cell/>
        </table:table-row>
        <table:table-row table:style-name="ro4">
          <table:table-cell table:style-name="ce244"/>
          <table:table-cell table:style-name="ce307"/>
          <table:table-cell table:style-name="ce305"/>
          <table:table-cell/>
        </table:table-row>
        <table:table-row table:style-name="ro4">
          <table:table-cell table:style-name="ce244"/>
          <table:table-cell table:style-name="ce307"/>
          <table:table-cell table:style-name="ce327"/>
          <table:table-cell/>
        </table:table-row>
        <table:table-row table:style-name="ro4" table:number-rows-repeated="5">
          <table:table-cell table:style-name="ce215"/>
          <table:table-cell table:style-name="ce266" table:number-columns-repeated="2"/>
          <table:table-cell/>
        </table:table-row>
        <table:table-row table:style-name="ro4" table:number-rows-repeated="2">
          <table:table-cell table:style-name="ce244"/>
          <table:table-cell table:style-name="ce307"/>
          <table:table-cell table:style-name="ce327"/>
          <table:table-cell/>
        </table:table-row>
        <table:table-row table:style-name="ro4">
          <table:table-cell table:style-name="ce244"/>
          <table:table-cell table:style-name="ce309"/>
          <table:table-cell table:style-name="ce327"/>
          <table:table-cell/>
        </table:table-row>
        <table:table-row table:style-name="ro4">
          <table:table-cell table:style-name="ce244"/>
          <table:table-cell table:style-name="ce313"/>
          <table:table-cell table:style-name="ce327"/>
          <table:table-cell/>
        </table:table-row>
        <table:table-row table:style-name="ro4">
          <table:table-cell table:style-name="ce244"/>
          <table:table-cell table:style-name="ce309"/>
          <table:table-cell table:style-name="ce327"/>
          <table:table-cell/>
        </table:table-row>
        <table:table-row table:style-name="ro4">
          <table:table-cell table:style-name="ce244"/>
          <table:table-cell table:style-name="ce307"/>
          <table:table-cell table:style-name="ce327"/>
          <table:table-cell/>
        </table:table-row>
        <table:table-row table:style-name="ro4">
          <table:table-cell table:style-name="ce244"/>
          <table:table-cell table:style-name="ce309"/>
          <table:table-cell table:style-name="ce327"/>
          <table:table-cell/>
        </table:table-row>
        <table:table-row table:style-name="ro4">
          <table:table-cell table:style-name="ce244"/>
          <table:table-cell table:style-name="ce307"/>
          <table:table-cell table:style-name="ce327"/>
          <table:table-cell/>
        </table:table-row>
        <table:table-row table:style-name="ro4">
          <table:table-cell table:style-name="ce244"/>
          <table:table-cell table:style-name="ce312"/>
          <table:table-cell table:style-name="ce327"/>
          <table:table-cell/>
        </table:table-row>
        <table:table-row table:style-name="ro4">
          <table:table-cell table:style-name="ce244"/>
          <table:table-cell table:style-name="ce314"/>
          <table:table-cell table:style-name="ce327"/>
          <table:table-cell/>
        </table:table-row>
        <table:table-row table:style-name="ro4">
          <table:table-cell table:style-name="ce244"/>
          <table:table-cell table:style-name="ce314"/>
          <table:table-cell table:style-name="ce306"/>
          <table:table-cell/>
        </table:table-row>
        <table:table-row table:style-name="ro4">
          <table:table-cell table:style-name="ce244"/>
          <table:table-cell table:style-name="ce309"/>
          <table:table-cell table:style-name="ce306"/>
          <table:table-cell/>
        </table:table-row>
        <table:table-row table:style-name="ro4">
          <table:table-cell table:style-name="ce245"/>
          <table:table-cell table:style-name="ce307"/>
          <table:table-cell table:style-name="ce306"/>
          <table:table-cell/>
        </table:table-row>
        <table:table-row table:style-name="ro4" table:number-rows-repeated="3">
          <table:table-cell table:style-name="ce244"/>
          <table:table-cell table:style-name="ce309"/>
          <table:table-cell table:style-name="ce327"/>
          <table:table-cell/>
        </table:table-row>
        <table:table-row table:style-name="ro4">
          <table:table-cell table:style-name="ce244"/>
          <table:table-cell table:style-name="ce314"/>
          <table:table-cell table:style-name="ce327"/>
          <table:table-cell/>
        </table:table-row>
        <table:table-row table:style-name="ro4">
          <table:table-cell table:style-name="ce244"/>
          <table:table-cell table:style-name="ce307"/>
          <table:table-cell table:style-name="ce327"/>
          <table:table-cell/>
        </table:table-row>
        <table:table-row table:style-name="ro4">
          <table:table-cell table:style-name="ce244"/>
          <table:table-cell table:style-name="ce312"/>
          <table:table-cell table:style-name="ce327"/>
          <table:table-cell/>
        </table:table-row>
        <table:table-row table:style-name="ro4" table:number-rows-repeated="2">
          <table:table-cell table:style-name="ce244"/>
          <table:table-cell table:style-name="ce309"/>
          <table:table-cell table:style-name="ce327"/>
          <table:table-cell/>
        </table:table-row>
        <table:table-row table:style-name="ro4">
          <table:table-cell table:style-name="ce244"/>
          <table:table-cell table:style-name="ce273"/>
          <table:table-cell table:style-name="ce327"/>
          <table:table-cell/>
        </table:table-row>
        <table:table-row table:style-name="ro4" table:number-rows-repeated="2">
          <table:table-cell table:style-name="ce244"/>
          <table:table-cell table:style-name="ce257"/>
          <table:table-cell table:style-name="ce327"/>
          <table:table-cell/>
        </table:table-row>
        <table:table-row table:style-name="ro4">
          <table:table-cell table:style-name="ce244"/>
          <table:table-cell table:style-name="ce307"/>
          <table:table-cell table:style-name="ce327"/>
          <table:table-cell/>
        </table:table-row>
        <table:table-row table:style-name="ro4">
          <table:table-cell table:style-name="ce244"/>
          <table:table-cell table:style-name="ce309"/>
          <table:table-cell table:style-name="ce327"/>
          <table:table-cell/>
        </table:table-row>
        <table:table-row table:style-name="ro1" table:number-rows-repeated="102">
          <table:table-cell table:style-name="ce246"/>
          <table:table-cell table:style-name="ce315"/>
          <table:table-cell table:style-name="ce346"/>
          <table:table-cell table:style-name="ce347"/>
        </table:table-row>
        <table:table-row table:style-name="ro7">
          <table:table-cell table:style-name="ce98"/>
          <table:table-cell table:style-name="ce175"/>
          <table:table-cell table:style-name="ce29"/>
          <table:table-cell table:style-name="ce206"/>
        </table:table-row>
        <table:table-row table:style-name="ro7">
          <table:table-cell table:style-name="ce248"/>
          <table:table-cell table:style-name="ce175"/>
          <table:table-cell table:style-name="ce29"/>
          <table:table-cell table:style-name="ce209"/>
        </table:table-row>
        <table:table-row table:style-name="ro7">
          <table:table-cell table:style-name="ce98"/>
          <table:table-cell table:style-name="ce175"/>
          <table:table-cell table:style-name="ce29"/>
          <table:table-cell table:style-name="ce210"/>
        </table:table-row>
        <table:table-row table:style-name="ro7">
          <table:table-cell table:style-name="ce248"/>
          <table:table-cell table:style-name="ce175"/>
          <table:table-cell table:style-name="ce29"/>
          <table:table-cell table:style-name="ce209"/>
        </table:table-row>
        <table:table-row table:style-name="ro7" table:number-rows-repeated="5">
          <table:table-cell table:style-name="ce102"/>
          <table:table-cell table:style-name="ce175"/>
          <table:table-cell table:style-name="ce29"/>
          <table:table-cell table:style-name="ce209"/>
        </table:table-row>
        <table:table-row table:style-name="ro7">
          <table:table-cell table:style-name="ce98"/>
          <table:table-cell table:style-name="ce175"/>
          <table:table-cell table:style-name="ce29"/>
          <table:table-cell table:style-name="ce206"/>
        </table:table-row>
        <table:table-row table:style-name="ro7">
          <table:table-cell table:style-name="ce103"/>
          <table:table-cell table:style-name="ce175"/>
          <table:table-cell table:style-name="ce29"/>
          <table:table-cell table:style-name="ce206"/>
        </table:table-row>
        <table:table-row table:style-name="ro7">
          <table:table-cell table:style-name="ce101"/>
          <table:table-cell table:style-name="ce175"/>
          <table:table-cell table:style-name="ce29"/>
          <table:table-cell table:style-name="ce209"/>
        </table:table-row>
        <table:table-row table:style-name="ro7">
          <table:table-cell table:style-name="ce101" table:number-columns-repeated="2"/>
          <table:table-cell table:style-name="ce170"/>
          <table:table-cell table:style-name="ce209"/>
        </table:table-row>
        <table:table-row table:style-name="ro7">
          <table:table-cell table:style-name="ce104"/>
          <table:table-cell table:style-name="ce119" table:content-validation-name="val1"/>
          <table:table-cell table:style-name="ce29"/>
          <table:table-cell table:style-name="ce206"/>
        </table:table-row>
        <table:table-row table:style-name="ro7">
          <table:table-cell table:style-name="ce105"/>
          <table:table-cell table:style-name="ce119"/>
          <table:table-cell table:style-name="ce29"/>
          <table:table-cell table:style-name="ce206"/>
        </table:table-row>
        <table:table-row table:style-name="ro7">
          <table:table-cell table:style-name="ce71"/>
          <table:table-cell table:style-name="ce119"/>
          <table:table-cell table:style-name="ce29"/>
          <table:table-cell table:style-name="ce209"/>
        </table:table-row>
        <table:table-row table:style-name="ro7">
          <table:table-cell table:style-name="ce105"/>
          <table:table-cell table:style-name="ce119"/>
          <table:table-cell table:style-name="ce29"/>
          <table:table-cell table:style-name="ce209"/>
        </table:table-row>
        <table:table-row table:style-name="ro7">
          <table:table-cell table:style-name="ce71"/>
          <table:table-cell table:style-name="ce170"/>
          <table:table-cell table:style-name="ce29"/>
          <table:table-cell table:style-name="ce209"/>
        </table:table-row>
        <table:table-row table:style-name="ro7">
          <table:table-cell table:style-name="ce105"/>
          <table:table-cell table:style-name="ce119"/>
          <table:table-cell table:style-name="ce29"/>
          <table:table-cell table:style-name="ce209"/>
        </table:table-row>
        <table:table-row table:style-name="ro7">
          <table:table-cell table:style-name="ce71"/>
          <table:table-cell table:style-name="ce170"/>
          <table:table-cell table:style-name="ce29"/>
          <table:table-cell table:style-name="ce209"/>
        </table:table-row>
        <table:table-row table:style-name="ro7" table:number-rows-repeated="2">
          <table:table-cell table:style-name="ce105"/>
          <table:table-cell table:style-name="ce170"/>
          <table:table-cell table:style-name="ce29"/>
          <table:table-cell table:style-name="ce209"/>
        </table:table-row>
        <table:table-row table:style-name="ro7">
          <table:table-cell table:style-name="ce105"/>
          <table:table-cell table:style-name="ce170"/>
          <table:table-cell table:style-name="ce29"/>
          <table:table-cell table:style-name="ce211"/>
        </table:table-row>
        <table:table-row table:style-name="ro7">
          <table:table-cell table:style-name="ce71"/>
          <table:table-cell table:style-name="ce170"/>
          <table:table-cell table:style-name="ce29"/>
          <table:table-cell table:style-name="ce209"/>
        </table:table-row>
        <table:table-row table:style-name="ro7">
          <table:table-cell table:style-name="ce71"/>
          <table:table-cell table:style-name="ce176"/>
          <table:table-cell table:style-name="ce170"/>
          <table:table-cell table:style-name="ce209"/>
        </table:table-row>
        <table:table-row table:style-name="ro7">
          <table:table-cell table:style-name="ce105"/>
          <table:table-cell table:style-name="ce119"/>
          <table:table-cell table:style-name="ce29"/>
          <table:table-cell table:style-name="ce209"/>
        </table:table-row>
        <table:table-row table:style-name="ro7">
          <table:table-cell table:style-name="ce105"/>
          <table:table-cell table:style-name="ce170" table:number-columns-repeated="2"/>
          <table:table-cell table:style-name="ce209"/>
        </table:table-row>
        <table:table-row table:style-name="ro7">
          <table:table-cell table:style-name="ce105"/>
          <table:table-cell table:style-name="ce119"/>
          <table:table-cell table:style-name="ce29"/>
          <table:table-cell table:style-name="ce206"/>
        </table:table-row>
        <table:table-row table:style-name="ro7">
          <table:table-cell table:style-name="ce105"/>
          <table:table-cell table:style-name="ce29" table:number-columns-repeated="2"/>
          <table:table-cell table:style-name="ce209"/>
        </table:table-row>
        <table:table-row table:style-name="ro7" table:number-rows-repeated="48">
          <table:table-cell table:style-name="ce63"/>
          <table:table-cell table:style-name="ce155"/>
          <table:table-cell table:style-name="ce29"/>
          <table:table-cell table:style-name="ce206"/>
        </table:table-row>
        <table:table-row table:style-name="ro7">
          <table:table-cell table:style-name="ce63"/>
          <table:table-cell table:style-name="ce155"/>
          <table:table-cell table:style-name="ce29"/>
          <table:table-cell table:style-name="ce206"/>
        </table:table-row>
        <calcext:conditional-formats>
          <calcext:conditional-format calcext:target-range-address="Planilha1.A1102:Planilha1.B1150">
            <calcext:condition calcext:apply-style-name="ConditionalStyle_95" calcext:value="formula-is(#REF!=&quot;PENDENTE&quot;)" calcext:base-cell-address="Planilha1.A1102"/>
          </calcext:conditional-format>
          <calcext:conditional-format calcext:target-range-address="Planilha1.A1102:Planilha1.B1150">
            <calcext:condition calcext:apply-style-name="ConditionalStyle_96" calcext:value="formula-is(#REF!=&quot;PENDENTE&quot;)" calcext:base-cell-address="Planilha1.A1102"/>
            <calcext:condition calcext:apply-style-name="ConditionalStyle_97" calcext:value="formula-is(#REF!=&quot;PENDENTE&quot;)" calcext:base-cell-address="Planilha1.A1102"/>
            <calcext:condition calcext:apply-style-name="ConditionalStyle_98" calcext:value="formula-is(#REF!=&quot;PENDENTE&quot;)" calcext:base-cell-address="Planilha1.A1102"/>
          </calcext:conditional-format>
          <calcext:conditional-format calcext:target-range-address="Planilha1.A1102:Planilha1.B1150">
            <calcext:condition calcext:apply-style-name="ConditionalStyle_3" calcext:value="formula-is(#REF!=&quot;PENDENTE&quot;)" calcext:base-cell-address="Planilha1.A1102"/>
          </calcext:conditional-format>
          <calcext:conditional-format calcext:target-range-address="Planilha1.A1102:Planilha1.B1150">
            <calcext:condition calcext:apply-style-name="ConditionalStyle_131" calcext:value="formula-is(#REF!=&quot;REPROVADO&quot;)" calcext:base-cell-address="Planilha1.A1102"/>
          </calcext:conditional-format>
          <calcext:conditional-format calcext:target-range-address="Planilha1.A1086:Planilha1.A1086">
            <calcext:condition calcext:apply-style-name="ConditionalStyle_132" calcext:value="formula-is(#REF!=&quot;PENDENTE&quot;)" calcext:base-cell-address="Planilha1.A1086"/>
            <calcext:condition calcext:apply-style-name="ConditionalStyle_133" calcext:value="formula-is(#REF!=&quot;PENDENTE&quot;)" calcext:base-cell-address="Planilha1.A1086"/>
            <calcext:condition calcext:apply-style-name="ConditionalStyle_134" calcext:value="formula-is(#REF!=&quot;PENDENTE&quot;)" calcext:base-cell-address="Planilha1.A1086"/>
            <calcext:condition calcext:apply-style-name="ConditionalStyle_3" calcext:value="formula-is(#REF!=&quot;PENDENTE&quot;)" calcext:base-cell-address="Planilha1.A1086"/>
            <calcext:condition calcext:apply-style-name="ConditionalStyle_135" calcext:value="formula-is(#REF!=&quot;PENDENTE&quot;)" calcext:base-cell-address="Planilha1.A1086"/>
            <calcext:condition calcext:apply-style-name="ConditionalStyle_136" calcext:value="formula-is(#REF!=&quot;REPROVADO&quot;)" calcext:base-cell-address="Planilha1.A1086"/>
            <calcext:condition calcext:apply-style-name="ConditionalStyle_137" calcext:value="formula-is(#REF!=&quot;REPROVADO&quot;)" calcext:base-cell-address="Planilha1.A1086"/>
          </calcext:conditional-format>
          <calcext:conditional-format calcext:target-range-address="Planilha1.A1102:Planilha1.B1150">
            <calcext:condition calcext:apply-style-name="ConditionalStyle_152" calcext:value="formula-is(#REF!=&quot;REPROVADO&quot;)" calcext:base-cell-address="Planilha1.A1102"/>
          </calcext:conditional-format>
          <calcext:conditional-format calcext:target-range-address="Planilha1.C469:Planilha1.C469">
            <calcext:condition calcext:apply-style-name="ConditionalStyle_221" calcext:value="formula-is(#REF!=&quot;REPROVADO&quot;)" calcext:base-cell-address="Planilha1.C469"/>
            <calcext:condition calcext:apply-style-name="Default" calcext:value="formula-is(#REF!=&quot;PENDENTE&quot;)" calcext:base-cell-address="Planilha1.C469"/>
            <calcext:condition calcext:apply-style-name="ConditionalStyle_220" calcext:value="formula-is(#REF!=&quot;REPROVADO&quot;)" calcext:base-cell-address="Planilha1.C469"/>
            <calcext:condition calcext:apply-style-name="ConditionalStyle_219" calcext:value="formula-is(#REF!=&quot;PENDENTE&quot;)" calcext:base-cell-address="Planilha1.C469"/>
            <calcext:condition calcext:apply-style-name="ConditionalStyle_218" calcext:value="formula-is(#REF!=&quot;PENDENTE&quot;)" calcext:base-cell-address="Planilha1.C469"/>
            <calcext:condition calcext:apply-style-name="ConditionalStyle_217" calcext:value="formula-is(#REF!=&quot;PENDENTE&quot;)" calcext:base-cell-address="Planilha1.C469"/>
            <calcext:condition calcext:apply-style-name="ConditionalStyle_216" calcext:value="formula-is(#REF!=&quot;PENDENTE&quot;)" calcext:base-cell-address="Planilha1.C469"/>
            <calcext:condition calcext:apply-style-name="ConditionalStyle_215" calcext:value="formula-is(#REF!=&quot;PENDENTE&quot;)" calcext:base-cell-address="Planilha1.C469"/>
          </calcext:conditional-format>
          <calcext:conditional-format calcext:target-range-address="Planilha1.B16:Planilha1.C21 Planilha1.B32:Planilha1.C35 Planilha1.C40:Planilha1.C76 Planilha1.B46:Planilha1.B76 Planilha1.B77:Planilha1.C178 Planilha1.B200:Planilha1.B229 Planilha1.B284:Planilha1.C291 Planilha1.C292:Planilha1.C292 Planilha1.B293:Planilha1.C299 Planilha1.B379:Planilha1.C386 Planilha1.C425:Planilha1.C451 Planilha1.B452:Planilha1.C452 Planilha1.C453:Planilha1.C455 Planilha1.B456:Planilha1.C456 Planilha1.C457:Planilha1.C466 Planilha1.C472:Planilha1.C522 Planilha1.C724:Planilha1.C769 Planilha1.C22:Planilha1.C22 Planilha1.C26:Planilha1.C26 Planilha1.C192:Planilha1.C229 Planilha1.B230:Planilha1.C276 Planilha1.C277:Planilha1.C283 Planilha1.B278:Planilha1.B288 Planilha1.B301:Planilha1.C302 Planilha1.C307:Planilha1.C311 Planilha1.B312:Planilha1.C332 Planilha1.B364:Planilha1.C364 Planilha1.B365:Planilha1.B375 Planilha1.C365:Planilha1.C379 Planilha1.B378:Planilha1.B379 Planilha1.B399:Planilha1.C405 Planilha1.C404:Planilha1.C409 Planilha1.B404:Planilha1.B413 Planilha1.B414:Planilha1.C421 Planilha1.B423:Planilha1.C424 Planilha1.B449:Planilha1.B453 Planilha1.B455:Planilha1.B456 Planilha1.B460:Planilha1.B461 Planilha1.B563:Planilha1.C567 Planilha1.B569:Planilha1.B571 Planilha1.B574:Planilha1.C580 Planilha1.C581:Planilha1.C586 Planilha1.B582:Planilha1.B582 Planilha1.B585:Planilha1.C586 Planilha1.C704:Planilha1.C716 Planilha1.C771:Planilha1.C771 Planilha1.C774:Planilha1.C776 Planilha1.C780:Planilha1.C797 Planilha1.C799:Planilha1.C799 Planilha1.C801:Planilha1.C804 Planilha1.C806:Planilha1.C807 Planilha1.C818:Planilha1.C846 Planilha1.C848:Planilha1.C849 Planilha1.C851:Planilha1.C855 Planilha1.B22:Planilha1.B31 Planilha1.B2:Planilha1.C13 Planilha1.B36:Planilha1.B43 Planilha1.B179:Planilha1.B197 Planilha1.B301:Planilha1.B311">
            <calcext:condition calcext:apply-style-name="ConditionalStyle_250" calcext:value="formula-is(#REF!=&quot;PENDENTE&quot;)" calcext:base-cell-address="Planilha1.B2"/>
            <calcext:condition calcext:apply-style-name="ConditionalStyle_249" calcext:value="formula-is(#REF!=&quot;PENDENTE&quot;)" calcext:base-cell-address="Planilha1.B2"/>
          </calcext:conditional-format>
          <calcext:conditional-format calcext:target-range-address="Planilha1.A589:Planilha1.A589">
            <calcext:condition calcext:apply-style-name="ConditionalStyle_312" calcext:value="duplicate" calcext:base-cell-address="Planilha1.A589"/>
          </calcext:conditional-format>
          <calcext:conditional-format calcext:target-range-address="Planilha1.C896:Planilha1.C896">
            <calcext:condition calcext:apply-style-name="ConditionalStyle_231" calcext:value="formula-is(#REF!=&quot;PENDENTE&quot;)" calcext:base-cell-address="Planilha1.C896"/>
            <calcext:condition calcext:apply-style-name="ConditionalStyle_230" calcext:value="formula-is(#REF!=&quot;PENDENTE&quot;)" calcext:base-cell-address="Planilha1.C896"/>
            <calcext:condition calcext:apply-style-name="ConditionalStyle_229" calcext:value="formula-is(#REF!=&quot;PENDENTE&quot;)" calcext:base-cell-address="Planilha1.C896"/>
            <calcext:condition calcext:apply-style-name="ConditionalStyle_228" calcext:value="formula-is(#REF!=&quot;PENDENTE&quot;)" calcext:base-cell-address="Planilha1.C896"/>
          </calcext:conditional-format>
          <calcext:conditional-format calcext:target-range-address="Planilha1.B44:Planilha1.B45">
            <calcext:condition calcext:apply-style-name="ConditionalStyle_308" calcext:value="formula-is(#REF!=&quot;REPROVADO&quot;)" calcext:base-cell-address="Planilha1.B44"/>
            <calcext:condition calcext:apply-style-name="Default" calcext:value="formula-is(#REF!=&quot;PENDENTE&quot;)" calcext:base-cell-address="Planilha1.B44"/>
            <calcext:condition calcext:apply-style-name="ConditionalStyle_307" calcext:value="formula-is(#REF!=&quot;REPROVADO&quot;)" calcext:base-cell-address="Planilha1.B44"/>
            <calcext:condition calcext:apply-style-name="ConditionalStyle_306" calcext:value="formula-is(#REF!=&quot;PENDENTE&quot;)" calcext:base-cell-address="Planilha1.B44"/>
          </calcext:conditional-format>
          <calcext:conditional-format calcext:target-range-address="Planilha1.B45:Planilha1.B45">
            <calcext:condition calcext:apply-style-name="ConditionalStyle_305" calcext:value="formula-is(#REF!=&quot;PENDENTE&quot;)" calcext:base-cell-address="Planilha1.B45"/>
            <calcext:condition calcext:apply-style-name="ConditionalStyle_304" calcext:value="formula-is(#REF!=&quot;PENDENTE&quot;)" calcext:base-cell-address="Planilha1.B45"/>
            <calcext:condition calcext:apply-style-name="ConditionalStyle_303" calcext:value="formula-is(#REF!=&quot;PENDENTE&quot;)" calcext:base-cell-address="Planilha1.B45"/>
            <calcext:condition calcext:apply-style-name="ConditionalStyle_302" calcext:value="formula-is(#REF!=&quot;PENDENTE&quot;)" calcext:base-cell-address="Planilha1.B45"/>
          </calcext:conditional-format>
          <calcext:conditional-format calcext:target-range-address="Planilha1.B197:Planilha1.B197">
            <calcext:condition calcext:apply-style-name="ConditionalStyle_235" calcext:value="formula-is(#REF!=&quot;REPROVADO&quot;)" calcext:base-cell-address="Planilha1.B197"/>
          </calcext:conditional-format>
          <calcext:conditional-format calcext:target-range-address="Planilha1.B197:Planilha1.B197">
            <calcext:condition calcext:apply-style-name="Default" calcext:value="formula-is(#REF!=&quot;PENDENTE&quot;)" calcext:base-cell-address="Planilha1.B197"/>
            <calcext:condition calcext:apply-style-name="ConditionalStyle_233" calcext:value="formula-is(#REF!=&quot;REPROVADO&quot;)" calcext:base-cell-address="Planilha1.B197"/>
            <calcext:condition calcext:apply-style-name="ConditionalStyle_232" calcext:value="formula-is(#REF!=&quot;PENDENTE&quot;)" calcext:base-cell-address="Planilha1.B197"/>
          </calcext:conditional-format>
          <calcext:conditional-format calcext:target-range-address="Planilha1.B197:Planilha1.B197 Planilha1.B44:Planilha1.B44">
            <calcext:condition calcext:apply-style-name="ConditionalStyle_234" calcext:value="formula-is(#REF!=&quot;PENDENTE&quot;)" calcext:base-cell-address="Planilha1.B44"/>
          </calcext:conditional-format>
          <calcext:conditional-format calcext:target-range-address="Planilha1.B44:Planilha1.B44 Planilha1.B197:Planilha1.B197">
            <calcext:condition calcext:apply-style-name="ConditionalStyle_311" calcext:value="formula-is(#REF!=&quot;PENDENTE&quot;)" calcext:base-cell-address="Planilha1.B44"/>
            <calcext:condition calcext:apply-style-name="ConditionalStyle_310" calcext:value="formula-is(#REF!=&quot;PENDENTE&quot;)" calcext:base-cell-address="Planilha1.B44"/>
            <calcext:condition calcext:apply-style-name="ConditionalStyle_309" calcext:value="formula-is(#REF!=&quot;PENDENTE&quot;)" calcext:base-cell-address="Planilha1.B44"/>
          </calcext:conditional-format>
          <calcext:conditional-format calcext:target-range-address="Planilha1.B457:Planilha1.B458">
            <calcext:condition calcext:apply-style-name="ConditionalStyle_277" calcext:value="formula-is(#REF!=&quot;REPROVADO&quot;)" calcext:base-cell-address="Planilha1.B457"/>
            <calcext:condition calcext:apply-style-name="Default" calcext:value="formula-is(#REF!=&quot;PENDENTE&quot;)" calcext:base-cell-address="Planilha1.B457"/>
            <calcext:condition calcext:apply-style-name="ConditionalStyle_276" calcext:value="formula-is(#REF!=&quot;REPROVADO&quot;)" calcext:base-cell-address="Planilha1.B457"/>
            <calcext:condition calcext:apply-style-name="ConditionalStyle_275" calcext:value="formula-is(#REF!=&quot;PENDENTE&quot;)" calcext:base-cell-address="Planilha1.B457"/>
            <calcext:condition calcext:apply-style-name="ConditionalStyle_274" calcext:value="formula-is(#REF!=&quot;PENDENTE&quot;)" calcext:base-cell-address="Planilha1.B457"/>
            <calcext:condition calcext:apply-style-name="ConditionalStyle_273" calcext:value="formula-is(#REF!=&quot;PENDENTE&quot;)" calcext:base-cell-address="Planilha1.B457"/>
            <calcext:condition calcext:apply-style-name="ConditionalStyle_272" calcext:value="formula-is(#REF!=&quot;PENDENTE&quot;)" calcext:base-cell-address="Planilha1.B457"/>
            <calcext:condition calcext:apply-style-name="ConditionalStyle_271" calcext:value="formula-is(#REF!=&quot;PENDENTE&quot;)" calcext:base-cell-address="Planilha1.B457"/>
            <calcext:condition calcext:apply-style-name="ConditionalStyle_280" calcext:value="formula-is(#REF!=&quot;PENDENTE&quot;)" calcext:base-cell-address="Planilha1.B457"/>
            <calcext:condition calcext:apply-style-name="ConditionalStyle_279" calcext:value="formula-is(#REF!=&quot;PENDENTE&quot;)" calcext:base-cell-address="Planilha1.B457"/>
            <calcext:condition calcext:apply-style-name="ConditionalStyle_278" calcext:value="formula-is(#REF!=&quot;PENDENTE&quot;)" calcext:base-cell-address="Planilha1.B457"/>
          </calcext:conditional-format>
          <calcext:conditional-format calcext:target-range-address="Planilha1.B472:Planilha1.B472">
            <calcext:condition calcext:apply-style-name="ConditionalStyle_270" calcext:value="formula-is(#REF!=&quot;REPROVADO&quot;)" calcext:base-cell-address="Planilha1.B472"/>
            <calcext:condition calcext:apply-style-name="Default" calcext:value="formula-is(#REF!=&quot;PENDENTE&quot;)" calcext:base-cell-address="Planilha1.B472"/>
            <calcext:condition calcext:apply-style-name="ConditionalStyle_269" calcext:value="formula-is(#REF!=&quot;REPROVADO&quot;)" calcext:base-cell-address="Planilha1.B472"/>
            <calcext:condition calcext:apply-style-name="ConditionalStyle_268" calcext:value="formula-is(#REF!=&quot;PENDENTE&quot;)" calcext:base-cell-address="Planilha1.B472"/>
            <calcext:condition calcext:apply-style-name="ConditionalStyle_267" calcext:value="formula-is(#REF!=&quot;PENDENTE&quot;)" calcext:base-cell-address="Planilha1.B472"/>
            <calcext:condition calcext:apply-style-name="ConditionalStyle_266" calcext:value="formula-is(#REF!=&quot;PENDENTE&quot;)" calcext:base-cell-address="Planilha1.B472"/>
            <calcext:condition calcext:apply-style-name="ConditionalStyle_265" calcext:value="formula-is(#REF!=&quot;PENDENTE&quot;)" calcext:base-cell-address="Planilha1.B472"/>
            <calcext:condition calcext:apply-style-name="ConditionalStyle_264" calcext:value="formula-is(#REF!=&quot;PENDENTE&quot;)" calcext:base-cell-address="Planilha1.B472"/>
            <calcext:condition calcext:apply-style-name="ConditionalStyle_263" calcext:value="formula-is(#REF!=&quot;PENDENTE&quot;)" calcext:base-cell-address="Planilha1.B472"/>
            <calcext:condition calcext:apply-style-name="ConditionalStyle_262" calcext:value="formula-is(#REF!=&quot;PENDENTE&quot;)" calcext:base-cell-address="Planilha1.B472"/>
            <calcext:condition calcext:apply-style-name="ConditionalStyle_261" calcext:value="formula-is(#REF!=&quot;PENDENTE&quot;)" calcext:base-cell-address="Planilha1.B472"/>
          </calcext:conditional-format>
          <calcext:conditional-format calcext:target-range-address="Planilha1.B481:Planilha1.B481">
            <calcext:condition calcext:apply-style-name="ConditionalStyle_260" calcext:value="formula-is(#REF!=&quot;REPROVADO&quot;)" calcext:base-cell-address="Planilha1.B481"/>
            <calcext:condition calcext:apply-style-name="Default" calcext:value="formula-is(#REF!=&quot;PENDENTE&quot;)" calcext:base-cell-address="Planilha1.B481"/>
            <calcext:condition calcext:apply-style-name="ConditionalStyle_259" calcext:value="formula-is(#REF!=&quot;REPROVADO&quot;)" calcext:base-cell-address="Planilha1.B481"/>
            <calcext:condition calcext:apply-style-name="ConditionalStyle_258" calcext:value="formula-is(#REF!=&quot;PENDENTE&quot;)" calcext:base-cell-address="Planilha1.B481"/>
            <calcext:condition calcext:apply-style-name="ConditionalStyle_257" calcext:value="formula-is(#REF!=&quot;PENDENTE&quot;)" calcext:base-cell-address="Planilha1.B481"/>
            <calcext:condition calcext:apply-style-name="ConditionalStyle_256" calcext:value="formula-is(#REF!=&quot;PENDENTE&quot;)" calcext:base-cell-address="Planilha1.B481"/>
            <calcext:condition calcext:apply-style-name="ConditionalStyle_255" calcext:value="formula-is(#REF!=&quot;PENDENTE&quot;)" calcext:base-cell-address="Planilha1.B481"/>
            <calcext:condition calcext:apply-style-name="ConditionalStyle_254" calcext:value="formula-is(#REF!=&quot;PENDENTE&quot;)" calcext:base-cell-address="Planilha1.B481"/>
            <calcext:condition calcext:apply-style-name="ConditionalStyle_253" calcext:value="formula-is(#REF!=&quot;PENDENTE&quot;)" calcext:base-cell-address="Planilha1.B481"/>
            <calcext:condition calcext:apply-style-name="ConditionalStyle_252" calcext:value="formula-is(#REF!=&quot;PENDENTE&quot;)" calcext:base-cell-address="Planilha1.B481"/>
            <calcext:condition calcext:apply-style-name="ConditionalStyle_251" calcext:value="formula-is(#REF!=&quot;PENDENTE&quot;)" calcext:base-cell-address="Planilha1.B481"/>
          </calcext:conditional-format>
          <calcext:conditional-format calcext:target-range-address="Planilha1.B179:Planilha1.B197 Planilha1.B2:Planilha1.C13 Planilha1.B16:Planilha1.C21 Planilha1.C22:Planilha1.C22 Planilha1.C26:Planilha1.C26 Planilha1.B32:Planilha1.C35 Planilha1.C40:Planilha1.C76 Planilha1.B77:Planilha1.C178 Planilha1.C334:Planilha1.C342 Planilha1.B338:Planilha1.B342 Planilha1.B343:Planilha1.C364 Planilha1.B365:Planilha1.B375 Planilha1.B387:Planilha1.B401 Planilha1.B523:Planilha1.C537 Planilha1.B539:Planilha1.C548 Planilha1.B549:Planilha1.B549 Planilha1.C569:Planilha1.C573 Planilha1.B22:Planilha1.B31 Planilha1.B36:Planilha1.B43 Planilha1.B46:Planilha1.B76 Planilha1.C192:Planilha1.C229 Planilha1.B200:Planilha1.B229 Planilha1.B230:Planilha1.C276 Planilha1.C277:Planilha1.C283 Planilha1.B278:Planilha1.B283 Planilha1.B284:Planilha1.C291 Planilha1.C292:Planilha1.C292 Planilha1.B293:Planilha1.C299 Planilha1.B301:Planilha1.C302 Planilha1.B303:Planilha1.B311 Planilha1.C307:Planilha1.C311 Planilha1.B312:Planilha1.C332 Planilha1.C365:Planilha1.C379 Planilha1.B378:Planilha1.B379 Planilha1.B380:Planilha1.C386 Planilha1.C399:Planilha1.C401 Planilha1.B402:Planilha1.C403 Planilha1.C404:Planilha1.C409 Planilha1.B404:Planilha1.B413 Planilha1.B414:Planilha1.C421 Planilha1.B423:Planilha1.C424 Planilha1.C425:Planilha1.C451 Planilha1.B449:Planilha1.B451 Planilha1.B452:Planilha1.C452 Planilha1.B453:Planilha1.B453 Planilha1.C453:Planilha1.C455 Planilha1.B455:Planilha1.B455 Planilha1.B456:Planilha1.C456 Planilha1.C457:Planilha1.C466 Planilha1.B460:Planilha1.B461 Planilha1.C472:Planilha1.C522 Planilha1.B550:Planilha1.C567 Planilha1.B569:Planilha1.B571 Planilha1.B574:Planilha1.C580 Planilha1.C581:Planilha1.C584 Planilha1.B582:Planilha1.B582 Planilha1.B585:Planilha1.C586 Planilha1.C704:Planilha1.C716 Planilha1.C724:Planilha1.C769 Planilha1.C771:Planilha1.C771 Planilha1.C774:Planilha1.C776 Planilha1.C780:Planilha1.C797 Planilha1.C799:Planilha1.C799 Planilha1.C801:Planilha1.C804 Planilha1.C806:Planilha1.C807 Planilha1.C818:Planilha1.C846 Planilha1.C848:Planilha1.C849 Planilha1.C851:Planilha1.C855 Planilha1.B971:Planilha1.C1072 Planilha1.B432:Planilha1.B436 Planilha1.B438:Planilha1.B441 Planilha1.B482:Planilha1.B489 Planilha1.B491:Planilha1.B492">
            <calcext:condition calcext:apply-style-name="ConditionalStyle_301" calcext:value="formula-is(#REF!=&quot;REPROVADO&quot;)" calcext:base-cell-address="Planilha1.B2"/>
          </calcext:conditional-format>
          <calcext:conditional-format calcext:target-range-address="Planilha1.B2:Planilha1.C13 Planilha1.B16:Planilha1.C21 Planilha1.C22:Planilha1.C22 Planilha1.C26:Planilha1.C26 Planilha1.B32:Planilha1.C35 Planilha1.C40:Planilha1.C76 Planilha1.B46:Planilha1.B76 Planilha1.B77:Planilha1.C178 Planilha1.C192:Planilha1.C229 Planilha1.B200:Planilha1.B229 Planilha1.C277:Planilha1.C283 Planilha1.B278:Planilha1.B285 Planilha1.B284:Planilha1.C291 Planilha1.C292:Planilha1.C292 Planilha1.B293:Planilha1.C299 Planilha1.B301:Planilha1.C302 Planilha1.C307:Planilha1.C311 Planilha1.B312:Planilha1.C332 Planilha1.C334:Planilha1.C342 Planilha1.B338:Planilha1.B342 Planilha1.B343:Planilha1.C364 Planilha1.B365:Planilha1.B375 Planilha1.C365:Planilha1.C379 Planilha1.B380:Planilha1.C386 Planilha1.B387:Planilha1.B401 Planilha1.B399:Planilha1.C405 Planilha1.C404:Planilha1.C409 Planilha1.B404:Planilha1.B413 Planilha1.B414:Planilha1.C421 Planilha1.C425:Planilha1.C451 Planilha1.B449:Planilha1.B451 Planilha1.B452:Planilha1.C452 Planilha1.B453:Planilha1.B453 Planilha1.C453:Planilha1.C455 Planilha1.B455:Planilha1.B455 Planilha1.B456:Planilha1.C456 Planilha1.C457:Planilha1.C466 Planilha1.B460:Planilha1.B461 Planilha1.C472:Planilha1.C522 Planilha1.B523:Planilha1.C537 Planilha1.B539:Planilha1.C548 Planilha1.B549:Planilha1.B549 Planilha1.B550:Planilha1.C567 Planilha1.B569:Planilha1.B571 Planilha1.C569:Planilha1.C573 Planilha1.B574:Planilha1.C580 Planilha1.C581:Planilha1.C586 Planilha1.B582:Planilha1.B582 Planilha1.C704:Planilha1.C716 Planilha1.C724:Planilha1.C769 Planilha1.C771:Planilha1.C771 Planilha1.C774:Planilha1.C776 Planilha1.C780:Planilha1.C797 Planilha1.C799:Planilha1.C799 Planilha1.C801:Planilha1.C804 Planilha1.C806:Planilha1.C807 Planilha1.C818:Planilha1.C846 Planilha1.C848:Planilha1.C849 Planilha1.C851:Planilha1.C855 Planilha1.B230:Planilha1.C276 Planilha1.B22:Planilha1.B31 Planilha1.C971:Planilha1.C1072 Planilha1.B378:Planilha1.B379 Planilha1.B423:Planilha1.C424 Planilha1.B585:Planilha1.C586 Planilha1.B36:Planilha1.B43 Planilha1.B179:Planilha1.B197 Planilha1.B303:Planilha1.B311">
            <calcext:condition calcext:apply-style-name="Default" calcext:value="formula-is(#REF!=&quot;PENDENTE&quot;)" calcext:base-cell-address="Planilha1.B2"/>
          </calcext:conditional-format>
          <calcext:conditional-format calcext:target-range-address="Planilha1.B2:Planilha1.C13 Planilha1.B16:Planilha1.C21 Planilha1.C22:Planilha1.C22 Planilha1.C26:Planilha1.C26 Planilha1.B22:Planilha1.B31 Planilha1.B32:Planilha1.C35 Planilha1.B36:Planilha1.B43 Planilha1.C40:Planilha1.C76 Planilha1.B46:Planilha1.B76 Planilha1.B77:Planilha1.C178 Planilha1.B179:Planilha1.B197 Planilha1.C192:Planilha1.C229 Planilha1.B200:Planilha1.B229 Planilha1.B230:Planilha1.C276 Planilha1.C277:Planilha1.C283 Planilha1.B278:Planilha1.B283 Planilha1.B284:Planilha1.C291 Planilha1.C292:Planilha1.C292 Planilha1.B293:Planilha1.C299 Planilha1.B301:Planilha1.C302 Planilha1.B303:Planilha1.B311 Planilha1.C307:Planilha1.C311 Planilha1.B312:Planilha1.C332 Planilha1.C334:Planilha1.C342 Planilha1.B338:Planilha1.B342 Planilha1.B343:Planilha1.C364 Planilha1.B365:Planilha1.B375 Planilha1.C365:Planilha1.C379 Planilha1.B378:Planilha1.B379 Planilha1.B380:Planilha1.C386 Planilha1.B387:Planilha1.B401 Planilha1.C399:Planilha1.C401 Planilha1.B402:Planilha1.C403 Planilha1.C404:Planilha1.C409 Planilha1.B404:Planilha1.B413 Planilha1.B414:Planilha1.C421 Planilha1.B423:Planilha1.C424 Planilha1.C425:Planilha1.C451 Planilha1.B449:Planilha1.B451 Planilha1.B452:Planilha1.C452 Planilha1.B453:Planilha1.B453 Planilha1.C453:Planilha1.C455 Planilha1.B455:Planilha1.B455 Planilha1.B456:Planilha1.C456 Planilha1.C457:Planilha1.C466 Planilha1.B460:Planilha1.B461 Planilha1.C472:Planilha1.C522 Planilha1.B523:Planilha1.C537 Planilha1.B539:Planilha1.C548 Planilha1.B549:Planilha1.B549 Planilha1.B550:Planilha1.C567 Planilha1.B569:Planilha1.B571 Planilha1.C569:Planilha1.C573 Planilha1.B574:Planilha1.C580 Planilha1.C581:Planilha1.C584 Planilha1.B582:Planilha1.B582 Planilha1.B585:Planilha1.C586 Planilha1.C704:Planilha1.C716 Planilha1.C724:Planilha1.C769 Planilha1.C771:Planilha1.C771 Planilha1.C774:Planilha1.C776 Planilha1.C780:Planilha1.C797 Planilha1.C799:Planilha1.C799 Planilha1.C801:Planilha1.C804 Planilha1.C806:Planilha1.C807 Planilha1.C818:Planilha1.C846 Planilha1.C848:Planilha1.C849 Planilha1.C851:Planilha1.C855 Planilha1.C971:Planilha1.C1072">
            <calcext:condition calcext:apply-style-name="ConditionalStyle_248" calcext:value="formula-is(#REF!=&quot;REPROVADO&quot;)" calcext:base-cell-address="Planilha1.B2"/>
          </calcext:conditional-format>
          <calcext:conditional-format calcext:target-range-address="Planilha1.C22:Planilha1.C22 Planilha1.C26:Planilha1.C26 Planilha1.C277:Planilha1.C283 Planilha1.C307:Planilha1.C311 Planilha1.C334:Planilha1.C363 Planilha1.C365:Planilha1.C379 Planilha1.B378:Planilha1.B379 Planilha1.B460:Planilha1.B461 Planilha1.B364:Planilha1.C364 Planilha1.B387:Planilha1.B401 Planilha1.B523:Planilha1.C537 Planilha1.B539:Planilha1.C548 Planilha1.B549:Planilha1.B549 Planilha1.C569:Planilha1.C573 Planilha1.B399:Planilha1.C405 Planilha1.B230:Planilha1.C276 Planilha1.B278:Planilha1.B288 Planilha1.B284:Planilha1.C291 Planilha1.B301:Planilha1.C302 Planilha1.B312:Planilha1.C332 Planilha1.B338:Planilha1.B375 Planilha1.B404:Planilha1.B413 Planilha1.C404:Planilha1.C409 Planilha1.B414:Planilha1.C421 Planilha1.B423:Planilha1.C424 Planilha1.B452:Planilha1.C452 Planilha1.B449:Planilha1.B453 Planilha1.B455:Planilha1.B456 Planilha1.B456:Planilha1.C456 Planilha1.B550:Planilha1.C567 Planilha1.B569:Planilha1.B571 Planilha1.B574:Planilha1.C580 Planilha1.C581:Planilha1.C586 Planilha1.B582:Planilha1.B582 Planilha1.B585:Planilha1.C586 Planilha1.C704:Planilha1.C716 Planilha1.C771:Planilha1.C771 Planilha1.C774:Planilha1.C776 Planilha1.C780:Planilha1.C797 Planilha1.C799:Planilha1.C799 Planilha1.C801:Planilha1.C804 Planilha1.C806:Planilha1.C807 Planilha1.C818:Planilha1.C846 Planilha1.C848:Planilha1.C849 Planilha1.C851:Planilha1.C855 Planilha1.B2:Planilha1.C13 Planilha1.B16:Planilha1.C21 Planilha1.B32:Planilha1.C35 Planilha1.C40:Planilha1.C76 Planilha1.B46:Planilha1.B76 Planilha1.B77:Planilha1.C178 Planilha1.C192:Planilha1.C229 Planilha1.B200:Planilha1.B229 Planilha1.C292:Planilha1.C292 Planilha1.B293:Planilha1.C299 Planilha1.B379:Planilha1.C386 Planilha1.C425:Planilha1.C451 Planilha1.C453:Planilha1.C455 Planilha1.C457:Planilha1.C466 Planilha1.C472:Planilha1.C522 Planilha1.C724:Planilha1.C769 Planilha1.C971:Planilha1.C1072 Planilha1.B22:Planilha1.B31 Planilha1.B36:Planilha1.B43 Planilha1.B179:Planilha1.B197 Planilha1.B301:Planilha1.B311">
            <calcext:condition calcext:apply-style-name="ConditionalStyle_237" calcext:value="formula-is(#REF!=&quot;PENDENTE&quot;)" calcext:base-cell-address="Planilha1.B2"/>
          </calcext:conditional-format>
          <calcext:conditional-format calcext:target-range-address="Planilha1.B343:Planilha1.C364 Planilha1.B387:Planilha1.B401 Planilha1.B523:Planilha1.C537 Planilha1.B539:Planilha1.C548 Planilha1.B549:Planilha1.B549 Planilha1.C569:Planilha1.C573 Planilha1.B16:Planilha1.C21 Planilha1.B32:Planilha1.C35 Planilha1.C40:Planilha1.C76 Planilha1.B46:Planilha1.B76 Planilha1.B77:Planilha1.C178 Planilha1.B200:Planilha1.B229 Planilha1.B284:Planilha1.C291 Planilha1.C292:Planilha1.C292 Planilha1.B293:Planilha1.C299 Planilha1.C334:Planilha1.C342 Planilha1.B338:Planilha1.B342 Planilha1.B380:Planilha1.C386 Planilha1.C425:Planilha1.C466 Planilha1.B452:Planilha1.C452 Planilha1.B456:Planilha1.C456 Planilha1.C472:Planilha1.C522 Planilha1.C724:Planilha1.C769 Planilha1.C22:Planilha1.C22 Planilha1.C26:Planilha1.C26 Planilha1.C192:Planilha1.C229 Planilha1.C277:Planilha1.C283 Planilha1.B278:Planilha1.B285 Planilha1.B301:Planilha1.C302 Planilha1.C307:Planilha1.C311 Planilha1.B312:Planilha1.C332 Planilha1.C365:Planilha1.C379 Planilha1.B399:Planilha1.C405 Planilha1.C404:Planilha1.C409 Planilha1.B404:Planilha1.B413 Planilha1.B414:Planilha1.C421 Planilha1.B423:Planilha1.C424 Planilha1.B449:Planilha1.B453 Planilha1.B455:Planilha1.B456 Planilha1.B460:Planilha1.B461 Planilha1.B550:Planilha1.C567 Planilha1.B569:Planilha1.B571 Planilha1.B574:Planilha1.C580 Planilha1.C581:Planilha1.C586 Planilha1.B582:Planilha1.B582 Planilha1.B585:Planilha1.C586 Planilha1.C704:Planilha1.C716 Planilha1.C771:Planilha1.C771 Planilha1.C774:Planilha1.C776 Planilha1.C780:Planilha1.C797 Planilha1.C799:Planilha1.C799 Planilha1.C801:Planilha1.C804 Planilha1.C806:Planilha1.C807 Planilha1.C818:Planilha1.C846 Planilha1.C848:Planilha1.C849 Planilha1.C851:Planilha1.C855 Planilha1.C971:Planilha1.C1072 Planilha1.B22:Planilha1.B31 Planilha1.B364:Planilha1.B375 Planilha1.B378:Planilha1.B379 Planilha1.B2:Planilha1.C13 Planilha1.B36:Planilha1.B43 Planilha1.B179:Planilha1.B197 Planilha1.B230:Planilha1.C276 Planilha1.B303:Planilha1.B311">
            <calcext:condition calcext:apply-style-name="ConditionalStyle_300" calcext:value="formula-is(#REF!=&quot;PENDENTE&quot;)" calcext:base-cell-address="Planilha1.B2"/>
          </calcext:conditional-format>
          <calcext:conditional-format calcext:target-range-address="Planilha1.B432:Planilha1.B436 Planilha1.B438:Planilha1.B441 Planilha1.B482:Planilha1.B489 Planilha1.B491:Planilha1.B492 Planilha1.B971:Planilha1.B1072">
            <calcext:condition calcext:apply-style-name="Default" calcext:value="formula-is(#REF!=&quot;PENDENTE&quot;)" calcext:base-cell-address="Planilha1.B432"/>
            <calcext:condition calcext:apply-style-name="ConditionalStyle_227" calcext:value="formula-is(#REF!=&quot;REPROVADO&quot;)" calcext:base-cell-address="Planilha1.B432"/>
            <calcext:condition calcext:apply-style-name="ConditionalStyle_226" calcext:value="formula-is(#REF!=&quot;PENDENTE&quot;)" calcext:base-cell-address="Planilha1.B432"/>
            <calcext:condition calcext:apply-style-name="ConditionalStyle_225" calcext:value="formula-is(#REF!=&quot;PENDENTE&quot;)" calcext:base-cell-address="Planilha1.B432"/>
            <calcext:condition calcext:apply-style-name="ConditionalStyle_224" calcext:value="formula-is(#REF!=&quot;PENDENTE&quot;)" calcext:base-cell-address="Planilha1.B432"/>
            <calcext:condition calcext:apply-style-name="ConditionalStyle_223" calcext:value="formula-is(#REF!=&quot;PENDENTE&quot;)" calcext:base-cell-address="Planilha1.B432"/>
            <calcext:condition calcext:apply-style-name="ConditionalStyle_222" calcext:value="formula-is(#REF!=&quot;PENDENTE&quot;)" calcext:base-cell-address="Planilha1.B432"/>
          </calcext:conditional-format>
          <calcext:conditional-format calcext:target-range-address="Planilha1.B443:Planilha1.B445">
            <calcext:condition calcext:apply-style-name="ConditionalStyle_290" calcext:value="formula-is(#REF!=&quot;REPROVADO&quot;)" calcext:base-cell-address="Planilha1.B443"/>
            <calcext:condition calcext:apply-style-name="Default" calcext:value="formula-is(#REF!=&quot;PENDENTE&quot;)" calcext:base-cell-address="Planilha1.B443"/>
            <calcext:condition calcext:apply-style-name="ConditionalStyle_289" calcext:value="formula-is(#REF!=&quot;REPROVADO&quot;)" calcext:base-cell-address="Planilha1.B443"/>
            <calcext:condition calcext:apply-style-name="ConditionalStyle_288" calcext:value="formula-is(#REF!=&quot;PENDENTE&quot;)" calcext:base-cell-address="Planilha1.B443"/>
            <calcext:condition calcext:apply-style-name="ConditionalStyle_287" calcext:value="formula-is(#REF!=&quot;PENDENTE&quot;)" calcext:base-cell-address="Planilha1.B443"/>
            <calcext:condition calcext:apply-style-name="ConditionalStyle_286" calcext:value="formula-is(#REF!=&quot;PENDENTE&quot;)" calcext:base-cell-address="Planilha1.B443"/>
            <calcext:condition calcext:apply-style-name="ConditionalStyle_285" calcext:value="formula-is(#REF!=&quot;PENDENTE&quot;)" calcext:base-cell-address="Planilha1.B443"/>
            <calcext:condition calcext:apply-style-name="ConditionalStyle_284" calcext:value="formula-is(#REF!=&quot;PENDENTE&quot;)" calcext:base-cell-address="Planilha1.B443"/>
            <calcext:condition calcext:apply-style-name="ConditionalStyle_283" calcext:value="formula-is(#REF!=&quot;PENDENTE&quot;)" calcext:base-cell-address="Planilha1.B443"/>
            <calcext:condition calcext:apply-style-name="ConditionalStyle_282" calcext:value="formula-is(#REF!=&quot;PENDENTE&quot;)" calcext:base-cell-address="Planilha1.B443"/>
            <calcext:condition calcext:apply-style-name="ConditionalStyle_281" calcext:value="formula-is(#REF!=&quot;PENDENTE&quot;)" calcext:base-cell-address="Planilha1.B443"/>
          </calcext:conditional-format>
          <calcext:conditional-format calcext:target-range-address="Planilha1.C470:Planilha1.C471">
            <calcext:condition calcext:apply-style-name="ConditionalStyle_247" calcext:value="formula-is(#REF!=&quot;REPROVADO&quot;)" calcext:base-cell-address="Planilha1.C470"/>
            <calcext:condition calcext:apply-style-name="Default" calcext:value="formula-is(#REF!=&quot;PENDENTE&quot;)" calcext:base-cell-address="Planilha1.C470"/>
            <calcext:condition calcext:apply-style-name="ConditionalStyle_246" calcext:value="formula-is(#REF!=&quot;REPROVADO&quot;)" calcext:base-cell-address="Planilha1.C470"/>
            <calcext:condition calcext:apply-style-name="ConditionalStyle_245" calcext:value="formula-is(#REF!=&quot;PENDENTE&quot;)" calcext:base-cell-address="Planilha1.C470"/>
            <calcext:condition calcext:apply-style-name="ConditionalStyle_244" calcext:value="formula-is(#REF!=&quot;PENDENTE&quot;)" calcext:base-cell-address="Planilha1.C470"/>
            <calcext:condition calcext:apply-style-name="ConditionalStyle_243" calcext:value="formula-is(#REF!=&quot;PENDENTE&quot;)" calcext:base-cell-address="Planilha1.C470"/>
            <calcext:condition calcext:apply-style-name="ConditionalStyle_242" calcext:value="formula-is(#REF!=&quot;PENDENTE&quot;)" calcext:base-cell-address="Planilha1.C470"/>
            <calcext:condition calcext:apply-style-name="ConditionalStyle_241" calcext:value="formula-is(#REF!=&quot;PENDENTE&quot;)" calcext:base-cell-address="Planilha1.C470"/>
            <calcext:condition calcext:apply-style-name="ConditionalStyle_240" calcext:value="formula-is(#REF!=&quot;PENDENTE&quot;)" calcext:base-cell-address="Planilha1.C470"/>
            <calcext:condition calcext:apply-style-name="ConditionalStyle_239" calcext:value="formula-is(#REF!=&quot;PENDENTE&quot;)" calcext:base-cell-address="Planilha1.C470"/>
            <calcext:condition calcext:apply-style-name="ConditionalStyle_238" calcext:value="formula-is(#REF!=&quot;PENDENTE&quot;)" calcext:base-cell-address="Planilha1.C470"/>
          </calcext:conditional-format>
          <calcext:conditional-format calcext:target-range-address="Planilha1.B333:Planilha1.B337">
            <calcext:condition calcext:apply-style-name="ConditionalStyle_236" calcext:value="formula-is(#REF!=&quot;REPROVADO&quot;)" calcext:base-cell-address="Planilha1.B333"/>
            <calcext:condition calcext:apply-style-name="Default" calcext:value="formula-is(#REF!=&quot;PENDENTE&quot;)" calcext:base-cell-address="Planilha1.B333"/>
            <calcext:condition calcext:apply-style-name="ConditionalStyle_299" calcext:value="formula-is(#REF!=&quot;REPROVADO&quot;)" calcext:base-cell-address="Planilha1.B333"/>
            <calcext:condition calcext:apply-style-name="ConditionalStyle_298" calcext:value="formula-is(#REF!=&quot;PENDENTE&quot;)" calcext:base-cell-address="Planilha1.B333"/>
            <calcext:condition calcext:apply-style-name="ConditionalStyle_297" calcext:value="formula-is(#REF!=&quot;PENDENTE&quot;)" calcext:base-cell-address="Planilha1.B333"/>
            <calcext:condition calcext:apply-style-name="ConditionalStyle_296" calcext:value="formula-is(#REF!=&quot;PENDENTE&quot;)" calcext:base-cell-address="Planilha1.B333"/>
            <calcext:condition calcext:apply-style-name="ConditionalStyle_295" calcext:value="formula-is(#REF!=&quot;PENDENTE&quot;)" calcext:base-cell-address="Planilha1.B333"/>
            <calcext:condition calcext:apply-style-name="ConditionalStyle_294" calcext:value="formula-is(#REF!=&quot;PENDENTE&quot;)" calcext:base-cell-address="Planilha1.B333"/>
            <calcext:condition calcext:apply-style-name="ConditionalStyle_293" calcext:value="formula-is(#REF!=&quot;PENDENTE&quot;)" calcext:base-cell-address="Planilha1.B333"/>
            <calcext:condition calcext:apply-style-name="ConditionalStyle_292" calcext:value="formula-is(#REF!=&quot;PENDENTE&quot;)" calcext:base-cell-address="Planilha1.B333"/>
            <calcext:condition calcext:apply-style-name="ConditionalStyle_291" calcext:value="formula-is(#REF!=&quot;PENDENTE&quot;)" calcext:base-cell-address="Planilha1.B333"/>
          </calcext:conditional-format>
          <calcext:conditional-format calcext:target-range-address="Planilha1.B437:Planilha1.B437 Planilha1.B442:Planilha1.B442 Planilha1.B493:Planilha1.B493 Planilha1.B490:Planilha1.B490 Planilha1.B845:Planilha1.B845 Planilha1.C467:Planilha1.C468 Planilha1.C770:Planilha1.C770">
            <calcext:condition calcext:apply-style-name="ConditionalStyle_204" calcext:value="formula-is(#REF!=&quot;REPROVADO&quot;)" calcext:base-cell-address="Planilha1.B437"/>
            <calcext:condition calcext:apply-style-name="Default" calcext:value="formula-is(#REF!=&quot;PENDENTE&quot;)" calcext:base-cell-address="Planilha1.B437"/>
            <calcext:condition calcext:apply-style-name="ConditionalStyle_203" calcext:value="formula-is(#REF!=&quot;REPROVADO&quot;)" calcext:base-cell-address="Planilha1.B437"/>
            <calcext:condition calcext:apply-style-name="ConditionalStyle_202" calcext:value="formula-is(#REF!=&quot;PENDENTE&quot;)" calcext:base-cell-address="Planilha1.B437"/>
            <calcext:condition calcext:apply-style-name="ConditionalStyle_201" calcext:value="formula-is(#REF!=&quot;PENDENTE&quot;)" calcext:base-cell-address="Planilha1.B437"/>
            <calcext:condition calcext:apply-style-name="ConditionalStyle_200" calcext:value="formula-is(#REF!=&quot;PENDENTE&quot;)" calcext:base-cell-address="Planilha1.B437"/>
            <calcext:condition calcext:apply-style-name="ConditionalStyle_199" calcext:value="formula-is(#REF!=&quot;PENDENTE&quot;)" calcext:base-cell-address="Planilha1.B437"/>
            <calcext:condition calcext:apply-style-name="ConditionalStyle_198" calcext:value="formula-is(#REF!=&quot;PENDENTE&quot;)" calcext:base-cell-address="Planilha1.B437"/>
            <calcext:condition calcext:apply-style-name="ConditionalStyle_197" calcext:value="formula-is(#REF!=&quot;PENDENTE&quot;)" calcext:base-cell-address="Planilha1.B437"/>
            <calcext:condition calcext:apply-style-name="ConditionalStyle_196" calcext:value="formula-is(#REF!=&quot;PENDENTE&quot;)" calcext:base-cell-address="Planilha1.B437"/>
            <calcext:condition calcext:apply-style-name="ConditionalStyle_195" calcext:value="formula-is(#REF!=&quot;PENDENTE&quot;)" calcext:base-cell-address="Planilha1.B437"/>
          </calcext:conditional-format>
          <calcext:conditional-format calcext:target-range-address="Planilha1.B432:Planilha1.B436 Planilha1.B438:Planilha1.B441 Planilha1.B482:Planilha1.B489 Planilha1.B491:Planilha1.B492 Planilha1.B971:Planilha1.B1072 Planilha1.C469:Planilha1.C469">
            <calcext:condition calcext:apply-style-name="ConditionalStyle_194" calcext:value="formula-is(#REF!=&quot;PENDENTE&quot;)" calcext:base-cell-address="Planilha1.B432"/>
            <calcext:condition calcext:apply-style-name="ConditionalStyle_193" calcext:value="formula-is(#REF!=&quot;PENDENTE&quot;)" calcext:base-cell-address="Planilha1.B432"/>
            <calcext:condition calcext:apply-style-name="ConditionalStyle_192" calcext:value="formula-is(#REF!=&quot;PENDENTE&quot;)" calcext:base-cell-address="Planilha1.B432"/>
          </calcext:conditional-format>
          <calcext:conditional-format calcext:target-range-address="Planilha1.B338:Planilha1.B370 Planilha1.C334:Planilha1.C363 Planilha1.B387:Planilha1.B401 Planilha1.B523:Planilha1.C537 Planilha1.B539:Planilha1.C548 Planilha1.B549:Planilha1.B549 Planilha1.B550:Planilha1.C562 Planilha1.C569:Planilha1.C573 Planilha1.C971:Planilha1.C1072">
            <calcext:condition calcext:apply-style-name="ConditionalStyle_191" calcext:value="formula-is(#REF!=&quot;PENDENTE&quot;)" calcext:base-cell-address="Planilha1.B334"/>
          </calcext:conditional-format>
          <calcext:conditional-format calcext:target-range-address="Planilha1.C896:Planilha1.C896">
            <calcext:condition calcext:apply-style-name="ConditionalStyle_190" calcext:value="formula-is(#REF!=&quot;REPROVADO&quot;)" calcext:base-cell-address="Planilha1.C896"/>
            <calcext:condition calcext:apply-style-name="Default" calcext:value="formula-is(#REF!=&quot;PENDENTE&quot;)" calcext:base-cell-address="Planilha1.C896"/>
            <calcext:condition calcext:apply-style-name="ConditionalStyle_189" calcext:value="formula-is(#REF!=&quot;REPROVADO&quot;)" calcext:base-cell-address="Planilha1.C896"/>
            <calcext:condition calcext:apply-style-name="ConditionalStyle_188" calcext:value="formula-is(#REF!=&quot;PENDENTE&quot;)" calcext:base-cell-address="Planilha1.C896"/>
            <calcext:condition calcext:apply-style-name="ConditionalStyle_187" calcext:value="formula-is(#REF!=&quot;PENDENTE&quot;)" calcext:base-cell-address="Planilha1.C896"/>
            <calcext:condition calcext:apply-style-name="ConditionalStyle_186" calcext:value="formula-is(#REF!=&quot;PENDENTE&quot;)" calcext:base-cell-address="Planilha1.C896"/>
            <calcext:condition calcext:apply-style-name="ConditionalStyle_185" calcext:value="formula-is(#REF!=&quot;PENDENTE&quot;)" calcext:base-cell-address="Planilha1.C896"/>
          </calcext:conditional-format>
          <calcext:conditional-format calcext:target-range-address="Planilha1.C334:Planilha1.C363 Planilha1.B338:Planilha1.B370 Planilha1.B387:Planilha1.B401 Planilha1.B523:Planilha1.C537 Planilha1.B539:Planilha1.C548 Planilha1.B549:Planilha1.B549 Planilha1.B550:Planilha1.C562 Planilha1.C569:Planilha1.C573 Planilha1.C971:Planilha1.C1072">
            <calcext:condition calcext:apply-style-name="ConditionalStyle_174" calcext:value="formula-is(#REF!=&quot;PENDENTE&quot;)" calcext:base-cell-address="Planilha1.B33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alibri1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6">
      <number:text loext:blank-width-char="-"> </number:text>
      <number:text-content/>
      <number:text loext:blank-width-char="-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7P0" style:volatile="true">
      <number:day number:style="long"/>
      <number:text>/</number:text>
      <number:month number:style="long"/>
      <number:text>/</number:text>
      <number:year/>
    </number:date-style>
    <number:text-style style:name="N157">
      <number:text-content/>
      <style:map style:condition="value()&lt;=1.7976931348623157E+308" style:apply-style-name="N157P0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yperlink_20_1" style:display-name="Hyperlink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>
        <loext:char-complex-color loext:theme-type="hyperlink" loext:color-type="theme"/>
      </style:text-properties>
    </style:style>
    <style:style style:name="ConditionalStyle_5f_61" style:display-name="ConditionalStyle_61" style:family="table-cell" style:parent-style-name="Default">
      <style:table-cell-properties fo:background-color="#ffc7ce"/>
      <style:text-properties fo:color="#9c0006"/>
    </style:style>
    <style:style style:name="ConditionalStyle_5f_62" style:display-name="ConditionalStyle_62" style:family="table-cell" style:parent-style-name="Default">
      <style:table-cell-properties fo:background-color="#ffc7ce"/>
      <style:text-properties fo:color="#9c0006"/>
    </style:style>
    <style:style style:name="ConditionalStyle_5f_63" style:display-name="ConditionalStyle_63" style:family="table-cell" style:parent-style-name="Default">
      <style:table-cell-properties fo:background-color="#ffc7ce"/>
      <style:text-properties fo:color="#9c0006"/>
    </style:style>
    <style:style style:name="ConditionalStyle_5f_64" style:display-name="ConditionalStyle_64" style:family="table-cell" style:parent-style-name="Default">
      <style:table-cell-properties fo:background-color="#ffc7ce"/>
      <style:text-properties fo:color="#9c0006"/>
    </style:style>
    <style:style style:name="ConditionalStyle_5f_75" style:display-name="ConditionalStyle_75" style:family="table-cell" style:parent-style-name="Default">
      <style:text-properties fo:color="#ea4335"/>
    </style:style>
    <style:style style:name="ConditionalStyle_5f_76" style:display-name="ConditionalStyle_76" style:family="table-cell" style:parent-style-name="Default">
      <style:text-properties fo:color="#c05200"/>
    </style:style>
    <style:style style:name="ConditionalStyle_5f_77" style:display-name="ConditionalStyle_77" style:family="table-cell" style:parent-style-name="Default">
      <style:text-properties fo:color="#e16101"/>
    </style:style>
    <style:style style:name="ConditionalStyle_5f_78" style:display-name="ConditionalStyle_78" style:family="table-cell" style:parent-style-name="Default">
      <style:text-properties fo:color="#f16801"/>
    </style:style>
    <style:style style:name="ConditionalStyle_5f_95" style:display-name="ConditionalStyle_95" style:family="table-cell" style:parent-style-name="Default">
      <style:text-properties fo:color="#ea4335"/>
    </style:style>
    <style:style style:name="ConditionalStyle_5f_96" style:display-name="ConditionalStyle_96" style:family="table-cell" style:parent-style-name="Default">
      <style:text-properties fo:color="#c05200"/>
    </style:style>
    <style:style style:name="ConditionalStyle_5f_97" style:display-name="ConditionalStyle_97" style:family="table-cell" style:parent-style-name="Default">
      <style:text-properties fo:color="#e16101"/>
    </style:style>
    <style:style style:name="ConditionalStyle_5f_98" style:display-name="ConditionalStyle_98" style:family="table-cell" style:parent-style-name="Default">
      <style:text-properties fo:color="#f16801"/>
    </style:style>
    <style:style style:name="ConditionalStyle_5f_99" style:display-name="ConditionalStyle_99" style:family="table-cell" style:parent-style-name="Default">
      <style:text-properties fo:color="#ff0000"/>
    </style:style>
    <style:style style:name="ConditionalStyle_5f_3" style:display-name="ConditionalStyle_3" style:family="table-cell" style:parent-style-name="Default">
      <style:text-properties fo:color="#000000" style:font-name="Arial" fo:font-family="Arial" style:font-name-complex="Arial" style:font-family-complex="Arial"/>
    </style:style>
    <style:style style:name="ConditionalStyle_5f_100" style:display-name="ConditionalStyle_100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101" style:display-name="ConditionalStyle_101" style:family="table-cell" style:parent-style-name="Default">
      <style:text-properties fo:color="#ea4335"/>
    </style:style>
    <style:style style:name="ConditionalStyle_5f_102" style:display-name="ConditionalStyle_102" style:family="table-cell" style:parent-style-name="Default">
      <style:text-properties fo:color="#c05200"/>
    </style:style>
    <style:style style:name="ConditionalStyle_5f_103" style:display-name="ConditionalStyle_103" style:family="table-cell" style:parent-style-name="Default">
      <style:text-properties fo:color="#e16101"/>
    </style:style>
    <style:style style:name="ConditionalStyle_5f_104" style:display-name="ConditionalStyle_104" style:family="table-cell" style:parent-style-name="Default">
      <style:text-properties fo:color="#f16801"/>
    </style:style>
    <style:style style:name="ConditionalStyle_5f_105" style:display-name="ConditionalStyle_105" style:family="table-cell" style:parent-style-name="Default">
      <style:text-properties fo:color="#ea4335"/>
    </style:style>
    <style:style style:name="ConditionalStyle_5f_106" style:display-name="ConditionalStyle_106" style:family="table-cell" style:parent-style-name="Default">
      <style:text-properties fo:color="#c05200"/>
    </style:style>
    <style:style style:name="ConditionalStyle_5f_107" style:display-name="ConditionalStyle_107" style:family="table-cell" style:parent-style-name="Default">
      <style:text-properties fo:color="#e16101"/>
    </style:style>
    <style:style style:name="ConditionalStyle_5f_108" style:display-name="ConditionalStyle_108" style:family="table-cell" style:parent-style-name="Default">
      <style:text-properties fo:color="#f16801"/>
    </style:style>
    <style:style style:name="ConditionalStyle_5f_109" style:display-name="ConditionalStyle_109" style:family="table-cell" style:parent-style-name="Default">
      <style:text-properties fo:color="#ff0000"/>
    </style:style>
    <style:style style:name="ConditionalStyle_5f_110" style:display-name="ConditionalStyle_110" style:family="table-cell" style:parent-style-name="Default">
      <style:text-properties fo:color="#ea4335"/>
    </style:style>
    <style:style style:name="ConditionalStyle_5f_111" style:display-name="ConditionalStyle_111" style:family="table-cell" style:parent-style-name="Default">
      <style:text-properties fo:color="#c05200"/>
    </style:style>
    <style:style style:name="ConditionalStyle_5f_112" style:display-name="ConditionalStyle_112" style:family="table-cell" style:parent-style-name="Default">
      <style:text-properties fo:color="#e16101"/>
    </style:style>
    <style:style style:name="ConditionalStyle_5f_113" style:display-name="ConditionalStyle_113" style:family="table-cell" style:parent-style-name="Default">
      <style:text-properties fo:color="#f16801"/>
    </style:style>
    <style:style style:name="ConditionalStyle_5f_114" style:display-name="ConditionalStyle_114" style:family="table-cell" style:parent-style-name="Default">
      <style:text-properties fo:color="#ea4335"/>
    </style:style>
    <style:style style:name="ConditionalStyle_5f_115" style:display-name="ConditionalStyle_115" style:family="table-cell" style:parent-style-name="Default">
      <style:text-properties fo:color="#c05200"/>
    </style:style>
    <style:style style:name="ConditionalStyle_5f_116" style:display-name="ConditionalStyle_116" style:family="table-cell" style:parent-style-name="Default">
      <style:text-properties fo:color="#e16101"/>
    </style:style>
    <style:style style:name="ConditionalStyle_5f_117" style:display-name="ConditionalStyle_117" style:family="table-cell" style:parent-style-name="Default">
      <style:text-properties fo:color="#f16801"/>
    </style:style>
    <style:style style:name="ConditionalStyle_5f_118" style:display-name="ConditionalStyle_118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119" style:display-name="ConditionalStyle_119" style:family="table-cell" style:parent-style-name="Default">
      <style:text-properties fo:color="#ff0000"/>
    </style:style>
    <style:style style:name="ConditionalStyle_5f_120" style:display-name="ConditionalStyle_120" style:family="table-cell" style:parent-style-name="Default">
      <style:text-properties fo:color="#ea4335"/>
    </style:style>
    <style:style style:name="ConditionalStyle_5f_121" style:display-name="ConditionalStyle_121" style:family="table-cell" style:parent-style-name="Default">
      <style:text-properties fo:color="#c05200"/>
    </style:style>
    <style:style style:name="ConditionalStyle_5f_122" style:display-name="ConditionalStyle_122" style:family="table-cell" style:parent-style-name="Default">
      <style:text-properties fo:color="#e16101"/>
    </style:style>
    <style:style style:name="ConditionalStyle_5f_123" style:display-name="ConditionalStyle_123" style:family="table-cell" style:parent-style-name="Default">
      <style:text-properties fo:color="#f16801"/>
    </style:style>
    <style:style style:name="ConditionalStyle_5f_124" style:display-name="ConditionalStyle_124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125" style:display-name="ConditionalStyle_125" style:family="table-cell" style:parent-style-name="Default">
      <style:text-properties fo:color="#ea4335"/>
    </style:style>
    <style:style style:name="ConditionalStyle_5f_126" style:display-name="ConditionalStyle_126" style:family="table-cell" style:parent-style-name="Default">
      <style:text-properties fo:color="#c05200"/>
    </style:style>
    <style:style style:name="ConditionalStyle_5f_127" style:display-name="ConditionalStyle_127" style:family="table-cell" style:parent-style-name="Default">
      <style:text-properties fo:color="#e16101"/>
    </style:style>
    <style:style style:name="ConditionalStyle_5f_128" style:display-name="ConditionalStyle_128" style:family="table-cell" style:parent-style-name="Default">
      <style:text-properties fo:color="#f16801"/>
    </style:style>
    <style:style style:name="ConditionalStyle_5f_129" style:display-name="ConditionalStyle_129" style:family="table-cell" style:parent-style-name="Default">
      <style:table-cell-properties fo:background-color="#ffc7ce"/>
      <style:text-properties fo:color="#9c0006"/>
    </style:style>
    <style:style style:name="ConditionalStyle_5f_130" style:display-name="ConditionalStyle_130" style:family="table-cell" style:parent-style-name="Default">
      <style:table-cell-properties fo:background-color="#ffc7ce"/>
      <style:text-properties fo:color="#9c0006"/>
    </style:style>
    <style:style style:name="ConditionalStyle_5f_131" style:display-name="ConditionalStyle_131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132" style:display-name="ConditionalStyle_132" style:family="table-cell" style:parent-style-name="Default">
      <style:text-properties fo:color="#c05200"/>
    </style:style>
    <style:style style:name="ConditionalStyle_5f_133" style:display-name="ConditionalStyle_133" style:family="table-cell" style:parent-style-name="Default">
      <style:text-properties fo:color="#e16101"/>
    </style:style>
    <style:style style:name="ConditionalStyle_5f_134" style:display-name="ConditionalStyle_134" style:family="table-cell" style:parent-style-name="Default">
      <style:text-properties fo:color="#f16801"/>
    </style:style>
    <style:style style:name="ConditionalStyle_5f_135" style:display-name="ConditionalStyle_135" style:family="table-cell" style:parent-style-name="Default">
      <style:text-properties fo:color="#ea4335"/>
    </style:style>
    <style:style style:name="ConditionalStyle_5f_136" style:display-name="ConditionalStyle_136" style:family="table-cell" style:parent-style-name="Default">
      <style:text-properties fo:color="#ff0000"/>
    </style:style>
    <style:style style:name="ConditionalStyle_5f_137" style:display-name="ConditionalStyle_137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138" style:display-name="ConditionalStyle_138" style:family="table-cell" style:parent-style-name="Default">
      <style:text-properties fo:color="#ff0000"/>
    </style:style>
    <style:style style:name="ConditionalStyle_5f_139" style:display-name="ConditionalStyle_139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140" style:display-name="ConditionalStyle_140" style:family="table-cell" style:parent-style-name="Default">
      <style:text-properties fo:color="#ea4335"/>
    </style:style>
    <style:style style:name="ConditionalStyle_5f_141" style:display-name="ConditionalStyle_141" style:family="table-cell" style:parent-style-name="Default">
      <style:text-properties fo:color="#c05200"/>
    </style:style>
    <style:style style:name="ConditionalStyle_5f_142" style:display-name="ConditionalStyle_142" style:family="table-cell" style:parent-style-name="Default">
      <style:text-properties fo:color="#e16101"/>
    </style:style>
    <style:style style:name="ConditionalStyle_5f_143" style:display-name="ConditionalStyle_143" style:family="table-cell" style:parent-style-name="Default">
      <style:text-properties fo:color="#f16801"/>
    </style:style>
    <style:style style:name="ConditionalStyle_5f_144" style:display-name="ConditionalStyle_144" style:family="table-cell" style:parent-style-name="Default">
      <style:text-properties fo:color="#ea4335"/>
    </style:style>
    <style:style style:name="ConditionalStyle_5f_145" style:display-name="ConditionalStyle_145" style:family="table-cell" style:parent-style-name="Default">
      <style:text-properties fo:color="#c05200"/>
    </style:style>
    <style:style style:name="ConditionalStyle_5f_146" style:display-name="ConditionalStyle_146" style:family="table-cell" style:parent-style-name="Default">
      <style:text-properties fo:color="#e16101"/>
    </style:style>
    <style:style style:name="ConditionalStyle_5f_147" style:display-name="ConditionalStyle_147" style:family="table-cell" style:parent-style-name="Default">
      <style:text-properties fo:color="#f16801"/>
    </style:style>
    <style:style style:name="ConditionalStyle_5f_148" style:display-name="ConditionalStyle_148" style:family="table-cell" style:parent-style-name="Default">
      <style:text-properties fo:color="#ea4335"/>
    </style:style>
    <style:style style:name="ConditionalStyle_5f_149" style:display-name="ConditionalStyle_149" style:family="table-cell" style:parent-style-name="Default">
      <style:text-properties fo:color="#c05200"/>
    </style:style>
    <style:style style:name="ConditionalStyle_5f_150" style:display-name="ConditionalStyle_150" style:family="table-cell" style:parent-style-name="Default">
      <style:text-properties fo:color="#e16101"/>
    </style:style>
    <style:style style:name="ConditionalStyle_5f_151" style:display-name="ConditionalStyle_151" style:family="table-cell" style:parent-style-name="Default">
      <style:text-properties fo:color="#f16801"/>
    </style:style>
    <style:style style:name="ConditionalStyle_5f_152" style:display-name="ConditionalStyle_152" style:family="table-cell" style:parent-style-name="Default">
      <style:text-properties fo:color="#ff0000"/>
    </style:style>
    <style:style style:name="ConditionalStyle_5f_153" style:display-name="ConditionalStyle_153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154" style:display-name="ConditionalStyle_154" style:family="table-cell" style:parent-style-name="Default">
      <style:text-properties fo:color="#ea4335"/>
    </style:style>
    <style:style style:name="ConditionalStyle_5f_155" style:display-name="ConditionalStyle_155" style:family="table-cell" style:parent-style-name="Default">
      <style:text-properties fo:color="#c05200"/>
    </style:style>
    <style:style style:name="ConditionalStyle_5f_156" style:display-name="ConditionalStyle_156" style:family="table-cell" style:parent-style-name="Default">
      <style:text-properties fo:color="#e16101"/>
    </style:style>
    <style:style style:name="ConditionalStyle_5f_157" style:display-name="ConditionalStyle_157" style:family="table-cell" style:parent-style-name="Default">
      <style:text-properties fo:color="#f16801"/>
    </style:style>
    <style:style style:name="ConditionalStyle_5f_158" style:display-name="ConditionalStyle_158" style:family="table-cell" style:parent-style-name="Default">
      <style:text-properties fo:color="#ea4335"/>
    </style:style>
    <style:style style:name="ConditionalStyle_5f_159" style:display-name="ConditionalStyle_159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160" style:display-name="ConditionalStyle_160" style:family="table-cell" style:parent-style-name="Default">
      <style:text-properties fo:color="#ff0000"/>
    </style:style>
    <style:style style:name="ConditionalStyle_5f_161" style:display-name="ConditionalStyle_161" style:family="table-cell" style:parent-style-name="Default">
      <style:text-properties fo:color="#ea4335"/>
    </style:style>
    <style:style style:name="ConditionalStyle_5f_162" style:display-name="ConditionalStyle_162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163" style:display-name="ConditionalStyle_163" style:family="table-cell" style:parent-style-name="Default">
      <style:text-properties fo:color="#ff0000"/>
    </style:style>
    <style:style style:name="ConditionalStyle_5f_164" style:display-name="ConditionalStyle_164" style:family="table-cell" style:parent-style-name="Default">
      <style:text-properties fo:color="#c05200"/>
    </style:style>
    <style:style style:name="ConditionalStyle_5f_165" style:display-name="ConditionalStyle_165" style:family="table-cell" style:parent-style-name="Default">
      <style:text-properties fo:color="#e16101"/>
    </style:style>
    <style:style style:name="ConditionalStyle_5f_166" style:display-name="ConditionalStyle_166" style:family="table-cell" style:parent-style-name="Default">
      <style:text-properties fo:color="#f16801"/>
    </style:style>
    <style:style style:name="ConditionalStyle_5f_221" style:display-name="ConditionalStyle_221" style:family="table-cell" style:parent-style-name="Default">
      <style:text-properties fo:color="#ff0000"/>
    </style:style>
    <style:style style:name="ConditionalStyle_5f_220" style:display-name="ConditionalStyle_220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219" style:display-name="ConditionalStyle_219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18" style:display-name="ConditionalStyle_218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217" style:display-name="ConditionalStyle_217" style:family="table-cell" style:parent-style-name="Default">
      <style:text-properties fo:color="#e16101"/>
    </style:style>
    <style:style style:name="ConditionalStyle_5f_216" style:display-name="ConditionalStyle_216" style:family="table-cell" style:parent-style-name="Default">
      <style:text-properties fo:color="#f16801"/>
    </style:style>
    <style:style style:name="ConditionalStyle_5f_215" style:display-name="ConditionalStyle_215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50" style:display-name="ConditionalStyle_250" style:family="table-cell" style:parent-style-name="Default">
      <style:text-properties fo:color="#e16101"/>
    </style:style>
    <style:style style:name="ConditionalStyle_5f_249" style:display-name="ConditionalStyle_249" style:family="table-cell" style:parent-style-name="Default">
      <style:text-properties fo:color="#f16801"/>
    </style:style>
    <style:style style:name="ConditionalStyle_5f_312" style:display-name="ConditionalStyle_312" style:family="table-cell" style:parent-style-name="Default">
      <style:table-cell-properties fo:background-color="#ffc7ce"/>
      <style:text-properties fo:color="#9c0006"/>
    </style:style>
    <style:style style:name="ConditionalStyle_5f_231" style:display-name="ConditionalStyle_231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30" style:display-name="ConditionalStyle_230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229" style:display-name="ConditionalStyle_229" style:family="table-cell" style:parent-style-name="Default">
      <style:text-properties fo:color="#e16101"/>
    </style:style>
    <style:style style:name="ConditionalStyle_5f_228" style:display-name="ConditionalStyle_228" style:family="table-cell" style:parent-style-name="Default">
      <style:text-properties fo:color="#f16801"/>
    </style:style>
    <style:style style:name="ConditionalStyle_5f_308" style:display-name="ConditionalStyle_308" style:family="table-cell" style:parent-style-name="Default">
      <style:text-properties fo:color="#ff0000"/>
    </style:style>
    <style:style style:name="ConditionalStyle_5f_307" style:display-name="ConditionalStyle_307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306" style:display-name="ConditionalStyle_306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305" style:display-name="ConditionalStyle_305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304" style:display-name="ConditionalStyle_304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303" style:display-name="ConditionalStyle_303" style:family="table-cell" style:parent-style-name="Default">
      <style:text-properties fo:color="#e16101"/>
    </style:style>
    <style:style style:name="ConditionalStyle_5f_302" style:display-name="ConditionalStyle_302" style:family="table-cell" style:parent-style-name="Default">
      <style:text-properties fo:color="#f16801"/>
    </style:style>
    <style:style style:name="ConditionalStyle_5f_235" style:display-name="ConditionalStyle_235" style:family="table-cell" style:parent-style-name="Default">
      <style:text-properties fo:color="#ff0000"/>
    </style:style>
    <style:style style:name="ConditionalStyle_5f_233" style:display-name="ConditionalStyle_233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232" style:display-name="ConditionalStyle_232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34" style:display-name="ConditionalStyle_234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311" style:display-name="ConditionalStyle_311" style:family="table-cell" style:parent-style-name="Default">
      <style:text-properties fo:color="#e16101"/>
    </style:style>
    <style:style style:name="ConditionalStyle_5f_310" style:display-name="ConditionalStyle_310" style:family="table-cell" style:parent-style-name="Default">
      <style:text-properties fo:color="#f16801"/>
    </style:style>
    <style:style style:name="ConditionalStyle_5f_309" style:display-name="ConditionalStyle_309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77" style:display-name="ConditionalStyle_277" style:family="table-cell" style:parent-style-name="Default">
      <style:text-properties fo:color="#ff0000"/>
    </style:style>
    <style:style style:name="ConditionalStyle_5f_276" style:display-name="ConditionalStyle_276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275" style:display-name="ConditionalStyle_275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74" style:display-name="ConditionalStyle_274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273" style:display-name="ConditionalStyle_273" style:family="table-cell" style:parent-style-name="Default">
      <style:text-properties fo:color="#e16101"/>
    </style:style>
    <style:style style:name="ConditionalStyle_5f_272" style:display-name="ConditionalStyle_272" style:family="table-cell" style:parent-style-name="Default">
      <style:text-properties fo:color="#f16801"/>
    </style:style>
    <style:style style:name="ConditionalStyle_5f_271" style:display-name="ConditionalStyle_271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80" style:display-name="ConditionalStyle_280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279" style:display-name="ConditionalStyle_279" style:family="table-cell" style:parent-style-name="Default">
      <style:text-properties fo:color="#e16101"/>
    </style:style>
    <style:style style:name="ConditionalStyle_5f_278" style:display-name="ConditionalStyle_278" style:family="table-cell" style:parent-style-name="Default">
      <style:text-properties fo:color="#f16801"/>
    </style:style>
    <style:style style:name="ConditionalStyle_5f_270" style:display-name="ConditionalStyle_270" style:family="table-cell" style:parent-style-name="Default">
      <style:text-properties fo:color="#ff0000"/>
    </style:style>
    <style:style style:name="ConditionalStyle_5f_269" style:display-name="ConditionalStyle_269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268" style:display-name="ConditionalStyle_268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67" style:display-name="ConditionalStyle_267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266" style:display-name="ConditionalStyle_266" style:family="table-cell" style:parent-style-name="Default">
      <style:text-properties fo:color="#e16101"/>
    </style:style>
    <style:style style:name="ConditionalStyle_5f_265" style:display-name="ConditionalStyle_265" style:family="table-cell" style:parent-style-name="Default">
      <style:text-properties fo:color="#f16801"/>
    </style:style>
    <style:style style:name="ConditionalStyle_5f_264" style:display-name="ConditionalStyle_264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63" style:display-name="ConditionalStyle_263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262" style:display-name="ConditionalStyle_262" style:family="table-cell" style:parent-style-name="Default">
      <style:text-properties fo:color="#e16101"/>
    </style:style>
    <style:style style:name="ConditionalStyle_5f_261" style:display-name="ConditionalStyle_261" style:family="table-cell" style:parent-style-name="Default">
      <style:text-properties fo:color="#f16801"/>
    </style:style>
    <style:style style:name="ConditionalStyle_5f_260" style:display-name="ConditionalStyle_260" style:family="table-cell" style:parent-style-name="Default">
      <style:text-properties fo:color="#ff0000"/>
    </style:style>
    <style:style style:name="ConditionalStyle_5f_259" style:display-name="ConditionalStyle_259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258" style:display-name="ConditionalStyle_258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57" style:display-name="ConditionalStyle_257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256" style:display-name="ConditionalStyle_256" style:family="table-cell" style:parent-style-name="Default">
      <style:text-properties fo:color="#e16101"/>
    </style:style>
    <style:style style:name="ConditionalStyle_5f_255" style:display-name="ConditionalStyle_255" style:family="table-cell" style:parent-style-name="Default">
      <style:text-properties fo:color="#f16801"/>
    </style:style>
    <style:style style:name="ConditionalStyle_5f_254" style:display-name="ConditionalStyle_254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53" style:display-name="ConditionalStyle_253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252" style:display-name="ConditionalStyle_252" style:family="table-cell" style:parent-style-name="Default">
      <style:text-properties fo:color="#e16101"/>
    </style:style>
    <style:style style:name="ConditionalStyle_5f_251" style:display-name="ConditionalStyle_251" style:family="table-cell" style:parent-style-name="Default">
      <style:text-properties fo:color="#f16801"/>
    </style:style>
    <style:style style:name="ConditionalStyle_5f_301" style:display-name="ConditionalStyle_301" style:family="table-cell" style:parent-style-name="Default">
      <style:text-properties fo:color="#ff0000"/>
    </style:style>
    <style:style style:name="ConditionalStyle_5f_248" style:display-name="ConditionalStyle_248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237" style:display-name="ConditionalStyle_237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300" style:display-name="ConditionalStyle_300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27" style:display-name="ConditionalStyle_227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226" style:display-name="ConditionalStyle_226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25" style:display-name="ConditionalStyle_225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224" style:display-name="ConditionalStyle_224" style:family="table-cell" style:parent-style-name="Default">
      <style:text-properties fo:color="#e16101"/>
    </style:style>
    <style:style style:name="ConditionalStyle_5f_223" style:display-name="ConditionalStyle_223" style:family="table-cell" style:parent-style-name="Default">
      <style:text-properties fo:color="#f16801"/>
    </style:style>
    <style:style style:name="ConditionalStyle_5f_222" style:display-name="ConditionalStyle_222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90" style:display-name="ConditionalStyle_290" style:family="table-cell" style:parent-style-name="Default">
      <style:text-properties fo:color="#ff0000"/>
    </style:style>
    <style:style style:name="ConditionalStyle_5f_289" style:display-name="ConditionalStyle_289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288" style:display-name="ConditionalStyle_288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87" style:display-name="ConditionalStyle_287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286" style:display-name="ConditionalStyle_286" style:family="table-cell" style:parent-style-name="Default">
      <style:text-properties fo:color="#e16101"/>
    </style:style>
    <style:style style:name="ConditionalStyle_5f_285" style:display-name="ConditionalStyle_285" style:family="table-cell" style:parent-style-name="Default">
      <style:text-properties fo:color="#f16801"/>
    </style:style>
    <style:style style:name="ConditionalStyle_5f_284" style:display-name="ConditionalStyle_284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83" style:display-name="ConditionalStyle_283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282" style:display-name="ConditionalStyle_282" style:family="table-cell" style:parent-style-name="Default">
      <style:text-properties fo:color="#e16101"/>
    </style:style>
    <style:style style:name="ConditionalStyle_5f_281" style:display-name="ConditionalStyle_281" style:family="table-cell" style:parent-style-name="Default">
      <style:text-properties fo:color="#f16801"/>
    </style:style>
    <style:style style:name="ConditionalStyle_5f_247" style:display-name="ConditionalStyle_247" style:family="table-cell" style:parent-style-name="Default">
      <style:text-properties fo:color="#ff0000"/>
    </style:style>
    <style:style style:name="ConditionalStyle_5f_246" style:display-name="ConditionalStyle_246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245" style:display-name="ConditionalStyle_245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44" style:display-name="ConditionalStyle_244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243" style:display-name="ConditionalStyle_243" style:family="table-cell" style:parent-style-name="Default">
      <style:text-properties fo:color="#e16101"/>
    </style:style>
    <style:style style:name="ConditionalStyle_5f_242" style:display-name="ConditionalStyle_242" style:family="table-cell" style:parent-style-name="Default">
      <style:text-properties fo:color="#f16801"/>
    </style:style>
    <style:style style:name="ConditionalStyle_5f_241" style:display-name="ConditionalStyle_241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40" style:display-name="ConditionalStyle_240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239" style:display-name="ConditionalStyle_239" style:family="table-cell" style:parent-style-name="Default">
      <style:text-properties fo:color="#e16101"/>
    </style:style>
    <style:style style:name="ConditionalStyle_5f_238" style:display-name="ConditionalStyle_238" style:family="table-cell" style:parent-style-name="Default">
      <style:text-properties fo:color="#f16801"/>
    </style:style>
    <style:style style:name="ConditionalStyle_5f_236" style:display-name="ConditionalStyle_236" style:family="table-cell" style:parent-style-name="Default">
      <style:text-properties fo:color="#ff0000"/>
    </style:style>
    <style:style style:name="ConditionalStyle_5f_299" style:display-name="ConditionalStyle_299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298" style:display-name="ConditionalStyle_298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97" style:display-name="ConditionalStyle_297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296" style:display-name="ConditionalStyle_296" style:family="table-cell" style:parent-style-name="Default">
      <style:text-properties fo:color="#e16101"/>
    </style:style>
    <style:style style:name="ConditionalStyle_5f_295" style:display-name="ConditionalStyle_295" style:family="table-cell" style:parent-style-name="Default">
      <style:text-properties fo:color="#f16801"/>
    </style:style>
    <style:style style:name="ConditionalStyle_5f_294" style:display-name="ConditionalStyle_294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93" style:display-name="ConditionalStyle_293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292" style:display-name="ConditionalStyle_292" style:family="table-cell" style:parent-style-name="Default">
      <style:text-properties fo:color="#e16101"/>
    </style:style>
    <style:style style:name="ConditionalStyle_5f_291" style:display-name="ConditionalStyle_291" style:family="table-cell" style:parent-style-name="Default">
      <style:text-properties fo:color="#f16801"/>
    </style:style>
    <style:style style:name="ConditionalStyle_5f_204" style:display-name="ConditionalStyle_204" style:family="table-cell" style:parent-style-name="Default">
      <style:text-properties fo:color="#ff0000"/>
    </style:style>
    <style:style style:name="ConditionalStyle_5f_203" style:display-name="ConditionalStyle_203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202" style:display-name="ConditionalStyle_202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201" style:display-name="ConditionalStyle_201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200" style:display-name="ConditionalStyle_200" style:family="table-cell" style:parent-style-name="Default">
      <style:text-properties fo:color="#e16101"/>
    </style:style>
    <style:style style:name="ConditionalStyle_5f_199" style:display-name="ConditionalStyle_199" style:family="table-cell" style:parent-style-name="Default">
      <style:text-properties fo:color="#f16801"/>
    </style:style>
    <style:style style:name="ConditionalStyle_5f_198" style:display-name="ConditionalStyle_198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197" style:display-name="ConditionalStyle_197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196" style:display-name="ConditionalStyle_196" style:family="table-cell" style:parent-style-name="Default">
      <style:text-properties fo:color="#e16101"/>
    </style:style>
    <style:style style:name="ConditionalStyle_5f_195" style:display-name="ConditionalStyle_195" style:family="table-cell" style:parent-style-name="Default">
      <style:text-properties fo:color="#f16801"/>
    </style:style>
    <style:style style:name="ConditionalStyle_5f_194" style:display-name="ConditionalStyle_194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193" style:display-name="ConditionalStyle_193" style:family="table-cell" style:parent-style-name="Default">
      <style:text-properties fo:color="#e16101"/>
    </style:style>
    <style:style style:name="ConditionalStyle_5f_192" style:display-name="ConditionalStyle_192" style:family="table-cell" style:parent-style-name="Default">
      <style:text-properties fo:color="#f16801"/>
    </style:style>
    <style:style style:name="ConditionalStyle_5f_191" style:display-name="ConditionalStyle_191" style:family="table-cell" style:parent-style-name="Default">
      <style:text-properties fo:color="#e16101"/>
    </style:style>
    <style:style style:name="ConditionalStyle_5f_190" style:display-name="ConditionalStyle_190" style:family="table-cell" style:parent-style-name="Default">
      <style:text-properties fo:color="#ff0000"/>
    </style:style>
    <style:style style:name="ConditionalStyle_5f_189" style:display-name="ConditionalStyle_189" style:family="table-cell" style:parent-style-name="Default">
      <style:text-properties fo:color="#f60000" fo:font-style="normal" fo:font-weight="bold" style:font-style-asian="normal" style:font-weight-asian="bold" style:font-style-complex="normal" style:font-weight-complex="bold"/>
    </style:style>
    <style:style style:name="ConditionalStyle_5f_188" style:display-name="ConditionalStyle_188" style:family="table-cell" style:parent-style-name="Default">
      <style:text-properties fo:color="#ea4335">
        <loext:char-complex-color loext:theme-type="accent2" loext:color-type="theme"/>
      </style:text-properties>
    </style:style>
    <style:style style:name="ConditionalStyle_5f_187" style:display-name="ConditionalStyle_187" style:family="table-cell" style:parent-style-name="Default">
      <style:text-properties fo:color="#c05200">
        <loext:char-complex-color loext:theme-type="accent5" loext:color-type="theme">
          <loext:transformation loext:type="lummod" loext:value="7500"/>
        </loext:char-complex-color>
      </style:text-properties>
    </style:style>
    <style:style style:name="ConditionalStyle_5f_186" style:display-name="ConditionalStyle_186" style:family="table-cell" style:parent-style-name="Default">
      <style:text-properties fo:color="#e16101"/>
    </style:style>
    <style:style style:name="ConditionalStyle_5f_185" style:display-name="ConditionalStyle_185" style:family="table-cell" style:parent-style-name="Default">
      <style:text-properties fo:color="#f16801"/>
    </style:style>
    <style:style style:name="ConditionalStyle_5f_174" style:display-name="ConditionalStyle_174" style:family="table-cell" style:parent-style-name="Default">
      <style:text-properties fo:color="#f16801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/00/0000</text:date>, <text:time style:data-style-name="N2" text:time-value="21:34:31.33202488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5:15:36.229468224</meta:creation-date>
    <dc:date>2025-08-23T21:35:00.077963385</dc:date>
    <meta:editing-duration>PT8M37S</meta:editing-duration>
    <meta:editing-cycles>5</meta:editing-cycles>
    <meta:generator>LibreOffice/24.2.7.2$Linux_X86_64 LibreOffice_project/420$Build-2</meta:generator>
    <meta:document-statistic meta:table-count="1" meta:cell-count="37" meta:object-count="0"/>
  </office:meta>
</office:document-meta>
</file>